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134ab6e" officeooo:paragraph-rsid="0134ab6e"/>
    </style:style>
    <style:style style:name="P178" style:family="paragraph" style:parent-style-name="Normal" style:list-style-name="L22">
      <style:text-properties officeooo:rsid="00d2d0ee" officeooo:paragraph-rsid="00d2d0ee"/>
    </style:style>
    <style:style style:name="P179" style:family="paragraph" style:parent-style-name="Normal" style:list-style-name="L22">
      <style:text-properties officeooo:rsid="00a56287" officeooo:paragraph-rsid="00a56287"/>
    </style:style>
    <style:style style:name="P180" style:family="paragraph" style:parent-style-name="Normal">
      <style:text-properties style:text-underline-style="solid" style:text-underline-width="auto" style:text-underline-color="font-color" officeooo:rsid="007d834e" officeooo:paragraph-rsid="009e47f7"/>
    </style:style>
    <style:style style:name="P181" style:family="paragraph" style:parent-style-name="Normal">
      <style:text-properties officeooo:rsid="006f153c" officeooo:paragraph-rsid="009e47f7"/>
    </style:style>
    <style:style style:name="P182" style:family="paragraph" style:parent-style-name="Normal" style:list-style-name="L16">
      <style:text-properties officeooo:rsid="0071f599" officeooo:paragraph-rsid="009e47f7"/>
    </style:style>
    <style:style style:name="P183" style:family="paragraph" style:parent-style-name="Normal">
      <style:text-properties officeooo:rsid="009ba58d" officeooo:paragraph-rsid="009e47f7"/>
    </style:style>
    <style:style style:name="P184" style:family="paragraph" style:parent-style-name="Normal">
      <style:text-properties officeooo:rsid="00961812" officeooo:paragraph-rsid="009e47f7"/>
    </style:style>
    <style:style style:name="P185" style:family="paragraph" style:parent-style-name="Normal">
      <style:paragraph-properties fo:break-before="page"/>
      <style:text-properties officeooo:rsid="007e1fc4" officeooo:paragraph-rsid="007e1fc4"/>
    </style:style>
    <style:style style:name="P186" style:family="paragraph" style:parent-style-name="Normal">
      <style:text-properties style:text-underline-style="solid" style:text-underline-width="auto" style:text-underline-color="font-color" officeooo:rsid="0099c198" officeooo:paragraph-rsid="00f9d73f"/>
    </style:style>
    <style:style style:name="P187" style:family="paragraph" style:parent-style-name="Normal">
      <style:text-properties officeooo:rsid="0099c198" officeooo:paragraph-rsid="00f9d73f"/>
    </style:style>
    <style:style style:name="P188" style:family="paragraph" style:parent-style-name="Normal" style:list-style-name="L15">
      <style:text-properties officeooo:rsid="00f9d73f" officeooo:paragraph-rsid="00f9d73f"/>
    </style:style>
    <style:style style:name="P189" style:family="paragraph" style:parent-style-name="Normal">
      <style:text-properties officeooo:rsid="00f9d73f" officeooo:paragraph-rsid="00f9d73f"/>
    </style:style>
    <style:style style:name="P190" style:family="paragraph" style:parent-style-name="Normal">
      <style:text-properties style:text-underline-style="solid" style:text-underline-width="auto" style:text-underline-color="font-color" officeooo:rsid="00f9d73f" officeooo:paragraph-rsid="00f9d73f"/>
    </style:style>
    <style:style style:name="P191" style:family="paragraph" style:parent-style-name="Normal" style:list-style-name="L25">
      <style:text-properties fo:font-weight="bold" officeooo:rsid="00f9d73f" officeooo:paragraph-rsid="00f9d73f" style:font-weight-asian="bold" style:font-weight-complex="bold"/>
    </style:style>
    <style:style style:name="P192" style:family="paragraph" style:parent-style-name="Normal" style:list-style-name="L25">
      <style:text-properties officeooo:rsid="00f9d73f" officeooo:paragraph-rsid="00f9d73f"/>
    </style:style>
    <style:style style:name="P193" style:family="paragraph" style:parent-style-name="Normal" style:list-style-name="L25">
      <style:text-properties officeooo:rsid="00f9d73f" officeooo:paragraph-rsid="00fb9e69"/>
    </style:style>
    <style:style style:name="P194" style:family="paragraph" style:parent-style-name="Normal">
      <style:text-properties style:text-underline-style="solid" style:text-underline-width="auto" style:text-underline-color="font-color" officeooo:rsid="007d834e" officeooo:paragraph-rsid="008066bb"/>
    </style:style>
    <style:style style:name="P195" style:family="paragraph" style:parent-style-name="Normal">
      <style:text-properties officeooo:rsid="006f153c" officeooo:paragraph-rsid="008066bb"/>
    </style:style>
    <style:style style:name="P196" style:family="paragraph" style:parent-style-name="Normal" style:list-style-name="L16">
      <style:text-properties officeooo:rsid="0071f599" officeooo:paragraph-rsid="008066bb"/>
    </style:style>
    <style:style style:name="P197" style:family="paragraph" style:parent-style-name="Normal">
      <style:paragraph-properties fo:break-before="page"/>
      <style:text-properties officeooo:rsid="003d7ab4" officeooo:paragraph-rsid="00755ef7"/>
    </style:style>
    <style:style style:name="P198" style:family="paragraph" style:parent-style-name="Normal">
      <style:text-properties officeooo:rsid="008066bb" officeooo:paragraph-rsid="008066bb"/>
    </style:style>
    <style:style style:name="P199" style:family="paragraph" style:parent-style-name="Normal">
      <style:text-properties style:text-underline-style="solid" style:text-underline-width="auto" style:text-underline-color="font-color" officeooo:rsid="00db5f55" officeooo:paragraph-rsid="00db5f55"/>
    </style:style>
    <style:style style:name="P200" style:family="paragraph" style:parent-style-name="Normal">
      <style:text-properties officeooo:rsid="00db5f55" officeooo:paragraph-rsid="00db5f55"/>
    </style:style>
    <style:style style:name="P201" style:family="paragraph" style:parent-style-name="Normal" style:list-style-name="L26">
      <style:text-properties officeooo:rsid="00db5f55" officeooo:paragraph-rsid="00db5f55"/>
    </style:style>
    <style:style style:name="P202" style:family="paragraph" style:parent-style-name="Normal" style:list-style-name="L26">
      <style:text-properties officeooo:rsid="00e0fb0b" officeooo:paragraph-rsid="00e0fb0b"/>
    </style:style>
    <style:style style:name="P203" style:family="paragraph" style:parent-style-name="Normal">
      <style:text-properties officeooo:rsid="00e0fb0b" officeooo:paragraph-rsid="00e0fb0b"/>
    </style:style>
    <style:style style:name="P204" style:family="paragraph" style:parent-style-name="Normal">
      <style:text-properties style:text-underline-style="solid" style:text-underline-width="auto" style:text-underline-color="font-color" officeooo:rsid="0099c198" officeooo:paragraph-rsid="01010af0"/>
    </style:style>
    <style:style style:name="P205" style:family="paragraph" style:parent-style-name="Normal">
      <style:text-properties officeooo:rsid="0099c198" officeooo:paragraph-rsid="01010af0"/>
    </style:style>
    <style:style style:name="P206" style:family="paragraph" style:parent-style-name="Normal" style:list-style-name="L15">
      <style:text-properties officeooo:rsid="00f9d73f" officeooo:paragraph-rsid="01010af0"/>
    </style:style>
    <style:style style:name="P207" style:family="paragraph" style:parent-style-name="Normal" style:list-style-name="L15">
      <style:text-properties officeooo:rsid="01010af0" officeooo:paragraph-rsid="01010af0"/>
    </style:style>
    <style:style style:name="P208" style:family="paragraph" style:parent-style-name="Normal">
      <style:text-properties officeooo:rsid="00f9d73f" officeooo:paragraph-rsid="01010af0"/>
    </style:style>
    <style:style style:name="P209" style:family="paragraph" style:parent-style-name="Normal">
      <style:text-properties style:text-underline-style="solid" style:text-underline-width="auto" style:text-underline-color="font-color" officeooo:rsid="00f9d73f" officeooo:paragraph-rsid="01010af0"/>
    </style:style>
    <style:style style:name="P210" style:family="paragraph" style:parent-style-name="Normal">
      <style:text-properties officeooo:rsid="00f9d73f" officeooo:paragraph-rsid="00fc85e4"/>
    </style:style>
    <style:style style:name="P211" style:family="paragraph" style:parent-style-name="Normal" style:list-style-name="L25">
      <style:text-properties officeooo:rsid="00f9d73f" officeooo:paragraph-rsid="00fc85e4"/>
    </style:style>
    <style:style style:name="P212" style:family="paragraph" style:parent-style-name="Normal">
      <style:text-properties officeooo:rsid="007e1fc4" officeooo:paragraph-rsid="00fc85e4"/>
    </style:style>
    <style:style style:name="P213" style:family="paragraph" style:parent-style-name="Normal">
      <style:text-properties officeooo:rsid="007d834e" officeooo:paragraph-rsid="008066bb"/>
    </style:style>
    <style:style style:name="P214" style:family="paragraph" style:parent-style-name="Normal">
      <style:paragraph-properties fo:break-before="page"/>
      <style:text-properties officeooo:rsid="008066bb" officeooo:paragraph-rsid="008066bb"/>
    </style:style>
    <style:style style:name="P215" style:family="paragraph" style:parent-style-name="Normal">
      <style:text-properties officeooo:rsid="0080e1bf" officeooo:paragraph-rsid="0080e1bf"/>
    </style:style>
    <style:style style:name="P216" style:family="paragraph" style:parent-style-name="Normal">
      <style:text-properties style:text-underline-style="solid" style:text-underline-width="auto" style:text-underline-color="font-color" officeooo:rsid="00db5f55" officeooo:paragraph-rsid="0102d1e4"/>
    </style:style>
    <style:style style:name="P217" style:family="paragraph" style:parent-style-name="Normal">
      <style:text-properties officeooo:rsid="00db5f55" officeooo:paragraph-rsid="0102d1e4"/>
    </style:style>
    <style:style style:name="P218" style:family="paragraph" style:parent-style-name="Normal" style:list-style-name="L26">
      <style:text-properties officeooo:rsid="00db5f55" officeooo:paragraph-rsid="0102d1e4"/>
    </style:style>
    <style:style style:name="P219" style:family="paragraph" style:parent-style-name="Normal" style:list-style-name="L26">
      <style:text-properties officeooo:rsid="00e0fb0b" officeooo:paragraph-rsid="0102d1e4"/>
    </style:style>
    <style:style style:name="P220" style:family="paragraph" style:parent-style-name="Normal">
      <style:text-properties officeooo:rsid="0080e1bf" officeooo:paragraph-rsid="0102d1e4"/>
    </style:style>
    <style:style style:name="P221" style:family="paragraph" style:parent-style-name="Normal">
      <style:text-properties style:text-underline-style="solid" style:text-underline-width="auto" style:text-underline-color="font-color" officeooo:rsid="007d834e" officeooo:paragraph-rsid="008174b9"/>
    </style:style>
    <style:style style:name="P222" style:family="paragraph" style:parent-style-name="Normal">
      <style:text-properties officeooo:rsid="006f153c" officeooo:paragraph-rsid="008174b9"/>
    </style:style>
    <style:style style:name="P223" style:family="paragraph" style:parent-style-name="Normal" style:list-style-name="L16">
      <style:text-properties officeooo:rsid="006f153c" officeooo:paragraph-rsid="008174b9"/>
    </style:style>
    <style:style style:name="P224" style:family="paragraph" style:parent-style-name="Normal" style:list-style-name="L16">
      <style:text-properties officeooo:rsid="0071f599" officeooo:paragraph-rsid="008174b9"/>
    </style:style>
    <style:style style:name="P225" style:family="paragraph" style:parent-style-name="Normal" style:list-style-name="L16">
      <style:text-properties officeooo:rsid="006f6f05" officeooo:paragraph-rsid="008174b9"/>
    </style:style>
    <style:style style:name="P226" style:family="paragraph" style:parent-style-name="Normal">
      <style:paragraph-properties fo:break-before="page"/>
      <style:text-properties officeooo:rsid="006f153c" officeooo:paragraph-rsid="008174b9"/>
    </style:style>
    <style:style style:name="P227" style:family="paragraph" style:parent-style-name="Normal">
      <style:text-properties officeooo:rsid="0082ac25" officeooo:paragraph-rsid="0082ac25"/>
    </style:style>
    <style:style style:name="P228" style:family="paragraph" style:parent-style-name="Normal">
      <style:text-properties style:text-underline-style="solid" style:text-underline-width="auto" style:text-underline-color="font-color" officeooo:rsid="00d3cb57" officeooo:paragraph-rsid="00d3cb57"/>
    </style:style>
    <style:style style:name="P229" style:family="paragraph" style:parent-style-name="Normal">
      <style:text-properties officeooo:rsid="00d3cb57" officeooo:paragraph-rsid="00d3cb57"/>
    </style:style>
    <style:style style:name="P230" style:family="paragraph" style:parent-style-name="Normal" style:list-style-name="L27">
      <style:text-properties officeooo:rsid="00d3cb57" officeooo:paragraph-rsid="00d3cb57"/>
    </style:style>
    <style:style style:name="P231" style:family="paragraph" style:parent-style-name="Normal" style:list-style-name="L27">
      <style:text-properties officeooo:rsid="01063703" officeooo:paragraph-rsid="01063703"/>
    </style:style>
    <style:style style:name="P232" style:family="paragraph" style:parent-style-name="Normal">
      <style:text-properties style:text-underline-style="solid" style:text-underline-width="auto" style:text-underline-color="font-color" officeooo:rsid="00f9d73f" officeooo:paragraph-rsid="00fc5392"/>
    </style:style>
    <style:style style:name="P233" style:family="paragraph" style:parent-style-name="Normal">
      <style:text-properties officeooo:rsid="00f9d73f" officeooo:paragraph-rsid="00fc5392"/>
    </style:style>
    <style:style style:name="P234" style:family="paragraph" style:parent-style-name="Normal" style:list-style-name="L25">
      <style:text-properties officeooo:rsid="00f9d73f" officeooo:paragraph-rsid="00fc5392"/>
    </style:style>
    <style:style style:name="P235" style:family="paragraph" style:parent-style-name="Normal">
      <style:text-properties officeooo:rsid="0082ac25" officeooo:paragraph-rsid="00fc5392"/>
    </style:style>
    <style:style style:name="P236" style:family="paragraph" style:parent-style-name="Normal">
      <style:text-properties style:text-underline-style="solid" style:text-underline-width="auto" style:text-underline-color="font-color" officeooo:rsid="007d834e" officeooo:paragraph-rsid="0082ac25"/>
    </style:style>
    <style:style style:name="P237" style:family="paragraph" style:parent-style-name="Normal">
      <style:text-properties officeooo:rsid="006f153c" officeooo:paragraph-rsid="0082ac25"/>
    </style:style>
    <style:style style:name="P238" style:family="paragraph" style:parent-style-name="Normal" style:list-style-name="L16">
      <style:text-properties officeooo:rsid="0071f599" officeooo:paragraph-rsid="0082ac25"/>
    </style:style>
    <style:style style:name="P239" style:family="paragraph" style:parent-style-name="Normal">
      <style:paragraph-properties fo:break-before="page"/>
      <style:text-properties officeooo:rsid="003d7ab4" officeooo:paragraph-rsid="0082ac25"/>
    </style:style>
    <style:style style:name="P240" style:family="paragraph" style:parent-style-name="Normal">
      <style:text-properties officeooo:rsid="0083e766" officeooo:paragraph-rsid="0083e766"/>
    </style:style>
    <style:style style:name="P241" style:family="paragraph" style:parent-style-name="Normal">
      <style:text-properties style:text-underline-style="solid" style:text-underline-width="auto" style:text-underline-color="font-color" officeooo:rsid="0099c198" officeooo:paragraph-rsid="0107ca02"/>
    </style:style>
    <style:style style:name="P242" style:family="paragraph" style:parent-style-name="Normal">
      <style:text-properties officeooo:rsid="0099c198" officeooo:paragraph-rsid="0107ca02"/>
    </style:style>
    <style:style style:name="P243" style:family="paragraph" style:parent-style-name="Normal" style:list-style-name="L15">
      <style:text-properties officeooo:rsid="00f9d73f" officeooo:paragraph-rsid="0107ca02"/>
    </style:style>
    <style:style style:name="P244" style:family="paragraph" style:parent-style-name="Normal">
      <style:text-properties officeooo:rsid="00f9d73f" officeooo:paragraph-rsid="0107ca02"/>
    </style:style>
    <style:style style:name="P245" style:family="paragraph" style:parent-style-name="Normal">
      <style:text-properties style:text-underline-style="solid" style:text-underline-width="auto" style:text-underline-color="font-color" officeooo:rsid="007d834e" officeooo:paragraph-rsid="0107ca02"/>
    </style:style>
    <style:style style:name="P246" style:family="paragraph" style:parent-style-name="Normal">
      <style:text-properties officeooo:rsid="006f153c" officeooo:paragraph-rsid="0083e766"/>
    </style:style>
    <style:style style:name="P247" style:family="paragraph" style:parent-style-name="Normal" style:list-style-name="L16">
      <style:text-properties officeooo:rsid="0071f599" officeooo:paragraph-rsid="0083e766"/>
    </style:style>
    <style:style style:name="P248" style:family="paragraph" style:parent-style-name="Normal">
      <style:paragraph-properties fo:break-before="page"/>
      <style:text-properties officeooo:rsid="003d7ab4" officeooo:paragraph-rsid="0083e766"/>
    </style:style>
    <style:style style:name="P249" style:family="paragraph" style:parent-style-name="Normal">
      <style:text-properties officeooo:rsid="0084067d" officeooo:paragraph-rsid="0084067d"/>
    </style:style>
    <style:style style:name="P250" style:family="paragraph" style:parent-style-name="Normal">
      <style:text-properties style:text-underline-style="solid" style:text-underline-width="auto" style:text-underline-color="font-color" officeooo:rsid="0099c198" officeooo:paragraph-rsid="00a4ec3c"/>
    </style:style>
    <style:style style:name="P251" style:family="paragraph" style:parent-style-name="Normal">
      <style:text-properties officeooo:rsid="0099c198" officeooo:paragraph-rsid="00a4ec3c"/>
    </style:style>
    <style:style style:name="P252" style:family="paragraph" style:parent-style-name="Normal" style:list-style-name="L22">
      <style:text-properties fo:font-weight="normal" officeooo:rsid="00a403da" officeooo:paragraph-rsid="00a4ec3c" style:font-weight-asian="normal" style:font-weight-complex="normal"/>
    </style:style>
    <style:style style:name="P253" style:family="paragraph" style:parent-style-name="Normal">
      <style:text-properties style:text-underline-style="solid" style:text-underline-width="auto" style:text-underline-color="font-color" officeooo:rsid="00a4ec3c" officeooo:paragraph-rsid="00a4ec3c"/>
    </style:style>
    <style:style style:name="P254" style:family="paragraph" style:parent-style-name="Normal">
      <style:text-properties style:text-underline-style="solid" style:text-underline-width="auto" style:text-underline-color="font-color" officeooo:rsid="007d834e" officeooo:paragraph-rsid="0084067d"/>
    </style:style>
    <style:style style:name="P255" style:family="paragraph" style:parent-style-name="Normal">
      <style:text-properties officeooo:rsid="006f153c" officeooo:paragraph-rsid="0084067d"/>
    </style:style>
    <style:style style:name="P256" style:family="paragraph" style:parent-style-name="Normal" style:list-style-name="L16">
      <style:text-properties officeooo:rsid="0071f599" officeooo:paragraph-rsid="0084067d"/>
    </style:style>
    <style:style style:name="P257" style:family="paragraph" style:parent-style-name="Normal">
      <style:paragraph-properties fo:break-before="page"/>
      <style:text-properties officeooo:rsid="003d7ab4" officeooo:paragraph-rsid="0084067d"/>
    </style:style>
    <style:style style:name="P258" style:family="paragraph" style:parent-style-name="Normal" style:list-style-name="L16">
      <style:text-properties officeooo:rsid="006f153c" officeooo:paragraph-rsid="0084067d"/>
    </style:style>
    <style:style style:name="P259" style:family="paragraph" style:parent-style-name="Normal" style:list-style-name="L16">
      <style:text-properties officeooo:rsid="006f6f05" officeooo:paragraph-rsid="0084067d"/>
    </style:style>
    <style:style style:name="P260" style:family="paragraph" style:parent-style-name="Normal">
      <style:text-properties officeooo:rsid="00849ec6" officeooo:paragraph-rsid="00849ec6"/>
    </style:style>
    <style:style style:name="P261" style:family="paragraph" style:parent-style-name="Normal">
      <style:text-properties style:text-underline-style="solid" style:text-underline-width="auto" style:text-underline-color="font-color" officeooo:rsid="00d3cb57" officeooo:paragraph-rsid="011867ff"/>
    </style:style>
    <style:style style:name="P262" style:family="paragraph" style:parent-style-name="Normal">
      <style:text-properties officeooo:rsid="00d3cb57" officeooo:paragraph-rsid="011867ff"/>
    </style:style>
    <style:style style:name="P263" style:family="paragraph" style:parent-style-name="Normal" style:list-style-name="L27">
      <style:text-properties officeooo:rsid="00d3cb57" officeooo:paragraph-rsid="011867ff"/>
    </style:style>
    <style:style style:name="P264" style:family="paragraph" style:parent-style-name="Normal" style:list-style-name="L27">
      <style:text-properties officeooo:rsid="01063703" officeooo:paragraph-rsid="011867ff"/>
    </style:style>
    <style:style style:name="P265" style:family="paragraph" style:parent-style-name="Normal">
      <style:text-properties officeooo:rsid="011867ff" officeooo:paragraph-rsid="011867ff"/>
    </style:style>
    <style:style style:name="P266" style:family="paragraph" style:parent-style-name="Normal">
      <style:paragraph-properties fo:margin-left="0.5in" fo:text-indent="0in" style:auto-text-indent="false"/>
      <style:text-properties officeooo:rsid="011867ff" officeooo:paragraph-rsid="011867ff"/>
    </style:style>
    <style:style style:name="P267" style:family="paragraph" style:parent-style-name="Normal">
      <style:text-properties officeooo:rsid="0082ac25" officeooo:paragraph-rsid="011867ff"/>
    </style:style>
    <style:style style:name="P268" style:family="paragraph" style:parent-style-name="Normal">
      <style:paragraph-properties fo:margin-left="0.5in" fo:text-indent="0in" style:auto-text-indent="false"/>
      <style:text-properties officeooo:rsid="01191595" officeooo:paragraph-rsid="01191595"/>
    </style:style>
    <style:style style:name="P269" style:family="paragraph" style:parent-style-name="Normal">
      <style:paragraph-properties fo:margin-left="0in" fo:text-indent="0in" style:auto-text-indent="false"/>
      <style:text-properties officeooo:rsid="01191595" officeooo:paragraph-rsid="01191595"/>
    </style:style>
    <style:style style:name="P270" style:family="paragraph" style:parent-style-name="Normal">
      <style:text-properties style:text-underline-style="solid" style:text-underline-width="auto" style:text-underline-color="font-color" officeooo:rsid="0099c198" officeooo:paragraph-rsid="010ba87d"/>
    </style:style>
    <style:style style:name="P271" style:family="paragraph" style:parent-style-name="Normal">
      <style:text-properties officeooo:rsid="0099c198" officeooo:paragraph-rsid="010ba87d"/>
    </style:style>
    <style:style style:name="P272" style:family="paragraph" style:parent-style-name="Normal" style:list-style-name="L22">
      <style:text-properties fo:font-weight="normal" officeooo:rsid="00a403da" officeooo:paragraph-rsid="010ba87d" style:font-weight-asian="normal" style:font-weight-complex="normal"/>
    </style:style>
    <style:style style:name="P273" style:family="paragraph" style:parent-style-name="Normal">
      <style:text-properties style:text-underline-style="solid" style:text-underline-width="auto" style:text-underline-color="font-color" officeooo:rsid="00a4ec3c" officeooo:paragraph-rsid="010ba87d"/>
    </style:style>
    <style:style style:name="P274" style:family="paragraph" style:parent-style-name="Normal">
      <style:text-properties style:text-underline-style="solid" style:text-underline-width="auto" style:text-underline-color="font-color" officeooo:rsid="007d834e" officeooo:paragraph-rsid="00849ec6"/>
    </style:style>
    <style:style style:name="P275" style:family="paragraph" style:parent-style-name="Normal">
      <style:text-properties officeooo:rsid="006f153c" officeooo:paragraph-rsid="00849ec6"/>
    </style:style>
    <style:style style:name="P276" style:family="paragraph" style:parent-style-name="Normal" style:list-style-name="L16">
      <style:text-properties officeooo:rsid="006f153c" officeooo:paragraph-rsid="00849ec6"/>
    </style:style>
    <style:style style:name="P277" style:family="paragraph" style:parent-style-name="Normal" style:list-style-name="L16">
      <style:text-properties officeooo:rsid="0071f599" officeooo:paragraph-rsid="00849ec6"/>
    </style:style>
    <style:style style:name="P278" style:family="paragraph" style:parent-style-name="Normal" style:list-style-name="L16">
      <style:text-properties officeooo:rsid="006f6f05" officeooo:paragraph-rsid="00849ec6"/>
    </style:style>
    <style:style style:name="P279" style:family="paragraph" style:parent-style-name="Normal">
      <style:paragraph-properties fo:break-before="page"/>
      <style:text-properties officeooo:rsid="003d7ab4" officeooo:paragraph-rsid="00849ec6"/>
    </style:style>
    <style:style style:name="P280" style:family="paragraph" style:parent-style-name="Normal">
      <style:text-properties officeooo:rsid="00858b02" officeooo:paragraph-rsid="00858b02"/>
    </style:style>
    <style:style style:name="P281" style:family="paragraph" style:parent-style-name="Normal">
      <style:text-properties style:text-underline-style="solid" style:text-underline-width="auto" style:text-underline-color="font-color" officeooo:rsid="007d834e" officeooo:paragraph-rsid="00858b02"/>
    </style:style>
    <style:style style:name="P282" style:family="paragraph" style:parent-style-name="Normal">
      <style:text-properties officeooo:rsid="006f153c" officeooo:paragraph-rsid="00858b02"/>
    </style:style>
    <style:style style:name="P283" style:family="paragraph" style:parent-style-name="Normal" style:list-style-name="L16">
      <style:text-properties officeooo:rsid="006f153c" officeooo:paragraph-rsid="00858b02"/>
    </style:style>
    <style:style style:name="P284" style:family="paragraph" style:parent-style-name="Normal" style:list-style-name="L16">
      <style:text-properties officeooo:rsid="0071f599" officeooo:paragraph-rsid="00858b02"/>
    </style:style>
    <style:style style:name="P285" style:family="paragraph" style:parent-style-name="Normal" style:list-style-name="L16">
      <style:text-properties officeooo:rsid="006f6f05" officeooo:paragraph-rsid="00858b02"/>
    </style:style>
    <style:style style:name="P286" style:family="paragraph" style:parent-style-name="Normal">
      <style:paragraph-properties fo:break-before="page"/>
      <style:text-properties officeooo:rsid="006f153c" officeooo:paragraph-rsid="00858b02"/>
    </style:style>
    <style:style style:name="P287" style:family="paragraph" style:parent-style-name="Normal">
      <style:text-properties officeooo:rsid="0089b827" officeooo:paragraph-rsid="0089b827"/>
    </style:style>
    <style:style style:name="P288" style:family="paragraph" style:parent-style-name="Normal">
      <style:text-properties style:text-underline-style="solid" style:text-underline-width="auto" style:text-underline-color="font-color" officeooo:rsid="00b7f65f" officeooo:paragraph-rsid="00b7f65f"/>
    </style:style>
    <style:style style:name="P289" style:family="paragraph" style:parent-style-name="Normal">
      <style:text-properties officeooo:rsid="00b7f65f" officeooo:paragraph-rsid="00b7f65f"/>
    </style:style>
    <style:style style:name="P290" style:family="paragraph" style:parent-style-name="Normal" style:list-style-name="L28">
      <style:text-properties officeooo:rsid="00b7f65f" officeooo:paragraph-rsid="00b7f65f"/>
    </style:style>
    <style:style style:name="P291" style:family="paragraph" style:parent-style-name="Normal" style:list-style-name="L28">
      <style:text-properties fo:font-weight="normal" officeooo:rsid="00b7f65f" officeooo:paragraph-rsid="00b7f65f" style:font-weight-asian="normal" style:font-weight-complex="normal"/>
    </style:style>
    <style:style style:name="P292" style:family="paragraph" style:parent-style-name="Normal" style:list-style-name="L28">
      <style:text-properties fo:font-weight="normal" officeooo:rsid="00ba58e5" officeooo:paragraph-rsid="00ba58e5" style:font-weight-asian="normal" style:font-weight-complex="normal"/>
    </style:style>
    <style:style style:name="P293" style:family="paragraph" style:parent-style-name="Normal">
      <style:text-properties style:text-underline-style="solid" style:text-underline-width="auto" style:text-underline-color="font-color" officeooo:rsid="0099c198" officeooo:paragraph-rsid="00b7f65f"/>
    </style:style>
    <style:style style:name="P294" style:family="paragraph" style:parent-style-name="Normal">
      <style:text-properties officeooo:rsid="0099c198" officeooo:paragraph-rsid="00b7f65f"/>
    </style:style>
    <style:style style:name="P295" style:family="paragraph" style:parent-style-name="Normal" style:list-style-name="L22">
      <style:text-properties fo:font-weight="bold" officeooo:rsid="009ba710" officeooo:paragraph-rsid="00b7f65f" style:font-weight-asian="bold" style:font-weight-complex="bold"/>
    </style:style>
    <style:style style:name="P296" style:family="paragraph" style:parent-style-name="Normal">
      <style:text-properties officeooo:rsid="00961812" officeooo:paragraph-rsid="00b7f65f"/>
    </style:style>
    <style:style style:name="P297" style:family="paragraph" style:parent-style-name="Normal">
      <style:text-properties style:text-underline-style="solid" style:text-underline-width="auto" style:text-underline-color="font-color" officeooo:rsid="007d834e" officeooo:paragraph-rsid="0089b827"/>
    </style:style>
    <style:style style:name="P298" style:family="paragraph" style:parent-style-name="Normal">
      <style:text-properties officeooo:rsid="006f153c" officeooo:paragraph-rsid="0089b827"/>
    </style:style>
    <style:style style:name="P299" style:family="paragraph" style:parent-style-name="Normal">
      <style:paragraph-properties fo:break-before="page"/>
      <style:text-properties officeooo:rsid="0089b827" officeooo:paragraph-rsid="0089b827"/>
    </style:style>
    <style:style style:name="P300" style:family="paragraph" style:parent-style-name="Normal">
      <style:text-properties officeooo:rsid="00901980" officeooo:paragraph-rsid="00901980"/>
    </style:style>
    <style:style style:name="P301" style:family="paragraph" style:parent-style-name="Normal" style:list-style-name="L16">
      <style:text-properties officeooo:rsid="006f153c" officeooo:paragraph-rsid="0089b827"/>
    </style:style>
    <style:style style:name="P302" style:family="paragraph" style:parent-style-name="Normal" style:list-style-name="L16">
      <style:text-properties officeooo:rsid="0071f599" officeooo:paragraph-rsid="0089b827"/>
    </style:style>
    <style:style style:name="P303" style:family="paragraph" style:parent-style-name="Normal">
      <style:text-properties officeooo:rsid="0071f599" officeooo:paragraph-rsid="0089b827"/>
    </style:style>
    <style:style style:name="P304" style:family="paragraph" style:parent-style-name="Normal">
      <style:text-properties officeooo:rsid="008b1ab8" officeooo:paragraph-rsid="008b1ab8"/>
    </style:style>
    <style:style style:name="P305" style:family="paragraph" style:parent-style-name="Normal">
      <style:text-properties style:text-underline-style="solid" style:text-underline-width="auto" style:text-underline-color="font-color" officeooo:rsid="007d834e" officeooo:paragraph-rsid="008b1ab8"/>
    </style:style>
    <style:style style:name="P306" style:family="paragraph" style:parent-style-name="Normal">
      <style:text-properties officeooo:rsid="006f153c" officeooo:paragraph-rsid="008b1ab8"/>
    </style:style>
    <style:style style:name="P307" style:family="paragraph" style:parent-style-name="Normal" style:list-style-name="L16">
      <style:text-properties officeooo:rsid="006f153c" officeooo:paragraph-rsid="008b1ab8"/>
    </style:style>
    <style:style style:name="P308" style:family="paragraph" style:parent-style-name="Normal" style:list-style-name="L16">
      <style:text-properties officeooo:rsid="0071f599" officeooo:paragraph-rsid="008b1ab8"/>
    </style:style>
    <style:style style:name="P309" style:family="paragraph" style:parent-style-name="Normal">
      <style:text-properties officeooo:rsid="0071f599" officeooo:paragraph-rsid="008b1ab8"/>
    </style:style>
    <style:style style:name="P310" style:family="paragraph" style:parent-style-name="Normal">
      <style:paragraph-properties fo:break-before="page"/>
      <style:text-properties officeooo:rsid="008b1ab8" officeooo:paragraph-rsid="008b1ab8"/>
    </style:style>
    <style:style style:name="P311" style:family="paragraph" style:parent-style-name="Normal">
      <style:text-properties style:text-underline-style="solid" style:text-underline-width="auto" style:text-underline-color="font-color" officeooo:rsid="00d8e308" officeooo:paragraph-rsid="011e687f"/>
    </style:style>
    <style:style style:name="P312" style:family="paragraph" style:parent-style-name="Normal">
      <style:text-properties officeooo:rsid="00d8e308" officeooo:paragraph-rsid="011e687f"/>
    </style:style>
    <style:style style:name="P313" style:family="paragraph" style:parent-style-name="Normal" style:list-style-name="L14">
      <style:text-properties officeooo:rsid="00da3d29" officeooo:paragraph-rsid="011e687f"/>
    </style:style>
    <style:style style:name="P314" style:family="paragraph" style:parent-style-name="Normal">
      <style:text-properties officeooo:rsid="008b1ab8" officeooo:paragraph-rsid="011e687f"/>
    </style:style>
    <style:style style:name="P315" style:family="paragraph" style:parent-style-name="Normal">
      <style:text-properties style:text-underline-style="solid" style:text-underline-width="auto" style:text-underline-color="font-color" officeooo:rsid="0099c198" officeooo:paragraph-rsid="011e687f"/>
    </style:style>
    <style:style style:name="P316" style:family="paragraph" style:parent-style-name="Normal">
      <style:text-properties officeooo:rsid="0099c198" officeooo:paragraph-rsid="011e687f"/>
    </style:style>
    <style:style style:name="P317" style:family="paragraph" style:parent-style-name="Normal" style:list-style-name="L22">
      <style:text-properties fo:font-weight="bold" officeooo:rsid="011e687f" officeooo:paragraph-rsid="011e687f" style:font-weight-asian="bold" style:font-weight-complex="bold"/>
    </style:style>
    <style:style style:name="P318" style:family="paragraph" style:parent-style-name="Normal" style:list-style-name="L22">
      <style:text-properties fo:font-weight="bold" officeooo:rsid="009ba710" officeooo:paragraph-rsid="011e687f" style:font-weight-asian="bold" style:font-weight-complex="bold"/>
    </style:style>
    <style:style style:name="P319" style:family="paragraph" style:parent-style-name="Normal" style:list-style-name="L22">
      <style:text-properties fo:font-weight="normal" officeooo:rsid="011e687f" officeooo:paragraph-rsid="011e687f" style:font-weight-asian="normal" style:font-weight-complex="normal"/>
    </style:style>
    <style:style style:name="P320" style:family="paragraph" style:parent-style-name="Normal">
      <style:text-properties style:text-underline-style="solid" style:text-underline-width="auto" style:text-underline-color="font-color" officeooo:rsid="00d8e308" officeooo:paragraph-rsid="012007f7"/>
    </style:style>
    <style:style style:name="P321" style:family="paragraph" style:parent-style-name="Normal">
      <style:text-properties officeooo:rsid="00d8e308" officeooo:paragraph-rsid="012007f7"/>
    </style:style>
    <style:style style:name="P322" style:family="paragraph" style:parent-style-name="Normal" style:list-style-name="L14">
      <style:text-properties officeooo:rsid="00da3d29" officeooo:paragraph-rsid="012007f7"/>
    </style:style>
    <style:style style:name="P323" style:family="paragraph" style:parent-style-name="Normal">
      <style:text-properties officeooo:rsid="008b1ab8" officeooo:paragraph-rsid="012007f7"/>
    </style:style>
    <style:style style:name="P324" style:family="paragraph" style:parent-style-name="Normal">
      <style:text-properties style:text-underline-style="solid" style:text-underline-width="auto" style:text-underline-color="font-color" officeooo:rsid="0099c198" officeooo:paragraph-rsid="012007f7"/>
    </style:style>
    <style:style style:name="P325" style:family="paragraph" style:parent-style-name="Normal">
      <style:text-properties officeooo:rsid="0099c198" officeooo:paragraph-rsid="012007f7"/>
    </style:style>
    <style:style style:name="P326" style:family="paragraph" style:parent-style-name="Normal" style:list-style-name="L29">
      <style:text-properties fo:font-weight="bold" officeooo:rsid="012007f7" officeooo:paragraph-rsid="012007f7" style:font-weight-asian="bold" style:font-weight-complex="bold"/>
    </style:style>
    <style:style style:name="P327" style:family="paragraph" style:parent-style-name="Normal" style:list-style-name="L29">
      <style:text-properties fo:font-weight="bold" officeooo:rsid="011e687f" officeooo:paragraph-rsid="012007f7" style:font-weight-asian="bold" style:font-weight-complex="bold"/>
    </style:style>
    <style:style style:name="P328" style:family="paragraph" style:parent-style-name="Normal">
      <style:text-properties style:text-underline-style="solid" style:text-underline-width="auto" style:text-underline-color="font-color" officeooo:rsid="007c2914" officeooo:paragraph-rsid="008b1ab8"/>
    </style:style>
    <style:style style:name="P329" style:family="paragraph" style:parent-style-name="Normal" style:list-style-name="L18">
      <style:text-properties officeooo:rsid="007d834e" officeooo:paragraph-rsid="008b1ab8"/>
    </style:style>
    <style:style style:name="P330" style:family="paragraph" style:parent-style-name="Normal">
      <style:text-properties officeooo:rsid="007c2914" officeooo:paragraph-rsid="008b1ab8"/>
    </style:style>
    <style:style style:name="P331" style:family="paragraph" style:parent-style-name="Normal">
      <style:paragraph-properties fo:break-before="page"/>
      <style:text-properties officeooo:rsid="003d7ab4" officeooo:paragraph-rsid="008b1ab8"/>
    </style:style>
    <style:style style:name="P332" style:family="paragraph" style:parent-style-name="Normal">
      <style:text-properties officeooo:rsid="008b34d3" officeooo:paragraph-rsid="008b34d3"/>
    </style:style>
    <style:style style:name="P333" style:family="paragraph" style:parent-style-name="Normal">
      <style:text-properties style:text-underline-style="solid" style:text-underline-width="auto" style:text-underline-color="font-color" officeooo:rsid="007d834e" officeooo:paragraph-rsid="008bd4f5"/>
    </style:style>
    <style:style style:name="P334" style:family="paragraph" style:parent-style-name="Normal">
      <style:text-properties officeooo:rsid="006f153c" officeooo:paragraph-rsid="008bd4f5"/>
    </style:style>
    <style:style style:name="P335" style:family="paragraph" style:parent-style-name="Normal" style:list-style-name="L16">
      <style:text-properties officeooo:rsid="0071f599" officeooo:paragraph-rsid="008bd4f5"/>
    </style:style>
    <style:style style:name="P336" style:family="paragraph" style:parent-style-name="Normal">
      <style:text-properties officeooo:rsid="0071f599" officeooo:paragraph-rsid="008bd4f5"/>
    </style:style>
    <style:style style:name="P337" style:family="paragraph" style:parent-style-name="Normal">
      <style:paragraph-properties fo:break-before="page"/>
      <style:text-properties officeooo:rsid="003d7ab4" officeooo:paragraph-rsid="008b34d3"/>
    </style:style>
    <style:style style:name="P338" style:family="paragraph" style:parent-style-name="Heading_20_3">
      <style:paragraph-properties fo:break-before="page"/>
      <style:text-properties officeooo:paragraph-rsid="01300f72"/>
    </style:style>
    <style:style style:name="P339" style:family="paragraph" style:parent-style-name="Normal">
      <style:text-properties officeooo:rsid="003d7ab4" officeooo:paragraph-rsid="01300f72"/>
    </style:style>
    <style:style style:name="P340" style:family="paragraph" style:parent-style-name="Normal">
      <style:text-properties officeooo:rsid="009fbbc3" officeooo:paragraph-rsid="01300f72"/>
    </style:style>
    <style:style style:name="P341" style:family="paragraph" style:parent-style-name="Normal">
      <style:text-properties style:text-underline-style="solid" style:text-underline-width="auto" style:text-underline-color="font-color" officeooo:rsid="0099c198" officeooo:paragraph-rsid="01300f72"/>
    </style:style>
    <style:style style:name="P342" style:family="paragraph" style:parent-style-name="Normal">
      <style:text-properties officeooo:rsid="0099c198" officeooo:paragraph-rsid="01300f72"/>
    </style:style>
    <style:style style:name="P343" style:family="paragraph" style:parent-style-name="Normal" style:list-style-name="L22">
      <style:text-properties fo:font-weight="bold" officeooo:rsid="01317711" officeooo:paragraph-rsid="01317711" style:font-weight-asian="bold" style:font-weight-complex="bold"/>
    </style:style>
    <style:style style:name="P344" style:family="paragraph" style:parent-style-name="Normal" style:list-style-name="L22">
      <style:text-properties fo:font-weight="bold" officeooo:rsid="009ba710" officeooo:paragraph-rsid="01300f72" style:font-weight-asian="bold" style:font-weight-complex="bold"/>
    </style:style>
    <style:style style:name="P345" style:family="paragraph" style:parent-style-name="Normal" style:list-style-name="L22">
      <style:text-properties fo:font-weight="normal" officeooo:rsid="01317711" officeooo:paragraph-rsid="01317711" style:font-weight-asian="normal" style:font-weight-complex="normal"/>
    </style:style>
    <style:style style:name="P346" style:family="paragraph" style:parent-style-name="Normal">
      <style:text-properties fo:font-weight="normal" officeooo:rsid="009fbbc3" officeooo:paragraph-rsid="01300f72" style:font-weight-asian="normal" style:font-weight-complex="normal"/>
    </style:style>
    <style:style style:name="P347" style:family="paragraph" style:parent-style-name="Normal">
      <style:text-properties style:text-underline-style="solid" style:text-underline-width="auto" style:text-underline-color="font-color" officeooo:rsid="0071f599" officeooo:paragraph-rsid="01300f72"/>
    </style:style>
    <style:style style:name="P348" style:family="paragraph" style:parent-style-name="Normal">
      <style:text-properties officeooo:rsid="006f153c" officeooo:paragraph-rsid="01300f72"/>
    </style:style>
    <style:style style:name="P349" style:family="paragraph" style:parent-style-name="Normal" style:list-style-name="L30">
      <style:text-properties officeooo:rsid="0071f599" officeooo:paragraph-rsid="01300f72"/>
    </style:style>
    <style:style style:name="P350" style:family="paragraph" style:parent-style-name="Normal" style:list-style-name="L30">
      <style:text-properties officeooo:rsid="009fbbc3" officeooo:paragraph-rsid="01300f72"/>
    </style:style>
    <style:style style:name="P351" style:family="paragraph" style:parent-style-name="Normal">
      <style:paragraph-properties fo:break-before="page"/>
      <style:text-properties officeooo:rsid="006f153c" officeooo:paragraph-rsid="01300f72"/>
    </style:style>
    <style:style style:name="P352" style:family="paragraph" style:parent-style-name="Heading_20_3">
      <style:text-properties officeooo:paragraph-rsid="01300f72"/>
    </style:style>
    <style:style style:name="P353" style:family="paragraph" style:parent-style-name="Normal">
      <style:text-properties officeooo:rsid="008dc8ca" officeooo:paragraph-rsid="008dc8ca"/>
    </style:style>
    <style:style style:name="P354" style:family="paragraph" style:parent-style-name="Normal">
      <style:text-properties style:text-underline-style="solid" style:text-underline-width="auto" style:text-underline-color="font-color" officeooo:rsid="00c89a92" officeooo:paragraph-rsid="00c89a92"/>
    </style:style>
    <style:style style:name="P355" style:family="paragraph" style:parent-style-name="Normal">
      <style:text-properties officeooo:rsid="00c89a92" officeooo:paragraph-rsid="00c89a92"/>
    </style:style>
    <style:style style:name="P356" style:family="paragraph" style:parent-style-name="Normal" style:list-style-name="L31">
      <style:text-properties officeooo:rsid="00ca84f6" officeooo:paragraph-rsid="00ca84f6"/>
    </style:style>
    <style:style style:name="P357" style:family="paragraph" style:parent-style-name="Normal">
      <style:text-properties officeooo:rsid="008dc8ca" officeooo:paragraph-rsid="00ca84f6"/>
    </style:style>
    <style:style style:name="P358" style:family="paragraph" style:parent-style-name="Normal">
      <style:text-properties style:text-underline-style="solid" style:text-underline-width="auto" style:text-underline-color="font-color" officeooo:rsid="0099c198" officeooo:paragraph-rsid="01209288"/>
    </style:style>
    <style:style style:name="P359" style:family="paragraph" style:parent-style-name="Normal">
      <style:text-properties officeooo:rsid="0099c198" officeooo:paragraph-rsid="01209288"/>
    </style:style>
    <style:style style:name="P360" style:family="paragraph" style:parent-style-name="Normal" style:list-style-name="L29">
      <style:text-properties fo:font-weight="bold" officeooo:rsid="012007f7" officeooo:paragraph-rsid="01209288" style:font-weight-asian="bold" style:font-weight-complex="bold"/>
    </style:style>
    <style:style style:name="P361" style:family="paragraph" style:parent-style-name="Normal" style:list-style-name="L29">
      <style:text-properties fo:font-weight="normal" officeooo:rsid="0122dbee" officeooo:paragraph-rsid="0122dbee" style:font-weight-asian="normal" style:font-weight-complex="normal"/>
    </style:style>
    <style:style style:name="P362" style:family="paragraph" style:parent-style-name="Normal">
      <style:text-properties officeooo:rsid="008dc8ca" officeooo:paragraph-rsid="01209288"/>
    </style:style>
    <style:style style:name="P363" style:family="paragraph" style:parent-style-name="Normal">
      <style:text-properties style:text-underline-style="solid" style:text-underline-width="auto" style:text-underline-color="font-color" officeooo:rsid="007d834e" officeooo:paragraph-rsid="008dc8ca"/>
    </style:style>
    <style:style style:name="P364" style:family="paragraph" style:parent-style-name="Normal">
      <style:text-properties officeooo:rsid="006f153c" officeooo:paragraph-rsid="008dc8ca"/>
    </style:style>
    <style:style style:name="P365" style:family="paragraph" style:parent-style-name="Normal" style:list-style-name="L16">
      <style:text-properties officeooo:rsid="0071f599" officeooo:paragraph-rsid="008dc8ca"/>
    </style:style>
    <style:style style:name="P366" style:family="paragraph" style:parent-style-name="Normal">
      <style:text-properties officeooo:rsid="0071f599" officeooo:paragraph-rsid="008dc8ca"/>
    </style:style>
    <style:style style:name="P367" style:family="paragraph" style:parent-style-name="Normal">
      <style:paragraph-properties fo:break-before="page"/>
      <style:text-properties officeooo:rsid="003d7ab4" officeooo:paragraph-rsid="008dc8ca"/>
    </style:style>
    <style:style style:name="P368" style:family="paragraph" style:parent-style-name="Normal">
      <style:text-properties officeooo:rsid="008e5eae" officeooo:paragraph-rsid="008e5eae"/>
    </style:style>
    <style:style style:name="P369" style:family="paragraph" style:parent-style-name="Normal">
      <style:text-properties style:text-underline-style="solid" style:text-underline-width="auto" style:text-underline-color="font-color" officeooo:rsid="007d834e" officeooo:paragraph-rsid="00901980"/>
    </style:style>
    <style:style style:name="P370" style:family="paragraph" style:parent-style-name="Normal">
      <style:text-properties officeooo:rsid="006f153c" officeooo:paragraph-rsid="00901980"/>
    </style:style>
    <style:style style:name="P371" style:family="paragraph" style:parent-style-name="Normal" style:list-style-name="L16">
      <style:text-properties officeooo:rsid="006f153c" officeooo:paragraph-rsid="00901980"/>
    </style:style>
    <style:style style:name="P372" style:family="paragraph" style:parent-style-name="Normal" style:list-style-name="L16">
      <style:text-properties officeooo:rsid="0071f599" officeooo:paragraph-rsid="00901980"/>
    </style:style>
    <style:style style:name="P373" style:family="paragraph" style:parent-style-name="Normal">
      <style:text-properties officeooo:rsid="0071f599" officeooo:paragraph-rsid="00901980"/>
    </style:style>
    <style:style style:name="P374" style:family="paragraph" style:parent-style-name="Normal">
      <style:paragraph-properties fo:break-before="page"/>
      <style:text-properties officeooo:rsid="003d7ab4" officeooo:paragraph-rsid="00901980"/>
    </style:style>
    <style:style style:name="P375" style:family="paragraph" style:parent-style-name="Normal">
      <style:text-properties officeooo:rsid="0092d47a" officeooo:paragraph-rsid="0092d47a"/>
    </style:style>
    <style:style style:name="P376" style:family="paragraph" style:parent-style-name="Normal">
      <style:text-properties officeooo:rsid="00943cbd" officeooo:paragraph-rsid="00943cbd"/>
    </style:style>
    <style:style style:name="P377" style:family="paragraph" style:parent-style-name="Normal">
      <style:text-properties officeooo:rsid="0127dbe9" officeooo:paragraph-rsid="0127dbe9"/>
    </style:style>
    <style:style style:name="P378" style:family="paragraph" style:parent-style-name="Normal">
      <style:text-properties style:text-underline-style="solid" style:text-underline-width="auto" style:text-underline-color="font-color" officeooo:rsid="00d8e308" officeooo:paragraph-rsid="0127dbe9"/>
    </style:style>
    <style:style style:name="P379" style:family="paragraph" style:parent-style-name="Normal">
      <style:text-properties officeooo:rsid="00d8e308" officeooo:paragraph-rsid="0127dbe9"/>
    </style:style>
    <style:style style:name="P380" style:family="paragraph" style:parent-style-name="Normal" style:list-style-name="L14">
      <style:text-properties officeooo:rsid="00da3d29" officeooo:paragraph-rsid="0127dbe9"/>
    </style:style>
    <style:style style:name="P381" style:family="paragraph" style:parent-style-name="Normal">
      <style:text-properties officeooo:rsid="008b1ab8" officeooo:paragraph-rsid="0127dbe9"/>
    </style:style>
    <style:style style:name="P382" style:family="paragraph" style:parent-style-name="Normal">
      <style:text-properties style:text-underline-style="solid" style:text-underline-width="auto" style:text-underline-color="font-color" officeooo:rsid="0099c198" officeooo:paragraph-rsid="0127dbe9"/>
    </style:style>
    <style:style style:name="P383" style:family="paragraph" style:parent-style-name="Normal">
      <style:text-properties officeooo:rsid="0099c198" officeooo:paragraph-rsid="0127dbe9"/>
    </style:style>
    <style:style style:name="P384" style:family="paragraph" style:parent-style-name="Normal" style:list-style-name="L32">
      <style:text-properties fo:font-weight="normal" officeooo:rsid="011e687f" officeooo:paragraph-rsid="0127dbe9" style:font-weight-asian="normal" style:font-weight-complex="normal"/>
    </style:style>
    <style:style style:name="P385" style:family="paragraph" style:parent-style-name="Normal">
      <style:text-properties officeooo:rsid="00943cbd" officeooo:paragraph-rsid="0127dbe9"/>
    </style:style>
    <style:style style:name="P386" style:family="paragraph" style:parent-style-name="Normal">
      <style:text-properties style:text-underline-style="solid" style:text-underline-width="auto" style:text-underline-color="font-color" officeooo:rsid="007d834e" officeooo:paragraph-rsid="00943cbd"/>
    </style:style>
    <style:style style:name="P387" style:family="paragraph" style:parent-style-name="Normal">
      <style:text-properties officeooo:rsid="006f153c" officeooo:paragraph-rsid="00943cbd"/>
    </style:style>
    <style:style style:name="P388" style:family="paragraph" style:parent-style-name="Normal" style:list-style-name="L16">
      <style:text-properties officeooo:rsid="006f153c" officeooo:paragraph-rsid="00943cbd"/>
    </style:style>
    <style:style style:name="P389" style:family="paragraph" style:parent-style-name="Normal" style:list-style-name="L16">
      <style:text-properties officeooo:rsid="0071f599" officeooo:paragraph-rsid="00943cbd"/>
    </style:style>
    <style:style style:name="P390" style:family="paragraph" style:parent-style-name="Normal">
      <style:text-properties officeooo:rsid="0071f599" officeooo:paragraph-rsid="00943cbd"/>
    </style:style>
    <style:style style:name="P391" style:family="paragraph" style:parent-style-name="Normal">
      <style:paragraph-properties fo:break-before="page"/>
      <style:text-properties officeooo:rsid="003d7ab4" officeooo:paragraph-rsid="00943cbd"/>
    </style:style>
    <style:style style:name="P392" style:family="paragraph" style:parent-style-name="Normal">
      <style:text-properties officeooo:rsid="00961812" officeooo:paragraph-rsid="00961812"/>
    </style:style>
    <style:style style:name="P393" style:family="paragraph" style:parent-style-name="Normal">
      <style:text-properties style:text-underline-style="solid" style:text-underline-width="auto" style:text-underline-color="font-color" officeooo:rsid="00961812" officeooo:paragraph-rsid="00961812"/>
    </style:style>
    <style:style style:name="P394" style:family="paragraph" style:parent-style-name="Normal">
      <style:text-properties officeooo:rsid="00968ca5" officeooo:paragraph-rsid="00968ca5"/>
    </style:style>
    <style:style style:name="P395" style:family="paragraph" style:parent-style-name="Normal">
      <style:text-properties officeooo:rsid="0099c198" officeooo:paragraph-rsid="0099c198"/>
    </style:style>
    <style:style style:name="P396" style:family="paragraph" style:parent-style-name="Normal">
      <style:text-properties style:text-underline-style="solid" style:text-underline-width="auto" style:text-underline-color="font-color" officeooo:rsid="0099c198" officeooo:paragraph-rsid="0099c198"/>
    </style:style>
    <style:style style:name="P397" style:family="paragraph" style:parent-style-name="Normal" style:list-style-name="L22">
      <style:text-properties officeooo:rsid="0099c198" officeooo:paragraph-rsid="0099c198"/>
    </style:style>
    <style:style style:name="P398" style:family="paragraph" style:parent-style-name="Normal">
      <style:text-properties style:text-underline-style="solid" style:text-underline-width="auto" style:text-underline-color="font-color" officeooo:rsid="007d834e" officeooo:paragraph-rsid="00961812"/>
    </style:style>
    <style:style style:name="P399" style:family="paragraph" style:parent-style-name="Normal">
      <style:text-properties officeooo:rsid="006f153c" officeooo:paragraph-rsid="00961812"/>
    </style:style>
    <style:style style:name="P400" style:family="paragraph" style:parent-style-name="Normal" style:list-style-name="L16">
      <style:text-properties officeooo:rsid="006f153c" officeooo:paragraph-rsid="00961812"/>
    </style:style>
    <style:style style:name="P401" style:family="paragraph" style:parent-style-name="Normal" style:list-style-name="L16">
      <style:text-properties officeooo:rsid="0071f599" officeooo:paragraph-rsid="00961812"/>
    </style:style>
    <style:style style:name="P402" style:family="paragraph" style:parent-style-name="Normal">
      <style:text-properties officeooo:rsid="0071f599" officeooo:paragraph-rsid="00961812"/>
    </style:style>
    <style:style style:name="P403" style:family="paragraph" style:parent-style-name="Normal">
      <style:paragraph-properties fo:break-before="page"/>
      <style:text-properties officeooo:rsid="003d7ab4" officeooo:paragraph-rsid="00961812"/>
    </style:style>
    <style:style style:name="P404" style:family="paragraph" style:parent-style-name="Normal">
      <style:text-properties officeooo:rsid="009b92d0" officeooo:paragraph-rsid="009b92d0"/>
    </style:style>
    <style:style style:name="P405" style:family="paragraph" style:parent-style-name="Normal">
      <style:text-properties style:text-underline-style="solid" style:text-underline-width="auto" style:text-underline-color="font-color" officeooo:rsid="009b92d0" officeooo:paragraph-rsid="009b92d0"/>
    </style:style>
    <style:style style:name="P406" style:family="paragraph" style:parent-style-name="Normal" style:list-style-name="L33">
      <style:text-properties officeooo:rsid="00d5dd5c" officeooo:paragraph-rsid="00d5dd5c"/>
    </style:style>
    <style:style style:name="P407" style:family="paragraph" style:parent-style-name="Normal" style:list-style-name="L33">
      <style:text-properties officeooo:rsid="00d5dd5c" officeooo:paragraph-rsid="00d7799b"/>
    </style:style>
    <style:style style:name="P408" style:family="paragraph" style:parent-style-name="Normal" style:list-style-name="L33">
      <style:text-properties officeooo:rsid="009b92d0" officeooo:paragraph-rsid="00d7799b"/>
    </style:style>
    <style:style style:name="P409" style:family="paragraph" style:parent-style-name="Normal" style:list-style-name="L33">
      <style:text-properties officeooo:rsid="00d7799b" officeooo:paragraph-rsid="00d7799b"/>
    </style:style>
    <style:style style:name="P410" style:family="paragraph" style:parent-style-name="Normal">
      <style:text-properties style:text-underline-style="solid" style:text-underline-width="auto" style:text-underline-color="font-color" officeooo:rsid="0099c198" officeooo:paragraph-rsid="009ba58d"/>
    </style:style>
    <style:style style:name="P411" style:family="paragraph" style:parent-style-name="Normal">
      <style:text-properties officeooo:rsid="0099c198" officeooo:paragraph-rsid="009ba58d"/>
    </style:style>
    <style:style style:name="P412" style:family="paragraph" style:parent-style-name="Normal" style:list-style-name="L22">
      <style:text-properties fo:font-weight="bold" officeooo:rsid="012af968" officeooo:paragraph-rsid="012af968" style:font-weight-asian="bold" style:font-weight-complex="bold"/>
    </style:style>
    <style:style style:name="P413" style:family="paragraph" style:parent-style-name="Normal" style:list-style-name="L22">
      <style:text-properties officeooo:rsid="0099c198" officeooo:paragraph-rsid="009ba58d"/>
    </style:style>
    <style:style style:name="P414" style:family="paragraph" style:parent-style-name="Normal" style:list-style-name="L22">
      <style:text-properties officeooo:rsid="009ba58d" officeooo:paragraph-rsid="009ba58d"/>
    </style:style>
    <style:style style:name="P415" style:family="paragraph" style:parent-style-name="Normal" style:list-style-name="L22">
      <style:text-properties officeooo:rsid="012af968" officeooo:paragraph-rsid="012af968"/>
    </style:style>
    <style:style style:name="P416" style:family="paragraph" style:parent-style-name="Normal">
      <style:text-properties officeooo:rsid="00961812" officeooo:paragraph-rsid="009ba58d"/>
    </style:style>
    <style:style style:name="P417" style:family="paragraph" style:parent-style-name="Normal">
      <style:text-properties style:text-underline-style="solid" style:text-underline-width="auto" style:text-underline-color="font-color" officeooo:rsid="0071f599" officeooo:paragraph-rsid="009ba58d"/>
    </style:style>
    <style:style style:name="P418" style:family="paragraph" style:parent-style-name="Normal">
      <style:text-properties officeooo:rsid="006f153c" officeooo:paragraph-rsid="009b92d0"/>
    </style:style>
    <style:style style:name="P419" style:family="paragraph" style:parent-style-name="Normal" style:list-style-name="L16">
      <style:text-properties officeooo:rsid="006f153c" officeooo:paragraph-rsid="009b92d0"/>
    </style:style>
    <style:style style:name="P420" style:family="paragraph" style:parent-style-name="Normal" style:list-style-name="L16">
      <style:text-properties officeooo:rsid="0071f599" officeooo:paragraph-rsid="009b92d0"/>
    </style:style>
    <style:style style:name="P421" style:family="paragraph" style:parent-style-name="Normal" style:list-style-name="L16">
      <style:text-properties officeooo:rsid="006f6f05" officeooo:paragraph-rsid="009b92d0"/>
    </style:style>
    <style:style style:name="P422" style:family="paragraph" style:parent-style-name="Normal">
      <style:text-properties officeooo:rsid="003d7ab4" officeooo:paragraph-rsid="009b92d0"/>
    </style:style>
    <style:style style:name="P423" style:family="paragraph" style:parent-style-name="Normal">
      <style:text-properties officeooo:rsid="009ba58d" officeooo:paragraph-rsid="009ba58d"/>
    </style:style>
    <style:style style:name="P424" style:family="paragraph" style:parent-style-name="Normal">
      <style:text-properties style:text-underline-style="solid" style:text-underline-width="auto" style:text-underline-color="font-color" officeooo:rsid="009b92d0" officeooo:paragraph-rsid="012b7bca"/>
    </style:style>
    <style:style style:name="P425" style:family="paragraph" style:parent-style-name="Normal" style:list-style-name="L33">
      <style:text-properties officeooo:rsid="00d5dd5c" officeooo:paragraph-rsid="012b7bca"/>
    </style:style>
    <style:style style:name="P426" style:family="paragraph" style:parent-style-name="Normal" style:list-style-name="L33">
      <style:text-properties officeooo:rsid="009b92d0" officeooo:paragraph-rsid="012b7bca"/>
    </style:style>
    <style:style style:name="P427" style:family="paragraph" style:parent-style-name="Normal" style:list-style-name="L33">
      <style:text-properties officeooo:rsid="00d7799b" officeooo:paragraph-rsid="012b7bca"/>
    </style:style>
    <style:style style:name="P428" style:family="paragraph" style:parent-style-name="Normal">
      <style:text-properties officeooo:rsid="009b92d0" officeooo:paragraph-rsid="012b7bca"/>
    </style:style>
    <style:style style:name="P429" style:family="paragraph" style:parent-style-name="Normal">
      <style:text-properties style:text-underline-style="solid" style:text-underline-width="auto" style:text-underline-color="font-color" officeooo:rsid="0099c198" officeooo:paragraph-rsid="009ba710"/>
    </style:style>
    <style:style style:name="P430" style:family="paragraph" style:parent-style-name="Normal">
      <style:text-properties officeooo:rsid="0099c198" officeooo:paragraph-rsid="009ba710"/>
    </style:style>
    <style:style style:name="P431" style:family="paragraph" style:parent-style-name="Normal" style:list-style-name="L22">
      <style:text-properties fo:font-weight="bold" officeooo:rsid="009ba710" officeooo:paragraph-rsid="009ba710" style:font-weight-asian="bold" style:font-weight-complex="bold"/>
    </style:style>
    <style:style style:name="P432" style:family="paragraph" style:parent-style-name="Normal" style:list-style-name="L22">
      <style:text-properties officeooo:rsid="0099c198" officeooo:paragraph-rsid="009ba710"/>
    </style:style>
    <style:style style:name="P433" style:family="paragraph" style:parent-style-name="Normal" style:list-style-name="L22">
      <style:text-properties officeooo:rsid="009ba58d" officeooo:paragraph-rsid="009ba710"/>
    </style:style>
    <style:style style:name="P434" style:family="paragraph" style:parent-style-name="Normal">
      <style:text-properties officeooo:rsid="00961812" officeooo:paragraph-rsid="009ba710"/>
    </style:style>
    <style:style style:name="P435" style:family="paragraph" style:parent-style-name="Normal">
      <style:text-properties style:text-underline-style="solid" style:text-underline-width="auto" style:text-underline-color="font-color" officeooo:rsid="0071f599" officeooo:paragraph-rsid="009ba710"/>
    </style:style>
    <style:style style:name="P436" style:family="paragraph" style:parent-style-name="Normal">
      <style:text-properties officeooo:rsid="006f153c" officeooo:paragraph-rsid="009ba710"/>
    </style:style>
    <style:style style:name="P437" style:family="paragraph" style:parent-style-name="Normal" style:list-style-name="L34">
      <style:text-properties officeooo:rsid="009ba710" officeooo:paragraph-rsid="009ba710"/>
    </style:style>
    <style:style style:name="P438" style:family="paragraph" style:parent-style-name="Normal" style:list-style-name="L34">
      <style:text-properties officeooo:rsid="0071f599" officeooo:paragraph-rsid="009ba710"/>
    </style:style>
    <style:style style:name="P439" style:family="paragraph" style:parent-style-name="Normal" style:list-style-name="L34">
      <style:text-properties officeooo:rsid="006f153c" officeooo:paragraph-rsid="009ba710"/>
    </style:style>
    <style:style style:name="P440" style:family="paragraph" style:parent-style-name="Normal" style:list-style-name="L34">
      <style:text-properties officeooo:rsid="006f6f05" officeooo:paragraph-rsid="009ba710"/>
    </style:style>
    <style:style style:name="P441" style:family="paragraph" style:parent-style-name="Normal">
      <style:paragraph-properties fo:break-before="page"/>
      <style:text-properties officeooo:rsid="003d7ab4" officeooo:paragraph-rsid="009ba710"/>
    </style:style>
    <style:style style:name="P442" style:family="paragraph" style:parent-style-name="Normal">
      <style:text-properties officeooo:rsid="009e8a5e" officeooo:paragraph-rsid="009e8a5e"/>
    </style:style>
    <style:style style:name="P443" style:family="paragraph" style:parent-style-name="Normal">
      <style:text-properties style:text-underline-style="solid" style:text-underline-width="auto" style:text-underline-color="font-color" officeooo:rsid="009b92d0" officeooo:paragraph-rsid="012eb649"/>
    </style:style>
    <style:style style:name="P444" style:family="paragraph" style:parent-style-name="Normal" style:list-style-name="L33">
      <style:text-properties officeooo:rsid="00d5dd5c" officeooo:paragraph-rsid="012eb649"/>
    </style:style>
    <style:style style:name="P445" style:family="paragraph" style:parent-style-name="Normal" style:list-style-name="L33">
      <style:text-properties officeooo:rsid="009b92d0" officeooo:paragraph-rsid="012eb649"/>
    </style:style>
    <style:style style:name="P446" style:family="paragraph" style:parent-style-name="Normal">
      <style:text-properties officeooo:rsid="009b92d0" officeooo:paragraph-rsid="012eb649"/>
    </style:style>
    <style:style style:name="P447" style:family="paragraph" style:parent-style-name="Normal">
      <style:text-properties style:text-underline-style="solid" style:text-underline-width="auto" style:text-underline-color="font-color" officeooo:rsid="0099c198" officeooo:paragraph-rsid="009eb971"/>
    </style:style>
    <style:style style:name="P448" style:family="paragraph" style:parent-style-name="Normal">
      <style:text-properties officeooo:rsid="0099c198" officeooo:paragraph-rsid="009eb971"/>
    </style:style>
    <style:style style:name="P449" style:family="paragraph" style:parent-style-name="Normal" style:list-style-name="L22">
      <style:text-properties fo:font-weight="bold" officeooo:rsid="009ba710" officeooo:paragraph-rsid="009eb971" style:font-weight-asian="bold" style:font-weight-complex="bold"/>
    </style:style>
    <style:style style:name="P450" style:family="paragraph" style:parent-style-name="Normal">
      <style:text-properties officeooo:rsid="00961812" officeooo:paragraph-rsid="009eb971"/>
    </style:style>
    <style:style style:name="P451" style:family="paragraph" style:parent-style-name="Normal">
      <style:text-properties style:text-underline-style="solid" style:text-underline-width="auto" style:text-underline-color="font-color" officeooo:rsid="0071f599" officeooo:paragraph-rsid="00af075f"/>
    </style:style>
    <style:style style:name="P452" style:family="paragraph" style:parent-style-name="Normal">
      <style:text-properties officeooo:rsid="006f153c" officeooo:paragraph-rsid="00af075f"/>
    </style:style>
    <style:style style:name="P453" style:family="paragraph" style:parent-style-name="Normal" style:list-style-name="L34">
      <style:text-properties officeooo:rsid="00af075f" officeooo:paragraph-rsid="00af075f"/>
    </style:style>
    <style:style style:name="P454" style:family="paragraph" style:parent-style-name="Normal">
      <style:text-properties officeooo:rsid="009ba710" officeooo:paragraph-rsid="00af075f"/>
    </style:style>
    <style:style style:name="P455" style:family="paragraph" style:parent-style-name="Normal">
      <style:paragraph-properties fo:break-before="page"/>
      <style:text-properties officeooo:rsid="003d7ab4" officeooo:paragraph-rsid="009eb971"/>
    </style:style>
    <style:style style:name="P456" style:family="paragraph" style:parent-style-name="Normal">
      <style:text-properties officeooo:rsid="00a196e9" officeooo:paragraph-rsid="00a196e9"/>
    </style:style>
    <style:style style:name="P457" style:family="paragraph" style:parent-style-name="Normal">
      <style:text-properties style:text-underline-style="solid" style:text-underline-width="auto" style:text-underline-color="font-color" officeooo:rsid="00c69374" officeooo:paragraph-rsid="00c69374"/>
    </style:style>
    <style:style style:name="P458" style:family="paragraph" style:parent-style-name="Normal">
      <style:text-properties officeooo:rsid="00c69374" officeooo:paragraph-rsid="00c69374"/>
    </style:style>
    <style:style style:name="P459" style:family="paragraph" style:parent-style-name="Normal" style:list-style-name="L35">
      <style:text-properties officeooo:rsid="00c69374" officeooo:paragraph-rsid="00c69374"/>
    </style:style>
    <style:style style:name="P460" style:family="paragraph" style:parent-style-name="Normal" style:list-style-name="L36">
      <style:text-properties officeooo:rsid="00c7effb" officeooo:paragraph-rsid="00c7effb"/>
    </style:style>
    <style:style style:name="P461" style:family="paragraph" style:parent-style-name="Normal">
      <style:text-properties style:text-underline-style="solid" style:text-underline-width="auto" style:text-underline-color="font-color" officeooo:rsid="0071f599" officeooo:paragraph-rsid="00a21aec"/>
    </style:style>
    <style:style style:name="P462" style:family="paragraph" style:parent-style-name="Normal">
      <style:text-properties officeooo:rsid="006f153c" officeooo:paragraph-rsid="00a21aec"/>
    </style:style>
    <style:style style:name="P463" style:family="paragraph" style:parent-style-name="Normal" style:list-style-name="L34">
      <style:text-properties officeooo:rsid="0071f599" officeooo:paragraph-rsid="00a21aec"/>
    </style:style>
    <style:style style:name="P464" style:family="paragraph" style:parent-style-name="Normal">
      <style:paragraph-properties fo:break-before="page"/>
      <style:text-properties officeooo:rsid="003d7ab4" officeooo:paragraph-rsid="00a21aec"/>
    </style:style>
    <style:style style:name="P465" style:family="paragraph" style:parent-style-name="Normal">
      <style:text-properties officeooo:rsid="00a403da" officeooo:paragraph-rsid="00a403da"/>
    </style:style>
    <style:style style:name="P466" style:family="paragraph" style:parent-style-name="Normal">
      <style:text-properties style:text-underline-style="solid" style:text-underline-width="auto" style:text-underline-color="font-color" officeooo:rsid="009b92d0" officeooo:paragraph-rsid="0131ce7c"/>
    </style:style>
    <style:style style:name="P467" style:family="paragraph" style:parent-style-name="Normal" style:list-style-name="L33">
      <style:text-properties officeooo:rsid="00d5dd5c" officeooo:paragraph-rsid="0131ce7c"/>
    </style:style>
    <style:style style:name="P468" style:family="paragraph" style:parent-style-name="Normal" style:list-style-name="L33">
      <style:text-properties officeooo:rsid="009b92d0" officeooo:paragraph-rsid="0131ce7c"/>
    </style:style>
    <style:style style:name="P469" style:family="paragraph" style:parent-style-name="Normal">
      <style:text-properties officeooo:rsid="00d7799b" officeooo:paragraph-rsid="0131ce7c"/>
    </style:style>
    <style:style style:name="P470" style:family="paragraph" style:parent-style-name="Normal">
      <style:text-properties style:text-underline-style="solid" style:text-underline-width="auto" style:text-underline-color="font-color" officeooo:rsid="0099c198" officeooo:paragraph-rsid="0131ce7c"/>
    </style:style>
    <style:style style:name="P471" style:family="paragraph" style:parent-style-name="Normal">
      <style:text-properties officeooo:rsid="0099c198" officeooo:paragraph-rsid="00a403da"/>
    </style:style>
    <style:style style:name="P472" style:family="paragraph" style:parent-style-name="Normal" style:list-style-name="L22">
      <style:text-properties fo:font-weight="bold" officeooo:rsid="00a403da" officeooo:paragraph-rsid="00a403da" style:font-weight-asian="bold" style:font-weight-complex="bold"/>
    </style:style>
    <style:style style:name="P473" style:family="paragraph" style:parent-style-name="Normal" style:list-style-name="L22">
      <style:text-properties fo:font-weight="bold" officeooo:rsid="009ba710" officeooo:paragraph-rsid="00a403da" style:font-weight-asian="bold" style:font-weight-complex="bold"/>
    </style:style>
    <style:style style:name="P474" style:family="paragraph" style:parent-style-name="Normal" style:list-style-name="L22">
      <style:text-properties fo:font-weight="normal" officeooo:rsid="00a403da" officeooo:paragraph-rsid="00a403da" style:font-weight-asian="normal" style:font-weight-complex="normal"/>
    </style:style>
    <style:style style:name="P475" style:family="paragraph" style:parent-style-name="Normal">
      <style:text-properties officeooo:rsid="003d7ab4" officeooo:paragraph-rsid="00a403da"/>
    </style:style>
    <style:style style:name="P476" style:family="paragraph" style:parent-style-name="Normal">
      <style:text-properties style:text-underline-style="solid" style:text-underline-width="auto" style:text-underline-color="font-color" officeooo:rsid="0071f599" officeooo:paragraph-rsid="00a403da"/>
    </style:style>
    <style:style style:name="P477" style:family="paragraph" style:parent-style-name="Normal">
      <style:text-properties officeooo:rsid="006f153c" officeooo:paragraph-rsid="00a403da"/>
    </style:style>
    <style:style style:name="P478" style:family="paragraph" style:parent-style-name="Normal" style:list-style-name="L16">
      <style:text-properties officeooo:rsid="006f153c" officeooo:paragraph-rsid="00a403da"/>
    </style:style>
    <style:style style:name="P479" style:family="paragraph" style:parent-style-name="Normal" style:list-style-name="L16">
      <style:text-properties officeooo:rsid="0071f599" officeooo:paragraph-rsid="00a403da"/>
    </style:style>
    <style:style style:name="P480" style:family="paragraph" style:parent-style-name="Normal" style:list-style-name="L16">
      <style:text-properties officeooo:rsid="006f6f05" officeooo:paragraph-rsid="00a403da"/>
    </style:style>
    <style:style style:name="P481" style:family="paragraph" style:parent-style-name="Normal">
      <style:text-properties officeooo:rsid="00a43545" officeooo:paragraph-rsid="00a43545"/>
    </style:style>
    <style:style style:name="P482" style:family="paragraph" style:parent-style-name="Normal">
      <style:text-properties officeooo:rsid="0082ac25" officeooo:paragraph-rsid="00a43545"/>
    </style:style>
    <style:style style:name="P483" style:family="paragraph" style:parent-style-name="Normal">
      <style:text-properties style:text-underline-style="solid" style:text-underline-width="auto" style:text-underline-color="font-color" officeooo:rsid="00d3cb57" officeooo:paragraph-rsid="01063703"/>
    </style:style>
    <style:style style:name="P484" style:family="paragraph" style:parent-style-name="Normal">
      <style:text-properties officeooo:rsid="00d3cb57" officeooo:paragraph-rsid="01063703"/>
    </style:style>
    <style:style style:name="P485" style:family="paragraph" style:parent-style-name="Normal" style:list-style-name="L27">
      <style:text-properties officeooo:rsid="00d3cb57" officeooo:paragraph-rsid="01063703"/>
    </style:style>
    <style:style style:name="P486" style:family="paragraph" style:parent-style-name="Normal">
      <style:text-properties officeooo:rsid="0082ac25" officeooo:paragraph-rsid="01063703"/>
    </style:style>
    <style:style style:name="P487" style:family="paragraph" style:parent-style-name="Normal">
      <style:text-properties style:text-underline-style="solid" style:text-underline-width="auto" style:text-underline-color="font-color" officeooo:rsid="0099c198" officeooo:paragraph-rsid="01088e83"/>
    </style:style>
    <style:style style:name="P488" style:family="paragraph" style:parent-style-name="Normal">
      <style:text-properties officeooo:rsid="0099c198" officeooo:paragraph-rsid="01088e83"/>
    </style:style>
    <style:style style:name="P489" style:family="paragraph" style:parent-style-name="Normal" style:list-style-name="L22">
      <style:text-properties fo:font-weight="normal" officeooo:rsid="00a46e8a" officeooo:paragraph-rsid="01088e83" style:font-weight-asian="normal" style:font-weight-complex="normal"/>
    </style:style>
    <style:style style:name="P490" style:family="paragraph" style:parent-style-name="Normal">
      <style:text-properties style:text-underline-style="solid" style:text-underline-width="auto" style:text-underline-color="font-color" officeooo:rsid="007d834e" officeooo:paragraph-rsid="01088e83"/>
    </style:style>
    <style:style style:name="P491" style:family="paragraph" style:parent-style-name="Normal">
      <style:text-properties style:text-underline-style="solid" style:text-underline-width="auto" style:text-underline-color="font-color" officeooo:rsid="00f9d73f" officeooo:paragraph-rsid="01063703"/>
    </style:style>
    <style:style style:name="P492" style:family="paragraph" style:parent-style-name="Normal">
      <style:text-properties style:text-underline-style="solid" style:text-underline-width="auto" style:text-underline-color="font-color" officeooo:rsid="007d834e" officeooo:paragraph-rsid="00a43545"/>
    </style:style>
    <style:style style:name="P493" style:family="paragraph" style:parent-style-name="Normal">
      <style:text-properties officeooo:rsid="006f153c" officeooo:paragraph-rsid="00a43545"/>
    </style:style>
    <style:style style:name="P494" style:family="paragraph" style:parent-style-name="Normal" style:list-style-name="L16">
      <style:text-properties officeooo:rsid="0071f599" officeooo:paragraph-rsid="00a43545"/>
    </style:style>
    <style:style style:name="P495" style:family="paragraph" style:parent-style-name="Normal">
      <style:text-properties officeooo:rsid="0083e766" officeooo:paragraph-rsid="00a43545"/>
    </style:style>
    <style:style style:name="P496" style:family="paragraph" style:parent-style-name="Normal">
      <style:text-properties style:text-underline-style="solid" style:text-underline-width="auto" style:text-underline-color="font-color" officeooo:rsid="00cc2c0b" officeooo:paragraph-rsid="00cc2c0b"/>
    </style:style>
    <style:style style:name="P497" style:family="paragraph" style:parent-style-name="Normal">
      <style:text-properties officeooo:rsid="00cc2c0b" officeooo:paragraph-rsid="00cc2c0b"/>
    </style:style>
    <style:style style:name="P498" style:family="paragraph" style:parent-style-name="Normal" style:list-style-name="L37">
      <style:text-properties officeooo:rsid="00ce1502" officeooo:paragraph-rsid="00ce1502"/>
    </style:style>
    <style:style style:name="P499" style:family="paragraph" style:parent-style-name="Normal">
      <style:text-properties officeooo:rsid="00ce1502" officeooo:paragraph-rsid="00ce1502"/>
    </style:style>
    <style:style style:name="P500" style:family="paragraph" style:parent-style-name="Normal">
      <style:text-properties style:text-underline-style="solid" style:text-underline-width="auto" style:text-underline-color="font-color" officeooo:rsid="00cecd65" officeooo:paragraph-rsid="00cecd65"/>
    </style:style>
    <style:style style:name="P501" style:family="paragraph" style:parent-style-name="Normal">
      <style:text-properties officeooo:rsid="00cecd65" officeooo:paragraph-rsid="00cecd65"/>
    </style:style>
    <style:style style:name="P502" style:family="paragraph" style:parent-style-name="Normal" style:list-style-name="L38">
      <style:text-properties officeooo:rsid="00cf79c7" officeooo:paragraph-rsid="00cf79c7"/>
    </style:style>
    <style:style style:name="P503" style:family="paragraph" style:parent-style-name="Normal" style:list-style-name="L38">
      <style:text-properties officeooo:rsid="00d11456" officeooo:paragraph-rsid="00d11456"/>
    </style:style>
    <style:style style:name="P504" style:family="paragraph" style:parent-style-name="Normal">
      <style:text-properties officeooo:rsid="00d11456" officeooo:paragraph-rsid="00d11456"/>
    </style:style>
    <style:style style:name="P505" style:family="paragraph" style:parent-style-name="Normal" style:list-style-name="L22">
      <style:text-properties fo:font-weight="normal" officeooo:rsid="00a403da" officeooo:paragraph-rsid="01088e83" style:font-weight-asian="normal" style:font-weight-complex="normal"/>
    </style:style>
    <style:style style:name="P506" style:family="paragraph" style:parent-style-name="Normal">
      <style:text-properties officeooo:rsid="0083e766" officeooo:paragraph-rsid="01088e83"/>
    </style:style>
    <style:style style:name="P507" style:family="paragraph" style:parent-style-name="Normal">
      <style:paragraph-properties fo:break-before="page"/>
      <style:text-properties officeooo:rsid="003d7ab4" officeooo:paragraph-rsid="00a43545"/>
    </style:style>
    <style:style style:name="P508" style:family="paragraph" style:parent-style-name="Normal">
      <style:text-properties officeooo:rsid="0084067d" officeooo:paragraph-rsid="00a43545"/>
    </style:style>
    <style:style style:name="P509" style:family="paragraph" style:parent-style-name="Normal">
      <style:text-properties fo:font-weight="normal" officeooo:rsid="00a403da" officeooo:paragraph-rsid="01088e83" style:font-weight-asian="normal" style:font-weight-complex="normal"/>
    </style:style>
    <style:style style:name="P510" style:family="paragraph" style:parent-style-name="Heading_20_1">
      <style:paragraph-properties fo:break-before="page"/>
      <style:text-properties officeooo:paragraph-rsid="004f261b"/>
    </style:style>
    <style:style style:name="P511" style:family="paragraph" style:parent-style-name="Normal">
      <style:text-properties officeooo:rsid="0024e4ac" officeooo:paragraph-rsid="004f261b"/>
    </style:style>
    <style:style style:name="P512" style:family="paragraph" style:parent-style-name="Heading_20_2">
      <style:text-properties officeooo:rsid="0025f8a7" officeooo:paragraph-rsid="004f261b"/>
    </style:style>
    <style:style style:name="P513" style:family="paragraph" style:parent-style-name="Normal">
      <style:text-properties officeooo:rsid="0025f8a7" officeooo:paragraph-rsid="004f261b"/>
    </style:style>
    <style:style style:name="P514" style:family="paragraph" style:parent-style-name="Normal">
      <style:text-properties officeooo:rsid="00271cbb" officeooo:paragraph-rsid="004f261b"/>
    </style:style>
    <style:style style:name="P515" style:family="paragraph" style:parent-style-name="Normal">
      <style:text-properties officeooo:rsid="002fcae7" officeooo:paragraph-rsid="004f261b"/>
    </style:style>
    <style:style style:name="P516" style:family="paragraph" style:parent-style-name="Normal">
      <style:text-properties officeooo:rsid="004f261b" officeooo:paragraph-rsid="004f261b"/>
    </style:style>
    <style:style style:name="P517" style:family="paragraph" style:parent-style-name="Heading_20_2">
      <style:text-properties officeooo:paragraph-rsid="004f261b"/>
    </style:style>
    <style:style style:name="P518" style:family="paragraph" style:parent-style-name="Normal">
      <style:text-properties officeooo:paragraph-rsid="004f261b"/>
    </style:style>
    <style:style style:name="P519" style:family="paragraph" style:parent-style-name="Heading_20_3">
      <style:text-properties officeooo:rsid="002e65db" officeooo:paragraph-rsid="004f261b"/>
    </style:style>
    <style:style style:name="P520" style:family="paragraph" style:parent-style-name="Table_20_Contents">
      <style:text-properties officeooo:rsid="0029d9a9" officeooo:paragraph-rsid="004f261b"/>
    </style:style>
    <style:style style:name="P521" style:family="paragraph" style:parent-style-name="Table_20_Contents">
      <style:text-properties officeooo:rsid="002868dd" officeooo:paragraph-rsid="004f261b"/>
    </style:style>
    <style:style style:name="P522" style:family="paragraph" style:parent-style-name="Table_20_Contents">
      <style:text-properties officeooo:rsid="002c33bc" officeooo:paragraph-rsid="004f261b"/>
    </style:style>
    <style:style style:name="P523" style:family="paragraph" style:parent-style-name="Standard">
      <style:text-properties officeooo:rsid="002868dd" officeooo:paragraph-rsid="004f261b"/>
    </style:style>
    <style:style style:name="P524" style:family="paragraph" style:parent-style-name="Normal">
      <style:text-properties officeooo:rsid="002c33bc" officeooo:paragraph-rsid="004f261b"/>
    </style:style>
    <style:style style:name="P525" style:family="paragraph" style:parent-style-name="Normal">
      <style:text-properties officeooo:rsid="002e65db" officeooo:paragraph-rsid="004f261b"/>
    </style:style>
    <style:style style:name="P526" style:family="paragraph" style:parent-style-name="Heading_20_3">
      <style:text-properties officeooo:rsid="002d396c" officeooo:paragraph-rsid="004f261b"/>
    </style:style>
    <style:style style:name="P527" style:family="paragraph" style:parent-style-name="Heading_20_3">
      <style:text-properties officeooo:paragraph-rsid="004f261b"/>
    </style:style>
    <style:style style:name="P528" style:family="paragraph" style:parent-style-name="Normal">
      <style:text-properties officeooo:rsid="002868dd" officeooo:paragraph-rsid="004f261b"/>
    </style:style>
    <style:style style:name="P529" style:family="paragraph" style:parent-style-name="Normal">
      <style:text-properties officeooo:rsid="002954a2" officeooo:paragraph-rsid="004f261b"/>
    </style:style>
    <style:style style:name="P530" style:family="paragraph" style:parent-style-name="Normal">
      <style:text-properties officeooo:rsid="0029d9a9" officeooo:paragraph-rsid="004f261b"/>
    </style:style>
    <style:style style:name="P531" style:family="paragraph" style:parent-style-name="Standard">
      <style:text-properties officeooo:rsid="0029d9a9" officeooo:paragraph-rsid="004f261b"/>
    </style:style>
    <style:style style:name="P532" style:family="paragraph" style:parent-style-name="Normal">
      <style:text-properties officeooo:rsid="002af927" officeooo:paragraph-rsid="004f261b"/>
    </style:style>
    <style:style style:name="P533" style:family="paragraph" style:parent-style-name="Normal">
      <style:text-properties officeooo:rsid="0039bf87" officeooo:paragraph-rsid="004f261b"/>
    </style:style>
    <style:style style:name="P534" style:family="paragraph" style:parent-style-name="Table_20_Contents">
      <style:text-properties officeooo:rsid="002d396c" officeooo:paragraph-rsid="004f261b"/>
    </style:style>
    <style:style style:name="P535" style:family="paragraph" style:parent-style-name="Table_20_Heading">
      <style:text-properties officeooo:rsid="00271cbb" officeooo:paragraph-rsid="004f261b"/>
    </style:style>
    <style:style style:name="P536" style:family="paragraph" style:parent-style-name="Table_20_Contents">
      <style:text-properties officeooo:paragraph-rsid="004f261b"/>
    </style:style>
    <style:style style:name="P537"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346ff2"/>
    </style:style>
    <style:style style:name="T123" style:family="text">
      <style:text-properties officeooo:rsid="011db83f"/>
    </style:style>
    <style:style style:name="T124" style:family="text">
      <style:text-properties fo:font-weight="bold" officeooo:rsid="011db83f" style:font-weight-asian="bold" style:font-weight-complex="bold"/>
    </style:style>
    <style:style style:name="T125" style:family="text">
      <style:text-properties officeooo:rsid="00f553c9"/>
    </style:style>
    <style:style style:name="T126" style:family="text">
      <style:text-properties officeooo:rsid="00f63695"/>
    </style:style>
    <style:style style:name="T127" style:family="text">
      <style:text-properties fo:font-weight="bold" officeooo:rsid="00f63695" style:font-weight-asian="bold" style:font-weight-complex="bold"/>
    </style:style>
    <style:style style:name="T128" style:family="text">
      <style:text-properties officeooo:rsid="009ba58d"/>
    </style:style>
    <style:style style:name="T129" style:family="text">
      <style:text-properties fo:font-style="italic" officeooo:rsid="009e47f7" style:font-style-asian="italic" style:font-style-complex="italic"/>
    </style:style>
    <style:style style:name="T130" style:family="text">
      <style:text-properties fo:font-weight="bold" officeooo:rsid="00d2d0ee" style:font-weight-asian="bold" style:font-weight-complex="bold"/>
    </style:style>
    <style:style style:name="T131" style:family="text">
      <style:text-properties officeooo:rsid="00d2d0ee"/>
    </style:style>
    <style:style style:name="T132" style:family="text">
      <style:text-properties officeooo:rsid="00fb9e69"/>
    </style:style>
    <style:style style:name="T133" style:family="text">
      <style:text-properties fo:font-weight="bold" officeooo:rsid="01010af0" style:font-weight-asian="bold" style:font-weight-complex="bold"/>
    </style:style>
    <style:style style:name="T134" style:family="text">
      <style:text-properties officeooo:rsid="01010af0"/>
    </style:style>
    <style:style style:name="T135" style:family="text">
      <style:text-properties officeooo:rsid="00fe29b0"/>
    </style:style>
    <style:style style:name="T136" style:family="text">
      <style:text-properties style:text-underline-style="solid" style:text-underline-width="auto" style:text-underline-color="font-color"/>
    </style:style>
    <style:style style:name="T137" style:family="text">
      <style:text-properties officeooo:rsid="0102d1e4"/>
    </style:style>
    <style:style style:name="T138" style:family="text">
      <style:text-properties fo:font-weight="bold" officeooo:rsid="0102d1e4" style:font-weight-asian="bold" style:font-weight-complex="bold"/>
    </style:style>
    <style:style style:name="T139" style:family="text">
      <style:text-properties officeooo:rsid="0082ac25"/>
    </style:style>
    <style:style style:name="T140" style:family="text">
      <style:text-properties officeooo:rsid="00e393b7"/>
    </style:style>
    <style:style style:name="T141" style:family="text">
      <style:text-properties fo:font-weight="bold" officeooo:rsid="0107ca02" style:font-weight-asian="bold" style:font-weight-complex="bold"/>
    </style:style>
    <style:style style:name="T142" style:family="text">
      <style:text-properties officeooo:rsid="0107ca02"/>
    </style:style>
    <style:style style:name="T143" style:family="text">
      <style:text-properties officeooo:rsid="011867ff"/>
    </style:style>
    <style:style style:name="T144" style:family="text">
      <style:text-properties fo:font-weight="bold" officeooo:rsid="011867ff" style:font-weight-asian="bold" style:font-weight-complex="bold"/>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officeooo:rsid="01191595"/>
    </style:style>
    <style:style style:name="T148" style:family="text">
      <style:text-properties fo:font-weight="bold" officeooo:rsid="010ba87d" style:font-weight-asian="bold" style:font-weight-complex="bold"/>
    </style:style>
    <style:style style:name="T149" style:family="text">
      <style:text-properties officeooo:rsid="010ba87d"/>
    </style:style>
    <style:style style:name="T150" style:family="text">
      <style:text-properties officeooo:rsid="00b7f65f"/>
    </style:style>
    <style:style style:name="T151" style:family="text">
      <style:text-properties officeooo:rsid="00b8c56f"/>
    </style:style>
    <style:style style:name="T152" style:family="text">
      <style:text-properties fo:font-weight="bold" officeooo:rsid="00b8c56f" style:font-weight-asian="bold" style:font-weight-complex="bold"/>
    </style:style>
    <style:style style:name="T153" style:family="text">
      <style:text-properties officeooo:rsid="009eb971"/>
    </style:style>
    <style:style style:name="T154" style:family="text">
      <style:text-properties fo:font-weight="normal" officeooo:rsid="009eb971" style:font-weight-asian="normal" style:font-weight-complex="normal"/>
    </style:style>
    <style:style style:name="T155" style:family="text">
      <style:text-properties officeooo:rsid="0089b827"/>
    </style:style>
    <style:style style:name="T156" style:family="text">
      <style:text-properties officeooo:rsid="011e687f"/>
    </style:style>
    <style:style style:name="T157" style:family="text">
      <style:text-properties fo:font-weight="bold" officeooo:rsid="011e687f" style:font-weight-asian="bold" style:font-weight-complex="bold"/>
    </style:style>
    <style:style style:name="T158" style:family="text">
      <style:text-properties fo:font-weight="normal" officeooo:rsid="011e687f" style:font-weight-asian="normal" style:font-weight-complex="normal"/>
    </style:style>
    <style:style style:name="T159" style:family="text">
      <style:text-properties officeooo:rsid="012007f7"/>
    </style:style>
    <style:style style:name="T160" style:family="text">
      <style:text-properties fo:font-weight="bold" officeooo:rsid="012007f7" style:font-weight-asian="bold" style:font-weight-complex="bold"/>
    </style:style>
    <style:style style:name="T161" style:family="text">
      <style:text-properties fo:font-weight="normal" officeooo:rsid="012007f7" style:font-weight-asian="normal" style:font-weight-complex="normal"/>
    </style:style>
    <style:style style:name="T162" style:family="text">
      <style:text-properties officeooo:rsid="008bd4f5"/>
    </style:style>
    <style:style style:name="T163" style:family="text">
      <style:text-properties officeooo:rsid="01300f72"/>
    </style:style>
    <style:style style:name="T164" style:family="text">
      <style:text-properties officeooo:rsid="009fbbc3"/>
    </style:style>
    <style:style style:name="T165" style:family="text">
      <style:text-properties fo:font-weight="normal" officeooo:rsid="009fbbc3" style:font-weight-asian="normal" style:font-weight-complex="normal"/>
    </style:style>
    <style:style style:name="T166" style:family="text">
      <style:text-properties fo:font-weight="normal" officeooo:rsid="01317711" style:font-weight-asian="normal" style:font-weight-complex="normal"/>
    </style:style>
    <style:style style:name="T167" style:family="text">
      <style:text-properties officeooo:rsid="0124c7df"/>
    </style:style>
    <style:style style:name="T168" style:family="text">
      <style:text-properties officeooo:rsid="01209288"/>
    </style:style>
    <style:style style:name="T169" style:family="text">
      <style:text-properties fo:font-weight="normal" officeooo:rsid="01209288" style:font-weight-asian="normal" style:font-weight-complex="normal"/>
    </style:style>
    <style:style style:name="T170" style:family="text">
      <style:text-properties fo:font-weight="normal" officeooo:rsid="0124c7df" style:font-weight-asian="normal" style:font-weight-complex="normal"/>
    </style:style>
    <style:style style:name="T171" style:family="text">
      <style:text-properties fo:font-weight="normal" officeooo:rsid="0121a144" style:font-weight-asian="normal" style:font-weight-complex="normal"/>
    </style:style>
    <style:style style:name="T172" style:family="text">
      <style:text-properties officeooo:rsid="00901980"/>
    </style:style>
    <style:style style:name="T173" style:family="text">
      <style:text-properties officeooo:rsid="0127dbe9"/>
    </style:style>
    <style:style style:name="T174" style:family="text">
      <style:text-properties fo:font-weight="bold" officeooo:rsid="0127dbe9" style:font-weight-asian="bold" style:font-weight-complex="bold"/>
    </style:style>
    <style:style style:name="T175" style:family="text">
      <style:text-properties officeooo:rsid="0128130a"/>
    </style:style>
    <style:style style:name="T176" style:family="text">
      <style:text-properties officeooo:rsid="0098257b"/>
    </style:style>
    <style:style style:name="T177" style:family="text">
      <style:text-properties officeooo:rsid="0099c198"/>
    </style:style>
    <style:style style:name="T178" style:family="text">
      <style:text-properties officeooo:rsid="0129a051"/>
    </style:style>
    <style:style style:name="T179" style:family="text">
      <style:text-properties fo:font-weight="normal" officeooo:rsid="00d7799b" style:font-weight-asian="normal" style:font-weight-complex="normal"/>
    </style:style>
    <style:style style:name="T180" style:family="text">
      <style:text-properties officeooo:rsid="00d7799b"/>
    </style:style>
    <style:style style:name="T181" style:family="text">
      <style:text-properties officeooo:rsid="012af968"/>
    </style:style>
    <style:style style:name="T182" style:family="text">
      <style:text-properties fo:font-weight="bold" officeooo:rsid="009ba58d" style:font-weight-asian="bold" style:font-weight-complex="bold"/>
    </style:style>
    <style:style style:name="T183" style:family="text">
      <style:text-properties officeooo:rsid="00ac07f6"/>
    </style:style>
    <style:style style:name="T184" style:family="text">
      <style:text-properties officeooo:rsid="012b7bca"/>
    </style:style>
    <style:style style:name="T185" style:family="text">
      <style:text-properties fo:font-weight="bold" officeooo:rsid="012b7bca" style:font-weight-asian="bold" style:font-weight-complex="bold"/>
    </style:style>
    <style:style style:name="T186" style:family="text">
      <style:text-properties officeooo:rsid="012cc846"/>
    </style:style>
    <style:style style:name="T187" style:family="text">
      <style:text-properties fo:font-weight="bold" officeooo:rsid="012cc846" style:font-weight-asian="bold" style:font-weight-complex="bold"/>
    </style:style>
    <style:style style:name="T188" style:family="text">
      <style:text-properties officeooo:rsid="009ba710"/>
    </style:style>
    <style:style style:name="T189" style:family="text">
      <style:text-properties officeooo:rsid="012eb649"/>
    </style:style>
    <style:style style:name="T190" style:family="text">
      <style:text-properties fo:font-weight="bold" officeooo:rsid="012eb649" style:font-weight-asian="bold" style:font-weight-complex="bold"/>
    </style:style>
    <style:style style:name="T191" style:family="text">
      <style:text-properties fo:font-weight="normal" officeooo:rsid="012eb649" style:font-weight-asian="normal" style:font-weight-complex="normal"/>
    </style:style>
    <style:style style:name="T192" style:family="text">
      <style:text-properties officeooo:rsid="00a21aec"/>
    </style:style>
    <style:style style:name="T193" style:family="text">
      <style:text-properties officeooo:rsid="0131ce7c"/>
    </style:style>
    <style:style style:name="T194" style:family="text">
      <style:text-properties fo:font-weight="bold" officeooo:rsid="0131ce7c" style:font-weight-asian="bold" style:font-weight-complex="bold"/>
    </style:style>
    <style:style style:name="T195" style:family="text">
      <style:text-properties officeooo:rsid="01331c17"/>
    </style:style>
    <style:style style:name="T196" style:family="text">
      <style:text-properties fo:font-weight="normal" officeooo:rsid="00a46e8a" style:font-weight-asian="normal" style:font-weight-complex="normal"/>
    </style:style>
    <style:style style:name="T197" style:family="text">
      <style:text-properties officeooo:rsid="00a403da"/>
    </style:style>
    <style:style style:name="T198" style:family="text">
      <style:text-properties fo:font-weight="normal" officeooo:rsid="00a403da" style:font-weight-asian="normal" style:font-weight-complex="normal"/>
    </style:style>
    <style:style style:name="T199" style:family="text">
      <style:text-properties officeooo:rsid="00a43545"/>
    </style:style>
    <style:style style:name="T200" style:family="text">
      <style:text-properties officeooo:rsid="01063703"/>
    </style:style>
    <style:style style:name="T201" style:family="text">
      <style:text-properties fo:font-weight="bold" officeooo:rsid="01063703" style:font-weight-asian="bold" style:font-weight-complex="bold"/>
    </style:style>
    <style:style style:name="T202" style:family="text">
      <style:text-properties officeooo:rsid="00cecd65"/>
    </style:style>
    <style:style style:name="T203" style:family="text">
      <style:text-properties officeooo:rsid="00cf79c7"/>
    </style:style>
    <style:style style:name="T204" style:family="text">
      <style:text-properties officeooo:rsid="0055665f"/>
    </style:style>
    <style:style style:name="T205" style:family="text">
      <style:text-properties officeooo:rsid="004f261b"/>
    </style:style>
    <style:style style:name="T206" style:family="text">
      <style:text-properties officeooo:rsid="0025f8a7"/>
    </style:style>
    <style:style style:name="T207" style:family="text">
      <style:text-properties officeooo:rsid="00271cbb"/>
    </style:style>
    <style:style style:name="T208" style:family="text">
      <style:text-properties officeooo:rsid="0029d9a9"/>
    </style:style>
    <style:style style:name="T209" style:family="text">
      <style:text-properties officeooo:rsid="002e65db"/>
    </style:style>
    <style:style style:name="T210" style:family="text">
      <style:text-properties officeooo:rsid="0050d0aa"/>
    </style:style>
    <style:style style:name="T211" style:family="text">
      <style:text-properties officeooo:rsid="002954a2"/>
    </style:style>
    <style:style style:name="T212" style:family="text">
      <style:text-properties officeooo:rsid="0039bf87"/>
    </style:style>
    <style:style style:name="T213" style:family="text">
      <style:text-properties fo:font-weight="bold" officeooo:rsid="002af927" style:font-weight-asian="bold" style:font-weight-complex="bold"/>
    </style:style>
    <style:style style:name="T214" style:family="text">
      <style:text-properties officeooo:rsid="002af927"/>
    </style:style>
    <style:style style:name="T215" style:family="text">
      <style:text-properties officeooo:rsid="002d396c"/>
    </style:style>
    <style:style style:name="T21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3784575457"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3784575457"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724140922"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917000222"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3593298671"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163755617262955" text:continue-list="list724140922"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3009137917"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163756572385272" text:continue-list="list3593298671"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DockPanel </text:span>layout container arranges its child elements by attaching them to one of its edges, <text:span text:style-name="T121">namely T</text:span>op, <text:span text:style-name="T121">B</text:span>ottom, <text:span text:style-name="T121">L</text:span>eft, or <text:span text:style-name="T121">R</text:span>ight, <text:span text:style-name="T12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4">DockPanel</text:span> and press [Enter] to record the value.</text:p>
        </text:list-item>
        <text:list-item>
          <text:p text:style-name="P154"><text:span text:style-name="T123">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97324602"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5">can be oriented horizontally or vertically, and </text:span>dynamically arranges as many of the child objects as will fit on the current row <text:span text:style-name="T125">or column </text:span>before wrapping to the next row <text:span text:style-name="T125">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6">If you want layout to be processed in vertical order, use the </text:span><text:span text:style-name="T127">XML Editor</text:span><text:span text:style-name="T126"> dialog to set an </text:span><text:span text:style-name="T127">Orientation</text:span><text:span text:style-name="T126"> property to </text:span><text:span text:style-name="T127">Vertical</text:span><text:span text:style-name="T126">.</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163756038499818" text:continue-list="list163756572385272"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63756817617622" text:continue-list="list97324602" text:style-name="L22">
        <text:list-item>
          <text:p text:style-name="P176"><text:span text:style-name="T92">Caption</text:span>. The <text:span text:style-name="T128">text </text:span><text:span text:style-name="T91">to be displayed at the top of the form</text:span>. <text:span text:style-name="T91">This value, if supplied, overrides the caption suffix on the </text:span><text:span text:style-name="T92">Form-</text:span><text:span text:style-name="T129">{Caption}</text:span><text:span text:style-name="T91"> layer.</text:span></text:p>
        </text:list-item>
        <text:list-item>
          <text:p text:style-name="P177"><text:span text:style-name="T11">ProjectName</text:span>. Name of the target project.</text:p>
        </text:list-item>
        <text:list-item>
          <text:p text:style-name="P178"><text:span text:style-name="T11">UseBackgroundColor</text:span>. True|False. Value indicating whether to use background colors on dropped objects by default on this form.</text:p>
        </text:list-item>
        <text:list-item>
          <text:p text:style-name="P179"><text:span text:style-name="T11">UseBorder</text:span><text:span text:style-name="T130">Color</text:span>. <text:span text:style-name="T131">True|False. Value indicating whether to use border colors of drawing objects by default on this form.</text:span></text:p>
        </text:list-item>
        <text:list-item>
          <text:p text:style-name="P178"><text:span text:style-name="T11">UseBorderWidth</text:span>. True|False. Value indicating whether to use border widths of drawing objects by default on this form.</text:p>
        </text:list-item>
        <text:list-item>
          <text:p text:style-name="P178"><text:span text:style-name="T11">UseCornerRadius</text:span>. True|False. Value indicating whether to use border corner radii of drawing objects by default on this form.</text:p>
        </text:list-item>
      </text:list>
      <text:p text:style-name="P175"/>
      <text:p text:style-name="P180">Visual Attributes</text:p>
      <text:p text:style-name="P181">The following <text:span text:style-name="T112">visual </text:span>attributes are transferred <text:span text:style-name="T112">from the drawing </text:span>to the resulting <text:span text:style-name="T113">target</text:span> control.</text:p>
      <text:list xml:id="list163755881118185" text:continue-list="list163756038499818" text:style-name="L16">
        <text:list-item>
          <text:p text:style-name="P182"><text:span text:style-name="T114">Control</text:span> size (width, height).</text:p>
        </text:list-item>
      </text:list>
      <text:p text:style-name="P181"/>
      <text:p text:style-name="P183"/>
      <text:p text:style-name="P184"/>
      <text:p text:style-name="P89"/>
      <text:p text:style-name="P89"/>
      <text:p text:style-name="P89"/>
      <text:p text:style-name="P89"/>
      <text:p text:style-name="P89"><text:soft-page-break/></text:p>
      <text:p text:style-name="P89"/>
      <text:p text:style-name="P89"/>
      <text:p text:style-name="P185"/>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6">Text Attributes</text:p>
      <text:p text:style-name="P187">The following custom user attributes can be set for this control.</text:p>
      <text:list xml:id="list163756576631750" text:continue-list="list917000222" text:style-name="L15">
        <text:list-item>
          <text:p text:style-name="P188">.</text:p>
        </text:list-item>
      </text:list>
      <text:p text:style-name="P189"/>
      <text:p text:style-name="P190">Child Text Attributes</text:p>
      <text:p text:style-name="P189">Directly contained members of this layout surface can indicate column widths or row heights for the grid.</text:p>
      <text:list xml:id="list3233087175" text:style-name="L25">
        <text:list-item>
          <text:p text:style-name="P191">ColumnSpan<text:span text:style-name="T69">. Number of grid columns to be spanned by this object.</text:span></text:p>
        </text:list-item>
        <text:list-item>
          <text:p text:style-name="P19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item>
          <text:p text:style-name="P19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item>
          <text:p text:style-name="P192"><text:span text:style-name="T11">RowSpan</text:span>. Number of grid rows to be spanned by this object.</text:p>
        </text:list-item>
      </text:list>
      <text:p text:style-name="P94"/>
      <text:p text:style-name="P194">Visual Attributes</text:p>
      <text:p text:style-name="P195">The following <text:span text:style-name="T112">visual </text:span>attributes are transferred <text:span text:style-name="T112">from the drawing </text:span>to the resulting <text:span text:style-name="T113">target</text:span> control.</text:p>
      <text:list xml:id="list163757155655581" text:continue-list="list163755881118185" text:style-name="L16">
        <text:list-item>
          <text:p text:style-name="P196"><text:span text:style-name="T114">Control</text:span> location (x, y).</text:p>
        </text:list-item>
        <text:list-item>
          <text:p text:style-name="P196"><text:span text:style-name="T114">Control</text:span> size (width, height).</text:p>
        </text:list-item>
      </text:list>
      <text:p text:style-name="P195"><text:soft-page-break/></text:p>
      <text:p text:style-name="P165"/>
      <text:p text:style-name="P197"/>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8">Category: <text:span text:style-name="T11">Discrete User Control</text:span></text:p>
      <text:p text:style-name="P198"/>
      <text:p text:style-name="P198">A control that facilitates table-based and list-based editing, filtering, and sorting.</text:p>
      <text:p text:style-name="P198"/>
      <text:p text:style-name="P199">Instructions</text:p>
      <text:p text:style-name="P200">Follow these steps to use the GridView control.</text:p>
      <text:list xml:id="list759620479" text:style-name="L26">
        <text:list-item>
          <text:p text:style-name="P201">Draw a rectangle on the canvas.</text:p>
        </text:list-item>
        <text:list-item>
          <text:p text:style-name="P201">In the Object Properties dialog, set the unique <text:span text:style-name="T11">ID</text:span> of the control. Press [Enter] to record the value.</text:p>
        </text:list-item>
        <text:list-item>
          <text:p text:style-name="P201">Set the <text:span text:style-name="T11">Label</text:span> to <text:span text:style-name="T11">GridView</text:span> and press [Enter] to record the value.</text:p>
        </text:list-item>
        <text:list-item>
          <text:p text:style-name="P202">To add initial column definitions to the control, drop one or more text shapes near the inside top of the control.</text:p>
        </text:list-item>
      </text:list>
      <text:p text:style-name="P203"/>
      <text:p text:style-name="P204">Text Attributes</text:p>
      <text:p text:style-name="P205">The following custom user attributes can be set for this control.</text:p>
      <text:list xml:id="list163756778850099" text:continue-list="list163756576631750" text:style-name="L15">
        <text:list-item>
          <text:p text:style-name="P206"><text:span text:style-name="T133">AutoGenerateColumns</text:span>. <text:span text:style-name="T134">Boolean. A value indicating whether columns should be auto-generated from data. Default = False.</text:span></text:p>
        </text:list-item>
        <text:list-item>
          <text:p text:style-name="P207"><text:span text:style-name="T11">CanUserSortItems</text:span>. Boolean. A value indicating whether columns can be sorted by the user. Default = True.</text:p>
        </text:list-item>
      </text:list>
      <text:p text:style-name="P208"/>
      <text:p text:style-name="P209">Child Text Attributes</text:p>
      <text:p text:style-name="P210">Directly contained members of this layout surface can indicate column <text:span text:style-name="T135">headers and </text:span>widths for the grid.</text:p>
      <text:list xml:id="list163757243424499" text:continue-list="list3233087175" text:style-name="L25">
        <text:list-item>
          <text:p text:style-name="P21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12"/>
      <text:p text:style-name="P213"><text:soft-page-break/><text:span text:style-name="T136">Visual Attributes</text:span></text:p>
      <text:p text:style-name="P195">The following <text:span text:style-name="T112">visual </text:span>attributes are transferred <text:span text:style-name="T112">from the drawing </text:span>to the resulting <text:span text:style-name="T113">target</text:span> control.</text:p>
      <text:list xml:id="list163756668184030" text:continue-list="list163757155655581" text:style-name="L16">
        <text:list-item>
          <text:p text:style-name="P196"><text:span text:style-name="T114">Control</text:span> location (x, y).</text:p>
        </text:list-item>
        <text:list-item>
          <text:p text:style-name="P196"><text:span text:style-name="T114">Control</text:span> size (width, height).</text:p>
        </text:list-item>
      </text:list>
      <text:p text:style-name="P195"/>
      <text:p text:style-name="P198"/>
      <text:p text:style-name="P214"/>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5">Category: <text:span text:style-name="T11">Layout Surface</text:span></text:p>
      <text:p text:style-name="P215"/>
      <text:p text:style-name="P215">The GroupBox control is a container with a border decoration and a caption.</text:p>
      <text:p text:style-name="P215"/>
      <text:p text:style-name="P216">Instructions</text:p>
      <text:p text:style-name="P217">Follow these steps to <text:span text:style-name="T137">design with the GroupBox </text:span>control.</text:p>
      <text:list text:continue-list="list759620479" text:style-name="L26">
        <text:list-item>
          <text:p text:style-name="P218">Draw a rectangle on the canvas.</text:p>
        </text:list-item>
        <text:list-item>
          <text:p text:style-name="P218">In the Object Properties dialog, set the unique <text:span text:style-name="T11">ID</text:span> of the control. Press [Enter] to record the value.</text:p>
        </text:list-item>
        <text:list-item>
          <text:p text:style-name="P218">Set the <text:span text:style-name="T11">Label</text:span> to <text:span text:style-name="T138">GroupBox</text:span> and press [Enter] to record the value.</text:p>
        </text:list-item>
        <text:list-item>
          <text:p text:style-name="P219">To add <text:span text:style-name="T137">the title, place a text element near the top left corner of the control</text:span>.</text:p>
        </text:list-item>
      </text:list>
      <text:p text:style-name="P220"/>
      <text:p text:style-name="P221">Visual Attributes</text:p>
      <text:p text:style-name="P222">The following <text:span text:style-name="T112">visual </text:span>attributes are transferred <text:span text:style-name="T112">from the drawing </text:span>to the resulting <text:span text:style-name="T113">target</text:span> control.</text:p>
      <text:list xml:id="list163756375819669" text:continue-list="list163756668184030" text:style-name="L16">
        <text:list-item>
          <text:p text:style-name="P223"><text:span text:style-name="T114">Control</text:span> background color.</text:p>
        </text:list-item>
        <text:list-item>
          <text:p text:style-name="P223"><text:span text:style-name="T114">Control</text:span> border color.</text:p>
        </text:list-item>
        <text:list-item>
          <text:p text:style-name="P223"><text:span text:style-name="T114">Control</text:span> corner radius.</text:p>
        </text:list-item>
        <text:list-item>
          <text:p text:style-name="P224"><text:span text:style-name="T114">Control</text:span> location (x, y).</text:p>
        </text:list-item>
        <text:list-item>
          <text:p text:style-name="P224"><text:span text:style-name="T114">Control</text:span> size (width, height).</text:p>
        </text:list-item>
        <text:list-item>
          <text:p text:style-name="P223">Text <text:span text:style-name="T115">font </text:span>color.</text:p>
        </text:list-item>
        <text:list-item>
          <text:p text:style-name="P223">Text font name.</text:p>
        </text:list-item>
        <text:list-item>
          <text:p text:style-name="P223">Text font size.</text:p>
        </text:list-item>
        <text:list-item>
          <text:p text:style-name="P225">Text font weight.</text:p>
        </text:list-item>
      </text:list>
      <text:p text:style-name="P222"/>
      <text:p text:style-name="P222"/>
      <text:p text:style-name="P226"/>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7">Category: <text:span text:style-name="T11">Layout Surface</text:span></text:p>
      <text:p text:style-name="P227"/>
      <text:p text:style-name="P227">The HorizontalGrid control is used to fill the width of the parent by distributing it into the specified number of columns.</text:p>
      <text:p text:style-name="P227"/>
      <text:p text:style-name="P228">Instructions</text:p>
      <text:p text:style-name="P229">Follow these steps to use the HorizontalGrid control.</text:p>
      <text:list xml:id="list3858891767" text:style-name="L27">
        <text:list-item>
          <text:p text:style-name="P230">Draw a rectangle on the canvas.</text:p>
        </text:list-item>
        <text:list-item>
          <text:p text:style-name="P230">In the <text:span text:style-name="T11">Layers</text:span> dialog, set the new object's label to <text:span text:style-name="T11">HorizontalGrid</text:span>.</text:p>
        </text:list-item>
        <text:list-item>
          <text:p text:style-name="P231">Add other controls in front of the object to place them on the surface.</text:p>
        </text:list-item>
      </text:list>
      <text:p text:style-name="P227"/>
      <text:p text:style-name="P232">Child Text Attributes</text:p>
      <text:p text:style-name="P233">Directly contained members of this layout surface can indicate column widths for the grid.</text:p>
      <text:list xml:id="list163757257110185" text:continue-list="list163757243424499" text:style-name="L25">
        <text:list-item>
          <text:p text:style-name="P23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35"/>
      <text:p text:style-name="P236">Visual Attributes</text:p>
      <text:p text:style-name="P237">The following <text:span text:style-name="T112">visual </text:span>attributes are transferred <text:span text:style-name="T112">from the drawing </text:span>to the resulting <text:span text:style-name="T113">target</text:span> control.</text:p>
      <text:list xml:id="list163755782938265" text:continue-list="list163756375819669" text:style-name="L16">
        <text:list-item>
          <text:p text:style-name="P238"><text:span text:style-name="T114">Control</text:span> location (x, y).</text:p>
        </text:list-item>
        <text:list-item>
          <text:p text:style-name="P238"><text:span text:style-name="T114">Control</text:span> size (width, height).</text:p>
        </text:list-item>
      </text:list>
      <text:p text:style-name="P237"/>
      <text:p text:style-name="P237"/>
      <text:p text:style-name="P239"/>
      <text:h text:style-name="Heading_20_3" text:outline-level="3"><text:span text:style-name="T116">Intents: </text:span>HorizontalScroll<text:span text:style-name="T139">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40">Category: <text:span text:style-name="T11">Layout Surface</text:span></text:p>
      <text:p text:style-name="P165"/>
      <text:p text:style-name="P240">The HorizontalScrollPanel <text:span text:style-name="T14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40"/>
      <text:p text:style-name="P241">Text Attributes</text:p>
      <text:p text:style-name="P242">The following custom user attributes can be set for this control.</text:p>
      <text:list text:continue-list="list163756778850099" text:style-name="L15">
        <text:list-item>
          <text:p text:style-name="P243"><text:span text:style-name="T141">Spacing</text:span>. <text:span text:style-name="T142">Number</text:span><text:span text:style-name="T134">. </text:span><text:span text:style-name="T142">Number of pixels by which to space immediate members</text:span><text:span text:style-name="T134">. </text:span><text:span text:style-name="T142">Default = 10.</text:span></text:p>
        </text:list-item>
      </text:list>
      <text:p text:style-name="P244"><text:tab/></text:p>
      <text:p text:style-name="P245">Visual Attributes</text:p>
      <text:p text:style-name="P246">The following <text:span text:style-name="T112">visual </text:span>attributes are transferred <text:span text:style-name="T112">from the drawing </text:span>to the resulting <text:span text:style-name="T113">target</text:span> control.</text:p>
      <text:list xml:id="list163757022043572" text:continue-list="list163755782938265" text:style-name="L16">
        <text:list-item>
          <text:p text:style-name="P247"><text:span text:style-name="T114">Control</text:span> location (x, y).</text:p>
        </text:list-item>
        <text:list-item>
          <text:p text:style-name="P247"><text:span text:style-name="T114">Control</text:span> size (width, height).</text:p>
        </text:list-item>
      </text:list>
      <text:p text:style-name="P246"/>
      <text:p text:style-name="P246"/>
      <text:p text:style-name="P248"/>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9">Category: <text:span text:style-name="T11">Layout Surface</text:span></text:p>
      <text:p text:style-name="P165"/>
      <text:p text:style-name="P249">The HorizontalStackPanel control is a container for one or more other controls that will be distributed horizontally across the display according to the widths of each of the child controls.</text:p>
      <text:p text:style-name="P249"/>
      <text:p text:style-name="P250">Text Attributes</text:p>
      <text:p text:style-name="P251">The following custom user attributes can be set for this control.</text:p>
      <text:list xml:id="list163756760359420" text:continue-list="list163756817617622" text:style-name="L22">
        <text:list-item>
          <text:p text:style-name="P252"><text:span text:style-name="T11">Spacing</text:span>. Number. Number of pixels by which to space immediate members. Default = 10.</text:p>
        </text:list-item>
      </text:list>
      <text:p text:style-name="P253"/>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63756504146731" text:continue-list="list163757022043572" text:style-name="L16">
        <text:list-item>
          <text:p text:style-name="P256"><text:span text:style-name="T114">Control</text:span> location (x, y).</text:p>
        </text:list-item>
        <text:list-item>
          <text:p text:style-name="P256"><text:span text:style-name="T114">Control</text:span> size (width, height).</text:p>
        </text:list-item>
      </text:list>
      <text:p text:style-name="P255"/>
      <text:p text:style-name="P255"/>
      <text:p text:style-name="P257"/>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9">Category: <text:span text:style-name="T11">Discrete User Control</text:span></text:p>
      <text:p text:style-name="P165"/>
      <text:p text:style-name="P249">The Label control is used to display non-interactive text upon the form.</text:p>
      <text:p text:style-name="P249"/>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63756338148955" text:continue-numbering="true" text:style-name="L16">
        <text:list-item>
          <text:p text:style-name="P258">Text <text:span text:style-name="T115">font </text:span>color.</text:p>
        </text:list-item>
        <text:list-item>
          <text:p text:style-name="P258">Text font name.</text:p>
        </text:list-item>
        <text:list-item>
          <text:p text:style-name="P258">Text font size.</text:p>
        </text:list-item>
        <text:list-item>
          <text:p text:style-name="P259">Text font weight.</text:p>
        </text:list-item>
      </text:list>
      <text:p text:style-name="P255"/>
      <text:p text:style-name="P165"/>
      <text:p text:style-name="P197"/>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60">Category: <text:span text:style-name="T11">Discrete User Control</text:span></text:p>
      <text:p text:style-name="P165"/>
      <text:p text:style-name="P260">The ListBox control contains zero or more items, each of which can be selected. In multi-select mode, more than one item can be selected at any time, while in the default single-select mode, only one or zero items can be selected.</text:p>
      <text:p text:style-name="P260"/>
      <text:p text:style-name="P261">Instructions</text:p>
      <text:p text:style-name="P262">Follow these steps to use the <text:span text:style-name="T143">ListBox</text:span> control.</text:p>
      <text:list xml:id="list163756238852539" text:continue-list="list3858891767" text:style-name="L27">
        <text:list-item>
          <text:p text:style-name="P263">Draw a rectangle on the canvas.</text:p>
        </text:list-item>
        <text:list-item>
          <text:p text:style-name="P263">In the <text:span text:style-name="T11">Layers</text:span> dialog, set the new object's label to <text:span text:style-name="T144">ListBox</text:span>.</text:p>
        </text:list-item>
        <text:list-item>
          <text:p text:style-name="P264">Add other controls in front of the object to place them on the surface.</text:p>
        </text:list-item>
      </text:list>
      <text:p text:style-name="P265">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5"/>
      <text:p text:style-name="P266"><text:span text:style-name="T8">listBoxName</text:span><text:span text:style-name="T11">-</text:span><text:span text:style-name="T145">varName1</text:span><text:span text:style-name="T11">:</text:span><text:span text:style-name="T146">varValue1</text:span><text:span text:style-name="T69">[</text:span><text:span text:style-name="T11">;</text:span><text:span text:style-name="T146">varName2</text:span><text:span text:style-name="T11">:</text:span><text:span text:style-name="T146">varValue2</text:span><text:span text:style-name="T69">] ...</text:span></text:p>
      <text:p text:style-name="P267">... <text:span text:style-name="T143">where listBoxName is the ID you have assigned to your listbox shape, and varNameN:varValueN are name/value assignments to set on the elements in that layer. </text:span><text:span text:style-name="T147">For example, the label:</text:span></text:p>
      <text:p text:style-name="P267"/>
      <text:p text:style-name="P268">lstNavigation-Tag:Hover</text:p>
      <text:p text:style-name="P269"/>
      <text:p text:style-name="P269">...defines the layer as containing list items that will be given a Tag="Hover" property assignment.</text:p>
      <text:p text:style-name="P267"/>
      <text:p text:style-name="P265">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60"><text:soft-page-break/></text:p>
      <text:p text:style-name="P270">Text Attributes</text:p>
      <text:p text:style-name="P271">The following custom user attributes can be set for this control.</text:p>
      <text:list xml:id="list163757322333130" text:continue-list="list163756760359420" text:style-name="L22">
        <text:list-item>
          <text:p text:style-name="P272"><text:span text:style-name="T148">SelectionMode</text:span>. <text:span text:style-name="T149">{Single|Multiple|Toggle|AlwaysSelected}</text:span>. <text:span text:style-name="T149">The selection mode for the list. Default = Single</text:span>.</text:p>
        </text:list-item>
      </text:list>
      <text:p text:style-name="P273"/>
      <text:p text:style-name="P260"/>
      <text:p text:style-name="P274">Visual Attributes</text:p>
      <text:p text:style-name="P275">The following <text:span text:style-name="T112">visual </text:span>attributes are transferred <text:span text:style-name="T112">from the drawing </text:span>to the resulting <text:span text:style-name="T113">target</text:span> control.</text:p>
      <text:list xml:id="list163756215116205" text:continue-list="list163756338148955" text:style-name="L16">
        <text:list-item>
          <text:p text:style-name="P276"><text:span text:style-name="T114">Control</text:span> background color.</text:p>
        </text:list-item>
        <text:list-item>
          <text:p text:style-name="P276"><text:span text:style-name="T114">Control</text:span> border color.</text:p>
        </text:list-item>
        <text:list-item>
          <text:p text:style-name="P276"><text:span text:style-name="T114">Control</text:span> corner radius.</text:p>
        </text:list-item>
        <text:list-item>
          <text:p text:style-name="P277"><text:span text:style-name="T114">Control</text:span> location (x, y).</text:p>
        </text:list-item>
        <text:list-item>
          <text:p text:style-name="P277"><text:span text:style-name="T114">Control</text:span> size (width, height).</text:p>
        </text:list-item>
        <text:list-item>
          <text:p text:style-name="P276">Text <text:span text:style-name="T115">font </text:span>color.</text:p>
        </text:list-item>
        <text:list-item>
          <text:p text:style-name="P276">Text font name.</text:p>
        </text:list-item>
        <text:list-item>
          <text:p text:style-name="P276">Text font size.</text:p>
        </text:list-item>
        <text:list-item>
          <text:p text:style-name="P278">Text font weight.</text:p>
        </text:list-item>
      </text:list>
      <text:p text:style-name="P275"/>
      <text:p text:style-name="P275"/>
      <text:p text:style-name="P279"/>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80">Category: <text:span text:style-name="T11">Discrete User Control</text:span></text:p>
      <text:p text:style-name="P165"/>
      <text:p text:style-name="P280">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80"/>
      <text:p text:style-name="P281">Visual Attributes</text:p>
      <text:p text:style-name="P282">The following <text:span text:style-name="T112">visual </text:span>attributes are transferred <text:span text:style-name="T112">from the drawing </text:span>to the resulting <text:span text:style-name="T113">target</text:span> control.</text:p>
      <text:list xml:id="list163755521818260" text:continue-numbering="true" text:style-name="L16">
        <text:list-item>
          <text:p text:style-name="P283"><text:span text:style-name="T114">Control</text:span> background color.</text:p>
        </text:list-item>
        <text:list-item>
          <text:p text:style-name="P283"><text:span text:style-name="T114">Control</text:span> border color.</text:p>
        </text:list-item>
        <text:list-item>
          <text:p text:style-name="P283"><text:span text:style-name="T114">Control</text:span> corner radius.</text:p>
        </text:list-item>
        <text:list-item>
          <text:p text:style-name="P284"><text:span text:style-name="T114">Control</text:span> location (x, y).</text:p>
        </text:list-item>
        <text:list-item>
          <text:p text:style-name="P284"><text:span text:style-name="T114">Control</text:span> size (width, height).</text:p>
        </text:list-item>
        <text:list-item>
          <text:p text:style-name="P283">Text <text:span text:style-name="T115">font </text:span>color.</text:p>
        </text:list-item>
        <text:list-item>
          <text:p text:style-name="P283">Text font name.</text:p>
        </text:list-item>
        <text:list-item>
          <text:p text:style-name="P283">Text font size.</text:p>
        </text:list-item>
        <text:list-item>
          <text:p text:style-name="P285">Text font weight.</text:p>
        </text:list-item>
      </text:list>
      <text:p text:style-name="P282"/>
      <text:p text:style-name="P282"/>
      <text:p text:style-name="P286"/>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7">Category: <text:span text:style-name="T11">Discrete User Control</text:span></text:p>
      <text:p text:style-name="P287"/>
      <text:p text:style-name="P287">The MenuBar <text:span text:style-name="T150">control </text:span>is a classic form design element that provides users with a structured way to access commands and features. Think of it as the row of options you see at the top of most desktop applications, like File, Edit, or Help.</text:p>
      <text:p text:style-name="P287"/>
      <text:p text:style-name="P288">Instructions</text:p>
      <text:p text:style-name="P289">Follow these general steps to design with this control.</text:p>
      <text:list text:style-name="L28">
        <text:list-item>
          <text:p text:style-name="P290">Draw a new rectangle object onto the canvas.</text:p>
        </text:list-item>
        <text:list-item>
          <text:p text:style-name="P290">Visually align the control to the top, left, bottom, or right side of the parent area to indicate its docking position.</text:p>
        </text:list-item>
        <text:list-item>
          <text:p text:style-name="P290">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90">Set the <text:span text:style-name="T11">Label</text:span> value to <text:span text:style-name="T11">MenuBar</text:span></text:p>
        </text:list-item>
        <text:list-item>
          <text:p text:style-name="P291">Switch to the Layers dialog and create a new layer.</text:p>
        </text:list-item>
        <text:list-item>
          <text:p text:style-name="P291">Set the label of the layer to <text:span text:style-name="T11">mnuMain</text:span></text:p>
        </text:list-item>
        <text:list-item>
          <text:p text:style-name="P291">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1">Under the text, draw a rectangle.</text:p>
        </text:list-item>
        <text:list-item>
          <text:p text:style-name="P291">Onto the rectangle, draw one or more text entries. <text:span text:style-name="T151">They will be interpreted as they appear vertically on the canvas. Using the </text:span><text:span text:style-name="T152">ID</text:span><text:span text:style-name="T151"> property in the Object Properties dialog, give each item a unique name, prefixing it with </text:span><text:span text:style-name="T152">mnuFile</text:span><text:span text:style-name="T151">, as in </text:span><text:span text:style-name="T152">mnuFileSave</text:span><text:span text:style-name="T151"> for the </text:span><text:span text:style-name="T152">File / Save</text:span><text:span text:style-name="T151"> option, and </text:span><text:span text:style-name="T152">mnuFileOpen</text:span><text:span text:style-name="T151"> for the </text:span><text:span text:style-name="T152">File / Open</text:span><text:span text:style-name="T151"> option.</text:span></text:p>
        </text:list-item>
        <text:list-item>
          <text:p text:style-name="P292">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7"/>
      <text:p text:style-name="P287"/>
      <text:p text:style-name="P293">Text Attributes</text:p>
      <text:p text:style-name="P294">The following custom user attributes can be set for this control.</text:p>
      <text:list xml:id="list163756636283004" text:continue-list="list163757322333130" text:style-name="L22">
        <text:list-item>
          <text:p text:style-name="P295"><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296"/>
      <text:p text:style-name="P297">Visual Attributes</text:p>
      <text:p text:style-name="P298"><text:span text:style-name="T155">There are no specific </text:span><text:span text:style-name="T112">visual </text:span>attributes transferred <text:span text:style-name="T112">from the drawing </text:span>to the resulting <text:span text:style-name="T113">target</text:span> control.</text:p>
      <text:p text:style-name="P298"/>
      <text:p text:style-name="P298"/>
      <text:p text:style-name="P299"/>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7">Category: <text:span text:style-name="T11">Layout Surface</text:span></text:p>
      <text:p text:style-name="P165"/>
      <text:p text:style-name="P287">A Panel control is a container with static positioning that can be used within any other statically positioned container to provide organization.</text:p>
      <text:p text:style-name="P300">Note: This control might be discontinued in favor of the StaticPanel, which is extremely similar, if not indistinguishable.</text:p>
      <text:p text:style-name="P300"/>
      <text:p text:style-name="P287"/>
      <text:p text:style-name="P297">Visual Attributes</text:p>
      <text:p text:style-name="P298">The following <text:span text:style-name="T112">visual </text:span>attributes are transferred <text:span text:style-name="T112">from the drawing </text:span>to the resulting <text:span text:style-name="T113">target</text:span> control.</text:p>
      <text:list xml:id="list163755524766160" text:continue-list="list163755521818260" text:style-name="L16">
        <text:list-item>
          <text:p text:style-name="P301"><text:span text:style-name="T114">Control</text:span> background color.</text:p>
        </text:list-item>
        <text:list-item>
          <text:p text:style-name="P301"><text:span text:style-name="T114">Control</text:span> border color.</text:p>
        </text:list-item>
        <text:list-item>
          <text:p text:style-name="P301"><text:span text:style-name="T114">Control</text:span> corner radius.</text:p>
        </text:list-item>
        <text:list-item>
          <text:p text:style-name="P302"><text:span text:style-name="T114">Control</text:span> location (x, y).</text:p>
        </text:list-item>
        <text:list-item>
          <text:p text:style-name="P302"><text:span text:style-name="T114">Control</text:span> size (width, height).</text:p>
        </text:list-item>
      </text:list>
      <text:p text:style-name="P303"/>
      <text:p text:style-name="P165"/>
      <text:p text:style-name="P197"/>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4">Category: <text:span text:style-name="T11">Discrete User Control</text:span></text:p>
      <text:p text:style-name="P304"/>
      <text:p text:style-name="P304">The picture control displays a picture at the specified location on the form.</text:p>
      <text:p text:style-name="P304"/>
      <text:p text:style-name="P305">Visual Attributes</text:p>
      <text:p text:style-name="P306">The following <text:span text:style-name="T112">visual </text:span>attributes are transferred <text:span text:style-name="T112">from the drawing </text:span>to the resulting <text:span text:style-name="T113">target</text:span> control.</text:p>
      <text:list xml:id="list163756059557356" text:continue-numbering="true" text:style-name="L16">
        <text:list-item>
          <text:p text:style-name="P307"><text:span text:style-name="T114">Control</text:span> background color.</text:p>
        </text:list-item>
        <text:list-item>
          <text:p text:style-name="P307"><text:span text:style-name="T114">Control</text:span> border color.</text:p>
        </text:list-item>
        <text:list-item>
          <text:p text:style-name="P307"><text:span text:style-name="T114">Control</text:span> corner radius.</text:p>
        </text:list-item>
        <text:list-item>
          <text:p text:style-name="P308"><text:span text:style-name="T114">Control</text:span> location (x, y).</text:p>
        </text:list-item>
        <text:list-item>
          <text:p text:style-name="P308"><text:span text:style-name="T114">Control</text:span> size (width, height).</text:p>
        </text:list-item>
      </text:list>
      <text:p text:style-name="P309"/>
      <text:p text:style-name="P304"/>
      <text:p text:style-name="P310"/>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4">Category: <text:span text:style-name="T11">Discrete User Control</text:span></text:p>
      <text:p text:style-name="P165"/>
      <text:p text:style-name="P304">The ProgressBar control indicates the amount of completion a process has reached.</text:p>
      <text:p text:style-name="P304"/>
      <text:p text:style-name="P311">Instructions</text:p>
      <text:p text:style-name="P312">Follow these steps to use the <text:span text:style-name="T156">ProgressBar</text:span> control.</text:p>
      <text:list xml:id="list163757452059551" text:continue-list="list163755617262955" text:style-name="L14">
        <text:list-item>
          <text:p text:style-name="P313">Draw a rectangle on the canvas.</text:p>
        </text:list-item>
        <text:list-item>
          <text:p text:style-name="P313">In the <text:span text:style-name="T11">Object Properties</text:span> dialog, set the <text:span text:style-name="T11">ID</text:span> of the control and press [Enter] to record it.</text:p>
        </text:list-item>
        <text:list-item>
          <text:p text:style-name="P313">Set the <text:span text:style-name="T11">Label</text:span> of the new object to <text:span text:style-name="T157">ProgressBar</text:span>. Press [Enter] to record the new value.</text:p>
        </text:list-item>
        <text:list-item>
          <text:p text:style-name="P313"><text:span text:style-name="T156">The default values of the drawn control are Minimum:0; Maximum:100; Value:0</text:span>. <text:span text:style-name="T156">If you wish to define a different range or value open the XML Editor and add your own values for those attributes.</text:span></text:p>
        </text:list-item>
      </text:list>
      <text:p text:style-name="P314"/>
      <text:p text:style-name="P315">Text Attributes</text:p>
      <text:p text:style-name="P316">The following custom user attributes can be set for this control.</text:p>
      <text:list xml:id="list163757095266954" text:continue-list="list163756636283004" text:style-name="L22">
        <text:list-item>
          <text:p text:style-name="P317">Maximum<text:span text:style-name="T69">. The maximum allowable value.</text:span></text:p>
        </text:list-item>
        <text:list-item>
          <text:p text:style-name="P318"><text:span text:style-name="T156">Minimum</text:span><text:span text:style-name="T158">. </text:span><text:span text:style-name="T154">The </text:span><text:span text:style-name="T158">minimum allowable value</text:span><text:span text:style-name="T154">.</text:span></text:p>
        </text:list-item>
        <text:list-item>
          <text:p text:style-name="P319"><text:span text:style-name="T11">Value</text:span>. The initial value of the control.</text:p>
        </text:list-item>
      </text:list>
      <text:p text:style-name="P314"/>
      <text:p text:style-name="P305">Visual Attributes</text:p>
      <text:p text:style-name="P306">The following <text:span text:style-name="T112">visual </text:span>attributes are transferred <text:span text:style-name="T112">from the drawing </text:span>to the resulting <text:span text:style-name="T113">target</text:span> control.</text:p>
      <text:list xml:id="list163756935985281" text:continue-list="list163756059557356" text:style-name="L16">
        <text:list-item>
          <text:p text:style-name="P307"><text:span text:style-name="T114">Control</text:span> border color.</text:p>
        </text:list-item>
        <text:list-item>
          <text:p text:style-name="P307"><text:span text:style-name="T114">Control</text:span> corner radius.</text:p>
        </text:list-item>
        <text:list-item>
          <text:p text:style-name="P308"><text:span text:style-name="T114">Control</text:span> location (x, y).</text:p>
        </text:list-item>
        <text:list-item>
          <text:p text:style-name="P308"><text:span text:style-name="T114">Control</text:span> size (width, height).</text:p>
        </text:list-item>
      </text:list>
      <text:p text:style-name="P309"/>
      <text:p text:style-name="P165"><text:soft-page-break/></text:p>
      <text:p text:style-name="P197"/>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4">Category: <text:span text:style-name="T11">Discrete User Control</text:span></text:p>
      <text:p text:style-name="P304"/>
      <text:p text:style-name="P304">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4"/>
      <text:p text:style-name="P320">Instructions</text:p>
      <text:p text:style-name="P321">Follow these steps to use the <text:span text:style-name="T159">RadioButton</text:span> control.</text:p>
      <text:list xml:id="list163757004517269" text:continue-list="list163757452059551" text:style-name="L14">
        <text:list-item>
          <text:p text:style-name="P322">Draw a<text:span text:style-name="T159">n</text:span> <text:span text:style-name="T159">oval </text:span>on the canvas.</text:p>
        </text:list-item>
        <text:list-item>
          <text:p text:style-name="P322">In the <text:span text:style-name="T11">Object Properties</text:span> dialog, set the <text:span text:style-name="T11">ID</text:span> of the control and press [Enter] to record it.</text:p>
        </text:list-item>
        <text:list-item>
          <text:p text:style-name="P322">Set the <text:span text:style-name="T11">Label</text:span> of the new object to <text:span text:style-name="T160">RadioButton</text:span>. Press [Enter] to record the new value.</text:p>
        </text:list-item>
        <text:list-item>
          <text:p text:style-name="P322"><text:span text:style-name="T159">In the </text:span><text:span text:style-name="T160">XML Editor</text:span><text:span text:style-name="T159"> dialog, set the text attributes for group name and label content.</text:span><text:span text:style-name="T156">.</text:span></text:p>
        </text:list-item>
      </text:list>
      <text:p text:style-name="P323"/>
      <text:p text:style-name="P324">Text Attributes</text:p>
      <text:p text:style-name="P325">The following custom user attributes can be set for this control.</text:p>
      <text:list xml:id="list2302508424" text:style-name="L29">
        <text:list-item>
          <text:p text:style-name="P326">Content<text:span text:style-name="T69">. (Optional). The label text to be included directly with this control.</text:span></text:p>
        </text:list-item>
        <text:list-item>
          <text:p text:style-name="P327"><text:span text:style-name="T159">GroupName</text:span><text:span text:style-name="T69">. </text:span><text:span text:style-name="T161">The name of the selection group to which the button belongs. Only one button per group can be checked at any time</text:span><text:span text:style-name="T69">. </text:span><text:span text:style-name="T161">Checking one automatically unchecks all of the others.</text:span></text:p>
        </text:list-item>
      </text:list>
      <text:p text:style-name="P323"/>
      <text:p text:style-name="P328">Visual Attributes</text:p>
      <text:p text:style-name="P306">The following <text:span text:style-name="T112">visual </text:span>attributes are transferred <text:span text:style-name="T112">from the drawing </text:span>to the resulting <text:span text:style-name="T113">target </text:span>control.</text:p>
      <text:list text:continue-list="list3009137917" text:style-name="L18">
        <text:list-item>
          <text:p text:style-name="P329">Control location (x, y).</text:p>
        </text:list-item>
      </text:list>
      <text:p text:style-name="P330"/>
      <text:p text:style-name="P330"/>
      <text:p text:style-name="P331"/>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2">Category: <text:span text:style-name="T11">Layout Surface</text:span></text:p>
      <text:p text:style-name="P165"/>
      <text:p text:style-name="P332">The ScrollPanel control is a container that can handle the scrolling and relative in-window positioning of the <text:span text:style-name="T162">child control.</text:span></text:p>
      <text:p text:style-name="P332"/>
      <text:p text:style-name="P332"/>
      <text:p text:style-name="P333">Visual Attributes</text:p>
      <text:p text:style-name="P334">The following <text:span text:style-name="T112">visual </text:span>attributes are transferred <text:span text:style-name="T112">from the drawing </text:span>to the resulting <text:span text:style-name="T113">target</text:span> control.</text:p>
      <text:list xml:id="list163755976113320" text:continue-list="list163756935985281" text:style-name="L16">
        <text:list-item>
          <text:p text:style-name="P335"><text:span text:style-name="T114">Control</text:span> location (x, y).</text:p>
        </text:list-item>
        <text:list-item>
          <text:p text:style-name="P335"><text:span text:style-name="T114">Control</text:span> size (width, height).</text:p>
        </text:list-item>
      </text:list>
      <text:p text:style-name="P336"/>
      <text:p text:style-name="P332"/>
      <text:p text:style-name="P337"/>
      <text:h text:style-name="P338" text:outline-level="3"><text:bookmark text:name="Bookmark 1"/><text:span text:style-name="T116">Intents: </text:span><text:span text:style-name="T163">Slider</text:span></text:h>
      <text:p text:style-name="P339"><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39"/>
      <text:p text:style-name="P340">Category: <text:span text:style-name="T11">Discrete User Control</text:span></text:p>
      <text:p text:style-name="P339"/>
      <text:p text:style-name="P340">The <text:span text:style-name="T163">Slider</text:span> control allows the user to set a value within a range between minimum and maximum values. The control can be displayed in horizontal (default) or vertical orientations.</text:p>
      <text:p text:style-name="P340"/>
      <text:p text:style-name="P341">Text Attributes</text:p>
      <text:p text:style-name="P342">The following custom user attributes can be set for this control.</text:p>
      <text:list xml:id="list163756869465061" text:continue-list="list163757095266954" text:style-name="L22">
        <text:list-item>
          <text:p text:style-name="P343">Frequency<text:span text:style-name="T69">. The tick frequency on the scale.</text:span></text:p>
        </text:list-item>
        <text:list-item>
          <text:p text:style-name="P343">Maximum<text:span text:style-name="T69">. Maximum allowable value. Default = 100.</text:span></text:p>
        </text:list-item>
        <text:list-item>
          <text:p text:style-name="P343">Minimum<text:span text:style-name="T69">. Minimum allowable value. Default = 0.</text:span></text:p>
        </text:list-item>
        <text:list-item>
          <text:p text:style-name="P344"><text:span text:style-name="T164">Orientation</text:span><text:span text:style-name="T69">. </text:span><text:span text:style-name="T154">{</text:span><text:span text:style-name="T165">Horizontal|Vertical</text:span><text:span text:style-name="T154">}</text:span><text:span text:style-name="T69">. </text:span><text:span text:style-name="T165">The orientation of this control on its parent control</text:span><text:span text:style-name="T154">. </text:span><text:span text:style-name="T165">If this value is provided, it overrides the orientation of the visual object</text:span><text:span text:style-name="T166">.</text:span></text:p>
        </text:list-item>
        <text:list-item>
          <text:p text:style-name="P345"><text:span text:style-name="T11">Snap</text:span>. {True|False}. Value indicating whether snap to ticks is enabled.</text:p>
        </text:list-item>
        <text:list-item>
          <text:p text:style-name="P345"><text:span text:style-name="T11">Value</text:span>. The initializing value. Default = 0.</text:p>
        </text:list-item>
      </text:list>
      <text:p text:style-name="P346"/>
      <text:p text:style-name="P347">Visual Attributes</text:p>
      <text:p text:style-name="P348">The following <text:span text:style-name="T112">visual </text:span>attributes are transferred <text:span text:style-name="T112">from the drawing </text:span>to the resulting <text:span text:style-name="T113">target</text:span> control.</text:p>
      <text:list text:style-name="L30">
        <text:list-item>
          <text:p text:style-name="P349"><text:span text:style-name="T114">Control</text:span> location (x, y).</text:p>
        </text:list-item>
        <text:list-item>
          <text:p text:style-name="P350">Control orientation (horizontal, vertical).</text:p>
        </text:list-item>
        <text:list-item>
          <text:p text:style-name="P349"><text:span text:style-name="T114">Control</text:span> size (width, height).</text:p>
        </text:list-item>
      </text:list>
      <text:p text:style-name="P348"/>
      <text:p text:style-name="P348"/>
      <text:p text:style-name="P351"/>
      <text:h text:style-name="P352"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3">Category: <text:span text:style-name="T11">Layout Surface</text:span></text:p>
      <text:p text:style-name="P165"/>
      <text:p text:style-name="P35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3"/>
      <text:p text:style-name="P354">Instructions</text:p>
      <text:p text:style-name="P355">Follow these steps to use the SplitPanel layout control.</text:p>
      <text:list text:style-name="L31">
        <text:list-item>
          <text:p text:style-name="P356">Draw a rectangle in available area, set its location and size as appropriate.</text:p>
        </text:list-item>
        <text:list-item>
          <text:p text:style-name="P356">In the <text:span text:style-name="T11">Layouts</text:span> dialog, locate the object and set its label to <text:span text:style-name="T11">SplitPanel</text:span>.</text:p>
        </text:list-item>
        <text:list-item>
          <text:p text:style-name="P356">Draw child controls on the left and right, if the <text:span text:style-name="T167">panel</text:span> is to be oriented horizontally, or top and bottom, if the <text:span text:style-name="T167">panel</text:span> is to be oriented vertically.</text:p>
        </text:list-item>
      </text:list>
      <text:p text:style-name="P357"/>
      <text:p text:style-name="P358">Text Attributes</text:p>
      <text:p text:style-name="P359">The following custom user attributes can be set for this control.</text:p>
      <text:list text:continue-list="list2302508424" text:style-name="L29">
        <text:list-item>
          <text:p text:style-name="P360"><text:span text:style-name="T168">Orientation</text:span><text:span text:style-name="T69">. (Optional). </text:span><text:span text:style-name="T169">The orientation of the </text:span><text:span text:style-name="T170">layout direction</text:span><text:span text:style-name="T169"> within the panel, </text:span><text:span text:style-name="T168">Vertical</text:span><text:span text:style-name="T169"> indicates a </text:span><text:span text:style-name="T170">top panel, horizontal splitter, and bottom panel, while </text:span><text:span text:style-name="T168">Horizontal</text:span><text:span text:style-name="T169"> indicates a </text:span><text:span text:style-name="T170">left panel, vertical splitter, and right panel</text:span><text:span text:style-name="T69">. </text:span><text:span text:style-name="T171">If this value is specified, it overrides the visual layout.</text:span></text:p>
        </text:list-item>
        <text:list-item>
          <text:p text:style-name="P361"><text:span text:style-name="T11">PanelASize</text:span>. The size of the left or top panel. Default = "Auto".</text:p>
        </text:list-item>
        <text:list-item>
          <text:p text:style-name="P361"><text:span text:style-name="T11">PanelBSize</text:span>. The size of the right or bottom panel. Default = "*".</text:p>
        </text:list-item>
        <text:list-item>
          <text:p text:style-name="P361"><text:span text:style-name="T11">SplitterSize</text:span>. The size of the splitter bar. Default = "5".</text:p>
        </text:list-item>
      </text:list>
      <text:p text:style-name="P362"/>
      <text:p text:style-name="P363">Visual Attributes</text:p>
      <text:p text:style-name="P364">The following <text:span text:style-name="T112">visual </text:span>attributes are transferred <text:span text:style-name="T112">from the drawing </text:span>to the resulting <text:span text:style-name="T113">target</text:span> control.</text:p>
      <text:list xml:id="list163756927249786" text:continue-list="list163755976113320" text:style-name="L16">
        <text:list-item>
          <text:p text:style-name="P365"><text:span text:style-name="T114">Control</text:span> location (x, y).</text:p>
        </text:list-item>
        <text:list-item>
          <text:p text:style-name="P365"><text:span text:style-name="T114">Control</text:span> size (width, height).</text:p>
        </text:list-item>
      </text:list>
      <text:p text:style-name="P366"/>
      <text:p text:style-name="P366"><text:soft-page-break/></text:p>
      <text:p text:style-name="P367"/>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68">Category: <text:span text:style-name="T11">Layout Surface</text:span></text:p>
      <text:p text:style-name="P165"/>
      <text:p text:style-name="P368">The StaticPanel control provides a surface upon which <text:span text:style-name="T172">specific,</text:span> coordinate-based layout <text:span text:style-name="T172">of multiple child objects </text:span>can be <text:span text:style-name="T172">performed.</text:span></text:p>
      <text:p text:style-name="P368"/>
      <text:p text:style-name="P369">Visual Attributes</text:p>
      <text:p text:style-name="P370">The following <text:span text:style-name="T112">visual </text:span>attributes are transferred <text:span text:style-name="T112">from the drawing </text:span>to the resulting <text:span text:style-name="T113">target</text:span> control.</text:p>
      <text:list xml:id="list163756868645304" text:continue-numbering="true" text:style-name="L16">
        <text:list-item>
          <text:p text:style-name="P371"><text:span text:style-name="T114">Control</text:span> background color.</text:p>
        </text:list-item>
        <text:list-item>
          <text:p text:style-name="P371"><text:span text:style-name="T114">Control</text:span> border color.</text:p>
        </text:list-item>
        <text:list-item>
          <text:p text:style-name="P371"><text:span text:style-name="T114">Control</text:span> corner radius.</text:p>
        </text:list-item>
        <text:list-item>
          <text:p text:style-name="P372"><text:span text:style-name="T114">Control</text:span> location (x, y).</text:p>
        </text:list-item>
        <text:list-item>
          <text:p text:style-name="P372"><text:span text:style-name="T114">Control</text:span> size (width, height).</text:p>
        </text:list-item>
      </text:list>
      <text:p text:style-name="P373"/>
      <text:p text:style-name="P373"/>
      <text:p text:style-name="P374"/>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5">Category: <text:span text:style-name="T11">Discrete User Control</text:span></text:p>
      <text:p text:style-name="P375"/>
      <text:p text:style-name="P376">The StatusBar control is typically aligned at the bottom of the form or parent control, and contains basic controls, like labels and progress bars, help the user to remain aware of current application states.</text:p>
      <text:p text:style-name="P377">In this version, the status bar only has one text message at the left side of the control.</text:p>
      <text:p text:style-name="P377"/>
      <text:p text:style-name="P378">Instructions</text:p>
      <text:p text:style-name="P379">Follow these steps to use the <text:span text:style-name="T173">StatusBar</text:span> control.</text:p>
      <text:list text:continue-list="list163757004517269" text:style-name="L14">
        <text:list-item>
          <text:p text:style-name="P380">Draw a rectangle on the canvas.</text:p>
        </text:list-item>
        <text:list-item>
          <text:p text:style-name="P380">In the <text:span text:style-name="T11">Object Properties</text:span> dialog, set the <text:span text:style-name="T11">ID</text:span> of the control and press [Enter] to record it.</text:p>
        </text:list-item>
        <text:list-item>
          <text:p text:style-name="P380">Set the <text:span text:style-name="T11">Label</text:span> of the new object to <text:span text:style-name="T174">Status</text:span><text:span text:style-name="T157">Bar</text:span>. Press [Enter] to record the new value.</text:p>
        </text:list-item>
        <text:list-item>
          <text:p text:style-name="P380"><text:span text:style-name="T173">Draw text over the control to indicate the initial </text:span><text:span text:style-name="T175">message</text:span><text:span text:style-name="T156">.</text:span></text:p>
        </text:list-item>
      </text:list>
      <text:p text:style-name="P381"/>
      <text:p text:style-name="P382">Text Attributes</text:p>
      <text:p text:style-name="P383">The following custom user attributes can be set for this control.</text:p>
      <text:list text:style-name="L32">
        <text:list-item>
          <text:p text:style-name="P384">.</text:p>
        </text:list-item>
      </text:list>
      <text:p text:style-name="P385"/>
      <text:p text:style-name="P386">Visual Attributes</text:p>
      <text:p text:style-name="P387">The following <text:span text:style-name="T112">visual </text:span>attributes are transferred <text:span text:style-name="T112">from the drawing </text:span>to the resulting <text:span text:style-name="T113">target</text:span> control.</text:p>
      <text:list xml:id="list163757205827752" text:continue-list="list163756868645304" text:style-name="L16">
        <text:list-item>
          <text:p text:style-name="P388"><text:span text:style-name="T114">Control</text:span> background color.</text:p>
        </text:list-item>
        <text:list-item>
          <text:p text:style-name="P388"><text:span text:style-name="T114">Control</text:span> border color.</text:p>
        </text:list-item>
        <text:list-item>
          <text:p text:style-name="P389"><text:span text:style-name="T114">Control</text:span> size (height).</text:p>
        </text:list-item>
      </text:list>
      <text:p text:style-name="P390"/>
      <text:p text:style-name="P390"/>
      <text:p text:style-name="P391"/>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2">Category: <text:span text:style-name="T11">Discrete User Control</text:span></text:p>
      <text:p text:style-name="P392"/>
      <text:p text:style-name="P392">The TabControl is a multi-page container control having selection tabs at one of the edges, often the top.</text:p>
      <text:p text:style-name="P392"/>
      <text:p text:style-name="P393">Instructions</text:p>
      <text:p text:style-name="P392">Use layers to place child controls in the pages of a TabControl.</text:p>
      <text:p text:style-name="P394">First, create one layer for each <text:span text:style-name="T176">of the control's </text:span>tab<text:span text:style-name="T176">s. </text:span><text:span text:style-name="T177">Name that layer using the TabControl's id value, a hyphen character, </text:span><text:span text:style-name="T178">the Header keyword, </text:span><text:span text:style-name="T177">and the Text to display on the tab. For example, if the TabControl id="tctlMain" and you want the tab to display the text "Book Sales", then create a new layer named "tctlMain-</text:span><text:span text:style-name="T178">Header:</text:span><text:span text:style-name="T177">Book Sales".</text:span></text:p>
      <text:p text:style-name="P395">Next, treat the new layer somewhat as a form by adding controls and appropriate settings.</text:p>
      <text:p text:style-name="P395"/>
      <text:p text:style-name="P396">Text Attributes</text:p>
      <text:p text:style-name="P395">The following custom user attributes can be set for this control.</text:p>
      <text:list xml:id="list163756859912235" text:continue-list="list163756869465061" text:style-name="L22">
        <text:list-item>
          <text:p text:style-name="P397"><text:span text:style-name="T11">TabEdge</text:span>. {Left|Top|Right|Bottom}. The edge at which to place the tabs.</text:p>
        </text:list-item>
      </text:list>
      <text:p text:style-name="P392"/>
      <text:p text:style-name="P398">Visual Attributes</text:p>
      <text:p text:style-name="P399">The following <text:span text:style-name="T112">visual </text:span>attributes are transferred <text:span text:style-name="T112">from the drawing </text:span>to the resulting <text:span text:style-name="T113">target</text:span> control.</text:p>
      <text:list xml:id="list163756738361181" text:continue-list="list163757205827752" text:style-name="L16">
        <text:list-item>
          <text:p text:style-name="P400"><text:span text:style-name="T114">Control</text:span> background color.</text:p>
        </text:list-item>
        <text:list-item>
          <text:p text:style-name="P400"><text:span text:style-name="T114">Control</text:span> border color.</text:p>
        </text:list-item>
        <text:list-item>
          <text:p text:style-name="P400"><text:span text:style-name="T114">Control</text:span> corner radius.</text:p>
        </text:list-item>
        <text:list-item>
          <text:p text:style-name="P401"><text:span text:style-name="T114">Control</text:span> location (x, y).</text:p>
        </text:list-item>
        <text:list-item>
          <text:p text:style-name="P401"><text:span text:style-name="T114">Control</text:span> size (width, height).</text:p>
        </text:list-item>
      </text:list>
      <text:p text:style-name="P402"/>
      <text:p text:style-name="P392"/>
      <text:p text:style-name="P392"/>
      <text:p text:style-name="P403"/>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4">Category: <text:span text:style-name="T11">Discrete User Control</text:span></text:p>
      <text:p text:style-name="P404"/>
      <text:p text:style-name="P404">The TextBox is a control that allows the user to enter or edit text, which helps to maintain the value of a field.</text:p>
      <text:p text:style-name="P404"/>
      <text:p text:style-name="P405">Instructions</text:p>
      <text:list xml:id="list4282790621" text:style-name="L33">
        <text:list-item>
          <text:p text:style-name="P406">Draw a rectangle on the canvas.</text:p>
        </text:list-item>
        <text:list-item>
          <text:p text:style-name="P406">In the <text:span text:style-name="T11">Object Properties</text:span> dialog, set the <text:span text:style-name="T11">ID</text:span> to the unique ID of the control on the form. For example, 'txtDisplayName'. Press [Enter] to record the value.</text:p>
        </text:list-item>
        <text:list-item>
          <text:p text:style-name="P407">Set the Label to <text:span text:style-name="T11">TextBox</text:span><text:span text:style-name="T69"> and press [Enter] to record the value.</text:span></text:p>
        </text:list-item>
        <text:list-item>
          <text:p text:style-name="P408"><text:span text:style-name="T179">Optional. </text:span>To configure <text:span text:style-name="T180">the</text:span> TextBox with existing text, drop a <text:span text:style-name="T181">general purpose </text:span>text object inside its area.</text:p>
        </text:list-item>
        <text:list-item>
          <text:p text:style-name="P409">Optional. To indicate an in-control label, such as those found in text boxes in the style of Material Design, drop a text object inside the TextBox area and set its label to <text:span text:style-name="T11">Label</text:span>.</text:p>
        </text:list-item>
      </text:list>
      <text:p text:style-name="P404"/>
      <text:p text:style-name="P410">Text Attributes</text:p>
      <text:p text:style-name="P411">The following custom user attributes can be set for this control.</text:p>
      <text:list xml:id="list163756236518829" text:continue-list="list163756859912235" text:style-name="L22">
        <text:list-item>
          <text:p text:style-name="P412">AcceptsReturn<text:span text:style-name="T69">. Value indicating whether the textbox accepts presses of the [Enter] key, as well as Carriage Return and Line Feed characters. Default = False.</text:span></text:p>
        </text:list-item>
        <text:list-item>
          <text:p text:style-name="P412">PasswordChar<text:span text:style-name="T69">. The character to use as a password-style mask. If blank, normal text is displayed.</text:span></text:p>
        </text:list-item>
        <text:list-item>
          <text:p text:style-name="P413"><text:span text:style-name="T182">Prompt</text:span>. The <text:span text:style-name="T128">text to be placed in the control when the Text property is blank</text:span>.</text:p>
        </text:list-item>
        <text:list-item>
          <text:p text:style-name="P414"><text:span text:style-name="T11">Text</text:span>. The <text:span text:style-name="T183">initial</text:span> user text in the control. <text:span text:style-name="T181">If present, this value overrides the text found in the visual design.</text:span></text:p>
        </text:list-item>
        <text:list-item>
          <text:p text:style-name="P415"><text:span text:style-name="T11">TextWrapping</text:span>. (NoWrap | Wrap | WrapWithOverflow). Controls text word-wrap. Use this property in conjunction with AcceptsReturn. Default = NoWrap.</text:p>
        </text:list-item>
      </text:list>
      <text:p text:style-name="P416"/>
      <text:p text:style-name="P417">Visual Attributes</text:p>
      <text:p text:style-name="P418">The following <text:span text:style-name="T112">visual </text:span>attributes are transferred <text:span text:style-name="T112">from the drawing </text:span>to the resulting <text:span text:style-name="T113">target</text:span> control.</text:p>
      <text:list xml:id="list163757135507158" text:continue-list="list163756738361181" text:style-name="L16">
        <text:list-item>
          <text:p text:style-name="P419"><text:soft-page-break/><text:span text:style-name="T114">Control</text:span> background color.</text:p>
        </text:list-item>
        <text:list-item>
          <text:p text:style-name="P419"><text:span text:style-name="T114">Control</text:span> border color.</text:p>
        </text:list-item>
        <text:list-item>
          <text:p text:style-name="P419"><text:span text:style-name="T114">Control</text:span> corner radius.</text:p>
        </text:list-item>
        <text:list-item>
          <text:p text:style-name="P420"><text:span text:style-name="T114">Control</text:span> location (x, y).</text:p>
        </text:list-item>
        <text:list-item>
          <text:p text:style-name="P420"><text:span text:style-name="T114">Control</text:span> size (width, height).</text:p>
        </text:list-item>
        <text:list-item>
          <text:p text:style-name="P419">Text <text:span text:style-name="T115">font </text:span>color.</text:p>
        </text:list-item>
        <text:list-item>
          <text:p text:style-name="P419">Text font name.</text:p>
        </text:list-item>
        <text:list-item>
          <text:p text:style-name="P419">Text font size.</text:p>
        </text:list-item>
        <text:list-item>
          <text:p text:style-name="P421">Text font weight.</text:p>
        </text:list-item>
      </text:list>
      <text:p text:style-name="P418"/>
      <text:p text:style-name="P422"/>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4">Category: <text:span text:style-name="T11">Discrete User Control</text:span></text:p>
      <text:p text:style-name="P165"/>
      <text:p text:style-name="P423">The TextWithHelper control is a combination of the standard TextBox and Button controls.</text:p>
      <text:p text:style-name="P423"/>
      <text:p text:style-name="P424">Instructions</text:p>
      <text:list xml:id="list163757455560225" text:continue-list="list4282790621" text:style-name="L33">
        <text:list-item>
          <text:p text:style-name="P425">Draw a rectangle on the canvas.</text:p>
        </text:list-item>
        <text:list-item>
          <text:p text:style-name="P425">In the <text:span text:style-name="T11">Object Properties</text:span> dialog, set the <text:span text:style-name="T11">ID</text:span> to the unique ID of the control on the form. For example, 'txt<text:span text:style-name="T184">Filename</text:span>'. Press [Enter] to record the value.</text:p>
        </text:list-item>
        <text:list-item>
          <text:p text:style-name="P425">Set the Label to <text:span text:style-name="T11">Text</text:span><text:span text:style-name="T185">WithHelper</text:span><text:span text:style-name="T69"> and press [Enter] to record the value.</text:span></text:p>
        </text:list-item>
        <text:list-item>
          <text:p text:style-name="P426"><text:span text:style-name="T179">Optional. </text:span>To configure <text:span text:style-name="T180">the</text:span> TextBox with existing text, drop a <text:span text:style-name="T186">rectangle with the label of </text:span><text:span text:style-name="T187">TextBox</text:span><text:span text:style-name="T186">, then a </text:span><text:span text:style-name="T181">general purpose </text:span>text object inside its area.</text:p>
        </text:list-item>
        <text:list-item>
          <text:p text:style-name="P427">Optional. To <text:span text:style-name="T184">configure the Button with a text value other than '...', drop a </text:span><text:span text:style-name="T186">rectangle with the label of </text:span><text:span text:style-name="T187">Button</text:span><text:span text:style-name="T186">, then a </text:span><text:span text:style-name="T184">general purpose text object inside its area.</text:span></text:p>
        </text:list-item>
      </text:list>
      <text:p text:style-name="P428"/>
      <text:p text:style-name="P429">Text Attributes</text:p>
      <text:p text:style-name="P430">The following custom user attributes can be set for this control.</text:p>
      <text:list xml:id="list163757002919155" text:continue-list="list163756236518829" text:style-name="L22">
        <text:list-item>
          <text:p text:style-name="P431">Caption<text:span text:style-name="T69">. The text caption to be displayed on the button. The default value is '...'.</text:span></text:p>
        </text:list-item>
        <text:list-item>
          <text:p text:style-name="P432"><text:soft-page-break/><text:span text:style-name="T182">Prompt</text:span>. The <text:span text:style-name="T128">text to be placed in the control when the Text property is blank</text:span>.</text:p>
        </text:list-item>
        <text:list-item>
          <text:p text:style-name="P433"><text:span text:style-name="T11">Text</text:span>. The active user text in the control. <text:span text:style-name="T188">This value overrides any visual text value placed on the control.</text:span></text:p>
        </text:list-item>
      </text:list>
      <text:p text:style-name="P434"/>
      <text:p text:style-name="P435">Visual Attributes</text:p>
      <text:p text:style-name="P436">The following <text:span text:style-name="T112">visual </text:span>attributes are transferred <text:span text:style-name="T112">from the drawing </text:span>to the resulting <text:span text:style-name="T113">target</text:span> control.</text:p>
      <text:list xml:id="list2218892736" text:style-name="L34">
        <text:list-item>
          <text:p text:style-name="P437">Button control background color.</text:p>
        </text:list-item>
        <text:list-item>
          <text:p text:style-name="P437">Button control border color.</text:p>
        </text:list-item>
        <text:list-item>
          <text:p text:style-name="P437">Button control corner radius.</text:p>
        </text:list-item>
        <text:list-item>
          <text:p text:style-name="P438"><text:span text:style-name="T114">Control</text:span> location (x, y).</text:p>
        </text:list-item>
        <text:list-item>
          <text:p text:style-name="P438"><text:span text:style-name="T114">Control</text:span> size (width, height).</text:p>
        </text:list-item>
        <text:list-item>
          <text:p text:style-name="P439">Text <text:span text:style-name="T115">font </text:span>color.</text:p>
        </text:list-item>
        <text:list-item>
          <text:p text:style-name="P439">Text font name.</text:p>
        </text:list-item>
        <text:list-item>
          <text:p text:style-name="P439">Text font size.</text:p>
        </text:list-item>
        <text:list-item>
          <text:p text:style-name="P440">Text font weight.</text:p>
        </text:list-item>
        <text:list-item>
          <text:p text:style-name="P439"><text:span text:style-name="T188">TextBox c</text:span><text:span text:style-name="T114">ontrol</text:span> background color.</text:p>
        </text:list-item>
        <text:list-item>
          <text:p text:style-name="P439"><text:span text:style-name="T188">TextBox c</text:span><text:span text:style-name="T114">ontrol</text:span> border color.</text:p>
        </text:list-item>
        <text:list-item>
          <text:p text:style-name="P439"><text:span text:style-name="T188">TextBox c</text:span><text:span text:style-name="T114">ontrol</text:span> corner radius.</text:p>
        </text:list-item>
      </text:list>
      <text:p text:style-name="P436"/>
      <text:p text:style-name="P441"/>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2">Category: <text:span text:style-name="T11">Discrete User Control</text:span></text:p>
      <text:p text:style-name="P165"/>
      <text:p text:style-name="P442">The ToolBar control, typically docked to the top, bottom, left, or right sides, <text:span text:style-name="T153">contains one or more toolbar buttons, which are typically similarly sized, icon-based buttons arranged in a single row or column.</text:span></text:p>
      <text:p text:style-name="P442"/>
      <text:p text:style-name="P443">Instructions</text:p>
      <text:list xml:id="list163756973267488" text:continue-list="list163757455560225" text:style-name="L33">
        <text:list-item>
          <text:p text:style-name="P444">Draw a rectangle on the canvas.</text:p>
        </text:list-item>
        <text:list-item>
          <text:p text:style-name="P444">In the <text:span text:style-name="T11">Object Properties</text:span> dialog, set the <text:span text:style-name="T11">ID</text:span> to the unique ID of the control on the form. For example, '<text:span text:style-name="T189">mnuMain</text:span>'. Press [Enter] to record the value.</text:p>
        </text:list-item>
        <text:list-item>
          <text:p text:style-name="P444">Set the Label to <text:span text:style-name="T11">T</text:span><text:span text:style-name="T190">oolBar</text:span><text:span text:style-name="T69"> and press [Enter] to record the value.</text:span></text:p>
        </text:list-item>
        <text:list-item>
          <text:p text:style-name="P445"><text:span text:style-name="T179">Optional. </text:span><text:span text:style-name="T191">Add a toolbar button by drawing a rectangle across the top of the toolbar, setting its Label to </text:span><text:span text:style-name="T190">Button</text:span><text:span text:style-name="T191">, then drawing either text, an image, or both across the top of that button</text:span>.</text:p>
        </text:list-item>
      </text:list>
      <text:p text:style-name="P446"/>
      <text:p text:style-name="P447">Text Attributes</text:p>
      <text:p text:style-name="P448">The following custom user attributes can be set for this control.</text:p>
      <text:list xml:id="list163756503150286" text:continue-list="list163757002919155" text:style-name="L22">
        <text:list-item>
          <text:p text:style-name="P449"><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450"/>
      <text:p text:style-name="P451">Visual Attributes</text:p>
      <text:p text:style-name="P452">The following <text:span text:style-name="T112">visual </text:span>attributes are transferred <text:span text:style-name="T112">from the drawing </text:span>to the resulting <text:span text:style-name="T113">target</text:span> control.</text:p>
      <text:list xml:id="list163755849605952" text:continue-list="list2218892736" text:style-name="L34">
        <text:list-item>
          <text:p text:style-name="P453">Item Button Icon.</text:p>
        </text:list-item>
      </text:list>
      <text:p text:style-name="P454"/>
      <text:p text:style-name="P454"/>
      <text:p text:style-name="P450"/>
      <text:p text:style-name="P455"/>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6">Category: <text:span text:style-name="T11">Discrete User Control</text:span></text:p>
      <text:p text:style-name="P165"/>
      <text:p text:style-name="P456">The TreeView <text:span text:style-name="T192">control </text:span>is a user interface element that displays data in a hierarchical structure, much like folders <text:span text:style-name="T192">and files </text:span>in a file explorer <text:span text:style-name="T192">application</text:span>. It's perfect for organizing and navigating complex sets of related items.</text:p>
      <text:p text:style-name="P456"/>
      <text:p text:style-name="P457">Instructions</text:p>
      <text:p text:style-name="P458">Follow these steps to use the TreeView control.</text:p>
      <text:list text:style-name="L35">
        <text:list-item>
          <text:p text:style-name="P459">Draw a rectangle area on the canvas.</text:p>
        </text:list-item>
        <text:list-item>
          <text:p text:style-name="P459">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59">Set the <text:span text:style-name="T11">Label</text:span> to <text:span text:style-name="T11">TreeView</text:span>. Press [Enter] to record the value.</text:p>
        </text:list-item>
      </text:list>
      <text:p text:style-name="P458"/>
      <text:p text:style-name="P457">Pre-Loading Instructions</text:p>
      <text:p text:style-name="P458">Follow these steps if you wish to pre-load items to display in the tree when the form initializes.</text:p>
      <text:list text:style-name="L36">
        <text:list-item>
          <text:p text:style-name="P460">In the Layers dialog, create a new layer and set its label to the ID of the TreeView to represent. In the above example, the label of the new layer will be <text:span text:style-name="T11">trvMain</text:span>.</text:p>
        </text:list-item>
        <text:list-item>
          <text:p text:style-name="P460">Anywhere on the canvas, but usually within the area of the tree, drop a series of hierarchically arranged texts or image / text grouped items.</text:p>
        </text:list-item>
        <text:list-item>
          <text:p text:style-name="P460">If the nodes will have notable identifications, set the <text:span text:style-name="T11">ID</text:span>s of either the stand-alone texts or the groups containing the image and text combinations.</text:p>
        </text:list-item>
      </text:list>
      <text:p text:style-name="P458"/>
      <text:p text:style-name="P456"/>
      <text:p text:style-name="P461">Visual Attributes</text:p>
      <text:p text:style-name="P462">The following <text:span text:style-name="T112">visual </text:span>attributes are transferred <text:span text:style-name="T112">from the drawing </text:span>to the resulting <text:span text:style-name="T113">target</text:span> control.</text:p>
      <text:list text:continue-list="list163755849605952" text:style-name="L34">
        <text:list-item>
          <text:p text:style-name="P463"><text:span text:style-name="T114">Control</text:span> location (x, y).</text:p>
        </text:list-item>
        <text:list-item>
          <text:p text:style-name="P463"><text:span text:style-name="T114">Control</text:span> size (width, height).</text:p>
        </text:list-item>
      </text:list>
      <text:p text:style-name="P462"/>
      <text:p text:style-name="P462"><text:soft-page-break/></text:p>
      <text:p text:style-name="P464"/>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5">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6">Instructions</text:p>
      <text:list text:continue-list="list163756973267488" text:style-name="L33">
        <text:list-item>
          <text:p text:style-name="P467">Draw a rectangle on the canvas.</text:p>
        </text:list-item>
        <text:list-item>
          <text:p text:style-name="P467">In the <text:span text:style-name="T11">Object Properties</text:span> dialog, set the <text:span text:style-name="T11">ID</text:span> to the unique ID of the control on the form. For example, 'txt<text:span text:style-name="T193">AValue</text:span>'. Press [Enter] to record the value.</text:p>
        </text:list-item>
        <text:list-item>
          <text:p text:style-name="P467">Set the Label to <text:span text:style-name="T194">UpDown</text:span><text:span text:style-name="T69"> and press [Enter] to record the value.</text:span></text:p>
        </text:list-item>
        <text:list-item>
          <text:p text:style-name="P468"><text:span text:style-name="T179">Optional. </text:span>To configure <text:span text:style-name="T180">the</text:span> <text:span text:style-name="T193">control </text:span>with <text:span text:style-name="T193">an </text:span>existing <text:span text:style-name="T193">value</text:span>, drop a <text:span text:style-name="T181">general purpose </text:span>text object inside its area.</text:p>
        </text:list-item>
      </text:list>
      <text:p text:style-name="P469"/>
      <text:p text:style-name="P470">Text Attributes</text:p>
      <text:p text:style-name="P471">The following custom user attributes can be set for this control.</text:p>
      <text:list xml:id="list163755533673253" text:continue-list="list163756503150286" text:style-name="L22">
        <text:list-item>
          <text:p text:style-name="P472">Max<text:span text:style-name="T195">imum</text:span><text:span text:style-name="T69">. The maximum value allowed. Default is </text:span><text:span text:style-name="T196">100</text:span><text:span text:style-name="T69">.</text:span></text:p>
        </text:list-item>
        <text:list-item>
          <text:p text:style-name="P473"><text:span text:style-name="T197">Min</text:span><text:span text:style-name="T195">imum</text:span><text:span text:style-name="T69">. </text:span><text:span text:style-name="T154">The </text:span><text:span text:style-name="T198">minimum value allowed</text:span><text:span text:style-name="T154">. </text:span><text:span text:style-name="T198">Default is 0.</text:span></text:p>
        </text:list-item>
        <text:list-item>
          <text:p text:style-name="P474"><text:span text:style-name="T11">Value</text:span>. The starting value at which to initialize the control. If this value is supplied, the visual text value will be overridden.</text:p>
        </text:list-item>
      </text:list>
      <text:p text:style-name="P475"/>
      <text:p text:style-name="P476">Visual Attributes</text:p>
      <text:p text:style-name="P477">The following <text:span text:style-name="T112">visual </text:span>attributes are transferred <text:span text:style-name="T112">from the drawing </text:span>to the resulting <text:span text:style-name="T113">target</text:span> control.</text:p>
      <text:list xml:id="list163756138749488" text:continue-list="list163757135507158" text:style-name="L16">
        <text:list-item>
          <text:p text:style-name="P478"><text:span text:style-name="T114">Control</text:span> background color.</text:p>
        </text:list-item>
        <text:list-item>
          <text:p text:style-name="P478"><text:span text:style-name="T114">Control</text:span> border color.</text:p>
        </text:list-item>
        <text:list-item>
          <text:p text:style-name="P478"><text:span text:style-name="T114">Control</text:span> corner radius.</text:p>
        </text:list-item>
        <text:list-item>
          <text:p text:style-name="P479"><text:span text:style-name="T114">Control</text:span> location (x, y).</text:p>
        </text:list-item>
        <text:list-item>
          <text:p text:style-name="P479"><text:span text:style-name="T114">Control</text:span> size (width, height).</text:p>
        </text:list-item>
        <text:list-item>
          <text:p text:style-name="P478"><text:soft-page-break/>Text <text:span text:style-name="T115">font </text:span>color.</text:p>
        </text:list-item>
        <text:list-item>
          <text:p text:style-name="P478">Text font name.</text:p>
        </text:list-item>
        <text:list-item>
          <text:p text:style-name="P478">Text font size.</text:p>
        </text:list-item>
        <text:list-item>
          <text:p text:style-name="P480">Text font weight.</text:p>
        </text:list-item>
      </text:list>
      <text:p text:style-name="P477"/>
      <text:p text:style-name="P165"/>
      <text:p text:style-name="P197"/>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1">Category: <text:span text:style-name="T11">Layout Surface</text:span></text:p>
      <text:p text:style-name="P165"/>
      <text:p text:style-name="P482">The <text:span text:style-name="T199">Vertical</text:span>Grid control is used to fill the width of the parent by distributing it into the specified number of <text:span text:style-name="T199">rows</text:span>.</text:p>
      <text:p text:style-name="P482"/>
      <text:p text:style-name="P483">Instructions</text:p>
      <text:p text:style-name="P484">Follow these steps to use the <text:span text:style-name="T200">Vertical</text:span>Grid control.</text:p>
      <text:list text:continue-list="list163756238852539" text:style-name="L27">
        <text:list-item>
          <text:p text:style-name="P485">Draw a rectangle on the canvas.</text:p>
        </text:list-item>
        <text:list-item>
          <text:p text:style-name="P485">In the <text:span text:style-name="T11">Layers</text:span> dialog, set the new object's label to <text:span text:style-name="T201">Vertical</text:span><text:span text:style-name="T11">Grid</text:span>.</text:p>
        </text:list-item>
        <text:list-item>
          <text:p text:style-name="P231">Add other controls in front of the object to place them on the surface.</text:p>
        </text:list-item>
      </text:list>
      <text:p text:style-name="P486"/>
      <text:p text:style-name="P487">Text Attributes</text:p>
      <text:p text:style-name="P488">The following custom user attributes can be set for this control.</text:p>
      <text:list xml:id="list163756843346025" text:continue-list="list163755533673253" text:style-name="L22">
        <text:list-item>
          <text:p text:style-name="P489">.</text:p>
        </text:list-item>
      </text:list>
      <text:p text:style-name="P490"/>
      <text:p text:style-name="P491">Child Text Attributes</text:p>
      <text:p text:style-name="P233">Directly contained members of this layout surface can indicate row heights for the grid.</text:p>
      <text:list text:continue-list="list163757257110185" text:style-name="L25">
        <text:list-item>
          <text:p text:style-name="P23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
      <text:p text:style-name="P235"/>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xml:id="list163756349403274" text:continue-list="list163756138749488"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165"><text:soft-page-break/></text:p>
      <text:p text:style-name="P197"/>
      <text:h text:style-name="Heading_20_3" text:outline-level="3"><text:span text:style-name="T116">Intents: V</text:span>erticalScroll<text:span text:style-name="T139">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1">Category: <text:span text:style-name="T11">Layout Surface</text:span></text:p>
      <text:p text:style-name="P165"/>
      <text:p text:style-name="P495">The <text:span text:style-name="T199">Vertical</text:span>ScrollPanel control <text:span text:style-name="T202">behaves as a vertical stack </text:span><text:span text:style-name="T140">panel </text:span><text:span text:style-name="T202">whose </text:span><text:span text:style-name="T140">height is limited.</text:span> Optionally, when the child control is <text:span text:style-name="T199">shorter</text:span> than the <text:span text:style-name="T199">height</text:span> of the scroll panel, no scroll bar is shown. The range of the scroll bar is adjusted automatically according to the difference in <text:span text:style-name="T199">heights</text:span> between the scroll panel window and the child control.</text:p>
      <text:p text:style-name="P495"/>
      <text:p text:style-name="P496">Instructions</text:p>
      <text:p text:style-name="P497">Follow these steps to define the vertical scroll panel.</text:p>
      <text:list text:style-name="L37">
        <text:list-item>
          <text:p text:style-name="P498">Draw a rectangle onto the canvas.</text:p>
        </text:list-item>
        <text:list-item>
          <text:p text:style-name="P498">In the <text:span text:style-name="T11">Object Properties</text:span> dialog, set the <text:span text:style-name="T11">ID</text:span> of the object, then press [Enter] to record the new value.</text:p>
        </text:list-item>
        <text:list-item>
          <text:p text:style-name="P498">Set the <text:span text:style-name="T11">Label</text:span> of the new object to <text:span text:style-name="T11">VerticalScrollPanel</text:span>. Press [Enter] to record the new value.</text:p>
        </text:list-item>
      </text:list>
      <text:p text:style-name="P499"/>
      <text:p text:style-name="P500">Preloading Instructions</text:p>
      <text:p text:style-name="P501">Since this control's content can potentially extend far beyond the top and bottom of its viewport, the technique for loading items can either follow a standard panel-on-panel approach, where you can drop child shapes directly over the <text:span text:style-name="T203">base control, or you can create a separate layer whose label is set to the ID of this control. </text:span>Follow these steps to preload the control with child controls <text:span text:style-name="T203">on a separate layer</text:span>.</text:p>
      <text:list text:style-name="L38">
        <text:list-item>
          <text:p text:style-name="P502">In this example, the <text:span text:style-name="T11">ID</text:span> of the <text:span text:style-name="T11">VerticalScollPanel</text:span> will be <text:span text:style-name="T11">scrollMain</text:span>.</text:p>
        </text:list-item>
        <text:list-item>
          <text:p text:style-name="P503">In the <text:span text:style-name="T11">Layers</text:span> dialog, create a new layer and set its label to <text:span text:style-name="T11">scrollMain</text:span>.</text:p>
        </text:list-item>
        <text:list-item>
          <text:p text:style-name="P503">Drop child shapes to be displayed onto the new layer.</text:p>
        </text:list-item>
      </text:list>
      <text:p text:style-name="P504"/>
      <text:p text:style-name="P487">Text Attributes</text:p>
      <text:p text:style-name="P488">The following custom user attributes can be set for this control.</text:p>
      <text:list xml:id="list163756421629408" text:continue-list="list163756843346025" text:style-name="L22">
        <text:list-item>
          <text:p text:style-name="P505"><text:span text:style-name="T11">Spacing</text:span>. Number. Number of pixels by which to space immediate members. Default = 10.</text:p>
        </text:list-item>
      </text:list>
      <text:p text:style-name="P506"><text:soft-page-break/></text:p>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xml:id="list163757142553378" text:continue-list="list163756349403274"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493"/>
      <text:p text:style-name="P507"/>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1">Category: <text:span text:style-name="T11">Layout Surface</text:span></text:p>
      <text:p text:style-name="P165"/>
      <text:p text:style-name="P508">The <text:span text:style-name="T199">Vertical</text:span>StackPanel control is a container for one or more other controls that will be distributed <text:span text:style-name="T199">vertically</text:span> across the display according to the <text:span text:style-name="T199">heights</text:span> of each of the child controls.</text:p>
      <text:p text:style-name="P508"/>
      <text:p text:style-name="P487">Text Attributes</text:p>
      <text:p text:style-name="P488">The following custom user attributes can be set for this control.</text:p>
      <text:list text:continue-list="list163756421629408" text:style-name="L22">
        <text:list-item>
          <text:p text:style-name="P505"><text:span text:style-name="T11">Spacing</text:span>. Number. Number of pixels by which to space immediate members. Default = 10.</text:p>
        </text:list-item>
      </text:list>
      <text:p text:style-name="P509"/>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text:continue-list="list163757142553378"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165"/>
      <text:p text:style-name="P165"/>
      <text:p text:style-name="P165"/>
      <text:h text:style-name="P510" text:outline-level="1"><text:span text:style-name="T204">Strict Declarative Structure </text:span><text:span text:style-name="T42">Strategy</text:span></text:h>
      <text:p text:style-name="P45">(This section is currently in early construction)</text:p>
      <text:p text:style-name="P511">To prepare the source SVG file for conversion, <text:span text:style-name="T205">the individual in the art translator role must assign associations identifying purpose and settings to </text:span>each <text:span text:style-name="T205">atomic </text:span>element.</text:p>
      <text:p text:style-name="P511">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1">The following sections describe the <text:span text:style-name="T206">steps and references used while translating the original file.</text:span></text:p>
      <text:p text:style-name="P511"/>
      <text:h text:style-name="P512" text:outline-level="2">Containerize the Contents</text:h>
      <text:p text:style-name="P513">Each of the visual elements on the canvas need<text:span text:style-name="T207">s</text:span> to be grouped into <text:span text:style-name="T207">a type of container that is conducive to the element in use.</text:span></text:p>
      <text:p text:style-name="P514">Beginning at the most specific elements <text:span text:style-name="T205">and working outward</text:span>, group items and define the purposes of those groups as described in the <text:span text:style-name="T11">Attribute Reference</text:span> section below.</text:p>
      <text:p text:style-name="P515">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6">To reiterate an earlier objective, make sure you don't change any visual aspects of the design in the process of preparing it.</text:p>
      <text:p text:style-name="P515"/>
      <text:h text:style-name="P517" text:outline-level="2">Attribute Reference</text:h>
      <text:p text:style-name="P514">Following are the common attributes, their meanings, intentions, and contexts. Every object on the canvas needs one or more of these attributes or warnings will be issued from the file converter.</text:p>
      <text:p text:style-name="P518"/>
      <text:h text:style-name="P519" text:outline-level="3">control:{PropertyName}</text:h>
      <table:table table:name="Table8" table:style-name="Table8">
        <table:table-column table:style-name="Table8.A"/>
        <table:table-column table:style-name="Table8.B"/>
        <table:table-row>
          <table:table-cell table:style-name="Table8.A1" office:value-type="string">
            <text:p text:style-name="P520">Required:</text:p>
          </table:table-cell>
          <table:table-cell table:style-name="Table8.A1" office:value-type="string">
            <text:p text:style-name="P520">No</text:p>
          </table:table-cell>
        </table:table-row>
        <table:table-row>
          <table:table-cell table:style-name="Table8.A1" office:value-type="string">
            <text:p text:style-name="P521">Type:</text:p>
          </table:table-cell>
          <table:table-cell table:style-name="Table8.A1" office:value-type="string">
            <text:p text:style-name="P521">String</text:p>
          </table:table-cell>
        </table:table-row>
        <table:table-row>
          <table:table-cell table:style-name="Table8.A1" office:value-type="string">
            <text:p text:style-name="P521"><text:span text:style-name="T208">Values</text:span>:</text:p>
          </table:table-cell>
          <table:table-cell table:style-name="Table8.A1" office:value-type="string">
            <text:p text:style-name="P522">(<text:span text:style-name="T209">context appropriate</text:span>)</text:p>
          </table:table-cell>
        </table:table-row>
        <table:table-row>
          <table:table-cell table:style-name="Table8.A1" office:value-type="string">
            <text:p text:style-name="P521">Targets:</text:p>
          </table:table-cell>
          <table:table-cell table:style-name="Table8.A1" office:value-type="string">
            <text:p text:style-name="P521">All</text:p>
          </table:table-cell>
        </table:table-row>
      </table:table>
      <text:p text:style-name="P523"/>
      <text:p text:style-name="P524"><text:soft-page-break/><text:span text:style-name="T209">This attribute is used to set the value of the {PropertyName} property of the associated control</text:span>. <text:span text:style-name="T209">For example, if NodeType = "Window" and you wish to set the Title property to "My Form", then control:Title = "My Form" will accomplish that </text:span><text:span text:style-name="T210">task</text:span><text:span text:style-name="T209">.</text:span></text:p>
      <text:p text:style-name="P525">In this version, <text:span text:style-name="T210">n</text:span>o checking is <text:span text:style-name="T210">performed</text:span> to verify that the value is within a correct range, so you should always make sure to specify a valid value the target is known to accept.</text:p>
      <text:p text:style-name="P518"/>
      <text:h text:style-name="P526" text:outline-level="3">Height</text:h>
      <table:table table:name="Table10" table:style-name="Table10">
        <table:table-column table:style-name="Table10.A"/>
        <table:table-column table:style-name="Table10.B"/>
        <table:table-row>
          <table:table-cell table:style-name="Table10.A1" office:value-type="string">
            <text:p text:style-name="P520">Required:</text:p>
          </table:table-cell>
          <table:table-cell table:style-name="Table10.A1" office:value-type="string">
            <text:p text:style-name="P520">No</text:p>
          </table:table-cell>
        </table:table-row>
        <table:table-row>
          <table:table-cell table:style-name="Table10.A1" office:value-type="string">
            <text:p text:style-name="P521">Type:</text:p>
          </table:table-cell>
          <table:table-cell table:style-name="Table10.A1" office:value-type="string">
            <text:p text:style-name="P521">String</text:p>
          </table:table-cell>
        </table:table-row>
        <table:table-row>
          <table:table-cell table:style-name="Table10.A1" office:value-type="string">
            <text:p text:style-name="P521"><text:span text:style-name="T208">Values</text:span>:</text:p>
          </table:table-cell>
          <table:table-cell table:style-name="Table10.A1" office:value-type="string">
            <text:p text:style-name="P522"><text:span text:style-name="T210">{</text:span>numbe<text:span text:style-name="T210">r}[{</text:span>unit<text:span text:style-name="T210">}]</text:span>, Expand, Shrink</text:p>
          </table:table-cell>
        </table:table-row>
        <table:table-row>
          <table:table-cell table:style-name="Table10.A1" office:value-type="string">
            <text:p text:style-name="P521">Targets:</text:p>
          </table:table-cell>
          <table:table-cell table:style-name="Table10.A1" office:value-type="string">
            <text:p text:style-name="P521">All</text:p>
          </table:table-cell>
        </table:table-row>
      </table:table>
      <text:p text:style-name="P523"/>
      <text:p text:style-name="P524">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18"/>
      <text:h text:style-name="P527" text:outline-level="3">Id</text:h>
      <table:table table:name="Table4" table:style-name="Table4">
        <table:table-column table:style-name="Table4.A"/>
        <table:table-column table:style-name="Table4.B"/>
        <table:table-row>
          <table:table-cell table:style-name="Table4.A1" office:value-type="string">
            <text:p text:style-name="P520">Required:</text:p>
          </table:table-cell>
          <table:table-cell table:style-name="Table4.A1" office:value-type="string">
            <text:p text:style-name="P520">Yes</text:p>
          </table:table-cell>
        </table:table-row>
        <table:table-row>
          <table:table-cell table:style-name="Table4.A1" office:value-type="string">
            <text:p text:style-name="P521">Type:</text:p>
          </table:table-cell>
          <table:table-cell table:style-name="Table4.A1" office:value-type="string">
            <text:p text:style-name="P521">String, Built-In</text:p>
          </table:table-cell>
        </table:table-row>
        <table:table-row>
          <table:table-cell table:style-name="Table4.A1" office:value-type="string">
            <text:p text:style-name="P521">Default:</text:p>
          </table:table-cell>
          <table:table-cell table:style-name="Table4.A1" office:value-type="string">
            <text:p text:style-name="P521">(Automatically Named)</text:p>
          </table:table-cell>
        </table:table-row>
        <table:table-row>
          <table:table-cell table:style-name="Table4.A1" office:value-type="string">
            <text:p text:style-name="P521">Targets:</text:p>
          </table:table-cell>
          <table:table-cell table:style-name="Table4.A1" office:value-type="string">
            <text:p text:style-name="P521">All</text:p>
          </table:table-cell>
        </table:table-row>
      </table:table>
      <text:p text:style-name="P528"/>
      <text:p text:style-name="P528">The built-in Id attribute is present on every SVG node, and unique within the document. If not used, it will be set automatically.</text:p>
      <text:p text:style-name="P528"/>
      <text:h text:style-name="P527" text:outline-level="3">NodeType</text:h>
      <table:table table:name="Table5" table:style-name="Table5">
        <table:table-column table:style-name="Table5.A"/>
        <table:table-column table:style-name="Table5.B"/>
        <table:table-row>
          <table:table-cell table:style-name="Table5.A1" office:value-type="string">
            <text:p text:style-name="P520">Required:</text:p>
          </table:table-cell>
          <table:table-cell table:style-name="Table5.A1" office:value-type="string">
            <text:p text:style-name="P520">No</text:p>
          </table:table-cell>
        </table:table-row>
        <table:table-row>
          <table:table-cell table:style-name="Table5.A1" office:value-type="string">
            <text:p text:style-name="P521">Type:</text:p>
          </table:table-cell>
          <table:table-cell table:style-name="Table5.A1" office:value-type="string">
            <text:p text:style-name="P521">String, tag name<text:soft-page-break/></text:p>
          </table:table-cell>
        </table:table-row>
        <table:table-row>
          <table:table-cell table:style-name="Table5.A1" office:value-type="string">
            <text:p text:style-name="P521">Default:</text:p>
          </table:table-cell>
          <table:table-cell table:style-name="Table5.A1" office:value-type="string">
            <text:p text:style-name="P521">Panel</text:p>
          </table:table-cell>
        </table:table-row>
        <table:table-row>
          <table:table-cell table:style-name="Table5.A1" office:value-type="string">
            <text:p text:style-name="P521">Targets:</text:p>
          </table:table-cell>
          <table:table-cell table:style-name="Table5.A1" office:value-type="string">
            <text:p text:style-name="P521">All</text:p>
          </table:table-cell>
        </table:table-row>
      </table:table>
      <text:p text:style-name="P523"/>
      <text:p text:style-name="P528">Every visual element and its grouping structures need a NodeType attribute that identify the <text:span text:style-name="T211">tag name of the element.</text:span></text:p>
      <text:p text:style-name="P529">Whether or not, <text:span text:style-name="T210">as well as</text:span> how, certain child objects are converted are all partially <text:span text:style-name="T208">determined by</text:span> the tag name provided here.</text:p>
      <text:p text:style-name="P530">Check the sheets [Sv<text:span text:style-name="T210">gTools</text:span>Worksheet.ods.WinUI3Controls] and [ SvgTo<text:span text:style-name="T210">ols</text:span>Worksheet.ods.WinUI3Tags] for non-comprehensive list<text:span text:style-name="T210">s</text:span> of available tag names.</text:p>
      <text:p text:style-name="P530"/>
      <text:h text:style-name="P527" text:outline-level="3">Role</text:h>
      <table:table table:name="Table6" table:style-name="Table6">
        <table:table-column table:style-name="Table6.A"/>
        <table:table-column table:style-name="Table6.B"/>
        <table:table-row>
          <table:table-cell table:style-name="Table6.A1" office:value-type="string">
            <text:p text:style-name="P520">Required:</text:p>
          </table:table-cell>
          <table:table-cell table:style-name="Table6.A1" office:value-type="string">
            <text:p text:style-name="P520">No</text:p>
          </table:table-cell>
        </table:table-row>
        <table:table-row>
          <table:table-cell table:style-name="Table6.A1" office:value-type="string">
            <text:p text:style-name="P521">Type:</text:p>
          </table:table-cell>
          <table:table-cell table:style-name="Table6.A1" office:value-type="string">
            <text:p text:style-name="P521">String</text:p>
          </table:table-cell>
        </table:table-row>
        <table:table-row>
          <table:table-cell table:style-name="Table6.A1" office:value-type="string">
            <text:p text:style-name="P521"><text:span text:style-name="T208">Values</text:span>:</text:p>
          </table:table-cell>
          <table:table-cell table:style-name="Table6.A1" office:value-type="string">
            <text:p text:style-name="P520">background-color, height, <text:span text:style-name="T212">object-information, </text:span>width</text:p>
          </table:table-cell>
        </table:table-row>
        <table:table-row>
          <table:table-cell table:style-name="Table6.A1" office:value-type="string">
            <text:p text:style-name="P521">Targets:</text:p>
          </table:table-cell>
          <table:table-cell table:style-name="Table6.A1" office:value-type="string">
            <text:p text:style-name="P521">All</text:p>
          </table:table-cell>
        </table:table-row>
      </table:table>
      <text:p text:style-name="P531"/>
      <text:p text:style-name="P531">The role of this element on the form.</text:p>
      <text:p text:style-name="P531"/>
      <text:p text:style-name="P531"><text:span text:style-name="T11">background-color</text:span>. When this object is marked as having the background color role, the background color of the current control is set from this object.</text:p>
      <text:p text:style-name="P532"><text:span text:style-name="T11">height</text:span>. When marked as having the height role, the height of the current control is set from this object.</text:p>
      <text:p text:style-name="P533"><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28"><text:span text:style-name="T213">width</text:span>. When marked as having the <text:span text:style-name="T214">width</text:span> role, the <text:span text:style-name="T214">width</text:span> of the current control is set from this object.<text:line-break/></text:p>
      <text:p text:style-name="P528"><text:soft-page-break/></text:p>
      <text:h text:style-name="P526" text:outline-level="3">Skip</text:h>
      <table:table table:name="Table9" table:style-name="Table9">
        <table:table-column table:style-name="Table9.A"/>
        <table:table-column table:style-name="Table9.B"/>
        <table:table-row>
          <table:table-cell table:style-name="Table9.A1" office:value-type="string">
            <text:p text:style-name="P520">Required:</text:p>
          </table:table-cell>
          <table:table-cell table:style-name="Table9.A1" office:value-type="string">
            <text:p text:style-name="P520">No</text:p>
          </table:table-cell>
        </table:table-row>
        <table:table-row>
          <table:table-cell table:style-name="Table9.A1" office:value-type="string">
            <text:p text:style-name="P521">Type:</text:p>
          </table:table-cell>
          <table:table-cell table:style-name="Table9.A1" office:value-type="string">
            <text:p text:style-name="P534">Boolean</text:p>
          </table:table-cell>
        </table:table-row>
        <table:table-row>
          <table:table-cell table:style-name="Table9.A1" office:value-type="string">
            <text:p text:style-name="P521"><text:span text:style-name="T208">Values</text:span>:</text:p>
          </table:table-cell>
          <table:table-cell table:style-name="Table9.A1" office:value-type="string">
            <text:p text:style-name="P534">Yes, No, 1, 0, True, False</text:p>
          </table:table-cell>
        </table:table-row>
        <table:table-row>
          <table:table-cell table:style-name="Table9.A1" office:value-type="string">
            <text:p text:style-name="P521">Targets:</text:p>
          </table:table-cell>
          <table:table-cell table:style-name="Table9.A1" office:value-type="string">
            <text:p text:style-name="P521">All</text:p>
          </table:table-cell>
        </table:table-row>
      </table:table>
      <text:p text:style-name="P531"/>
      <text:p text:style-name="P531"><text:span text:style-name="T215">Value indicating whether to skip this item in conversion</text:span>. <text:span text:style-name="T215">This is typically used when an element is present for effect or example only and will not be a part of the UI.</text:span></text:p>
      <text:p text:style-name="P523"/>
      <text:h text:style-name="P527" text:outline-level="3">Width</text:h>
      <table:table table:name="Table7" table:style-name="Table7">
        <table:table-column table:style-name="Table7.A"/>
        <table:table-column table:style-name="Table7.B"/>
        <table:table-row>
          <table:table-cell table:style-name="Table7.A1" office:value-type="string">
            <text:p text:style-name="P520">Required:</text:p>
          </table:table-cell>
          <table:table-cell table:style-name="Table7.A1" office:value-type="string">
            <text:p text:style-name="P520">No</text:p>
          </table:table-cell>
        </table:table-row>
        <table:table-row>
          <table:table-cell table:style-name="Table7.A1" office:value-type="string">
            <text:p text:style-name="P521">Type:</text:p>
          </table:table-cell>
          <table:table-cell table:style-name="Table7.A1" office:value-type="string">
            <text:p text:style-name="P521">String</text:p>
          </table:table-cell>
        </table:table-row>
        <table:table-row>
          <table:table-cell table:style-name="Table7.A1" office:value-type="string">
            <text:p text:style-name="P521"><text:span text:style-name="T208">Values</text:span>:</text:p>
          </table:table-cell>
          <table:table-cell table:style-name="Table7.A1" office:value-type="string">
            <text:p text:style-name="P522"><text:span text:style-name="T216">{</text:span>number<text:span text:style-name="T216">}[{</text:span>unit<text:span text:style-name="T216">}]</text:span>, Expand, Shrink</text:p>
          </table:table-cell>
        </table:table-row>
        <table:table-row>
          <table:table-cell table:style-name="Table7.A1" office:value-type="string">
            <text:p text:style-name="P521">Targets:</text:p>
          </table:table-cell>
          <table:table-cell table:style-name="Table7.A1" office:value-type="string">
            <text:p text:style-name="P521">All</text:p>
          </table:table-cell>
        </table:table-row>
      </table:table>
      <text:p text:style-name="P523"/>
      <text:p text:style-name="P524">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18"/>
      <text:p text:style-name="P518"/>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5">Name</text:p>
            </table:table-cell>
            <table:table-cell table:style-name="SVGAttributeReferences.A1" office:value-type="string">
              <text:p text:style-name="P535">Type</text:p>
            </table:table-cell>
            <table:table-cell table:style-name="SVGAttributeReferences.A1" office:value-type="string">
              <text:p text:style-name="P535">Values</text:p>
            </table:table-cell>
            <table:table-cell table:style-name="SVGAttributeReferences.A1" office:value-type="string">
              <text:p text:style-name="P535">Default</text:p>
            </table:table-cell>
            <table:table-cell table:style-name="SVGAttributeReferences.A1" office:value-type="string">
              <text:p text:style-name="P535">Targets</text:p>
            </table:table-cell>
            <table:table-cell table:style-name="SVGAttributeReferences.A1" office:value-type="string">
              <text:p text:style-name="P535">Description</text:p>
            </table:table-cell>
          </table:table-row>
        </table:table-header-rows>
        <table:table-row>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row>
      </table:table>
      <text:p text:style-name="P518"/>
      <text:p text:style-name="P518"/>
      <text:p text:style-name="P45"/>
      <text:p text:style-name="P45"/>
      <text:p text:style-name="P45"><text:soft-page-break/></text:p>
      <text:p text:style-name="P45"/>
      <text:h text:style-name="P537"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6</meta:editing-cycles>
    <meta:editing-duration>P1DT23H6M18S</meta:editing-duration>
    <dc:date>2025-11-12T16:37:54.802838800</dc:date>
    <meta:document-statistic meta:table-count="10" meta:image-count="34" meta:object-count="1" meta:page-count="78" meta:paragraph-count="958" meta:word-count="14734" meta:character-count="90032" meta:non-whitespace-character-count="7654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